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12.35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ro4" style:family="table-row">
      <style:table-row-properties style:row-height="4.59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name="https://gf1.geo.gfsrv.net/cdn3e/ea5bf2cc93e52e22e3c1b80c7f7563.gif" draw:style-name="gr1" draw:text-style-name="P1" svg:width="1.58mm" svg:height="0.87mm" svg:x="22.66mm" svg:y="4.53mm">
            <draw:image xlink:href="https://gf1.geo.gfsrv.net/cdn3e/ea5bf2cc93e52e22e3c1b80c7f7563.gif" xlink:type="simple" xlink:show="embed" xlink:actuate="onLoad">
              <text:p/>
            </draw:image>
          </draw:frame>
          <draw:frame draw:z-index="1" draw:name="https://gf1.geo.gfsrv.net/cdn3e/ea5bf2cc93e52e22e3c1b80c7f7563.gif" draw:style-name="gr1" draw:text-style-name="P1" svg:width="1.58mm" svg:height="0.87mm" svg:x="22.66mm" svg:y="9.04mm">
            <draw:image xlink:href="https://gf1.geo.gfsrv.net/cdn3e/ea5bf2cc93e52e22e3c1b80c7f7563.gif" xlink:type="simple" xlink:show="embed" xlink:actuate="onLoad">
              <text:p/>
            </draw:image>
          </draw:frame>
          <draw:frame draw:z-index="2" draw:name="https://gf1.geo.gfsrv.net/cdn3e/ea5bf2cc93e52e22e3c1b80c7f7563.gif" draw:style-name="gr1" draw:text-style-name="P1" svg:width="1.58mm" svg:height="0.87mm" svg:x="22.66mm" svg:y="13.56mm">
            <draw:image xlink:href="https://gf1.geo.gfsrv.net/cdn3e/ea5bf2cc93e52e22e3c1b80c7f7563.gif" xlink:type="simple" xlink:show="embed" xlink:actuate="onLoad">
              <text:p/>
            </draw:image>
          </draw:frame>
          <draw:frame draw:z-index="3" draw:name="https://gf1.geo.gfsrv.net/cdn3e/ea5bf2cc93e52e22e3c1b80c7f7563.gif" draw:style-name="gr1" draw:text-style-name="P1" svg:width="1.58mm" svg:height="0.87mm" svg:x="22.66mm" svg:y="18.07mm">
            <draw:image xlink:href="https://gf1.geo.gfsrv.net/cdn3e/ea5bf2cc93e52e22e3c1b80c7f7563.gif" xlink:type="simple" xlink:show="embed" xlink:actuate="onLoad">
              <text:p/>
            </draw:image>
          </draw:frame>
          <draw:frame draw:z-index="4" draw:name="https://gf1.geo.gfsrv.net/cdn3e/ea5bf2cc93e52e22e3c1b80c7f7563.gif" draw:style-name="gr1" draw:text-style-name="P1" svg:width="1.58mm" svg:height="0.87mm" svg:x="22.66mm" svg:y="22.59mm">
            <draw:image xlink:href="https://gf1.geo.gfsrv.net/cdn3e/ea5bf2cc93e52e22e3c1b80c7f7563.gif" xlink:type="simple" xlink:show="embed" xlink:actuate="onLoad">
              <text:p/>
            </draw:image>
          </draw:frame>
          <draw:frame draw:z-index="5" draw:name="https://gf1.geo.gfsrv.net/cdn3e/ea5bf2cc93e52e22e3c1b80c7f7563.gif" draw:style-name="gr1" draw:text-style-name="P1" svg:width="1.58mm" svg:height="0.87mm" svg:x="22.66mm" svg:y="27.11mm">
            <draw:image xlink:href="https://gf1.geo.gfsrv.net/cdn3e/ea5bf2cc93e52e22e3c1b80c7f7563.gif" xlink:type="simple" xlink:show="embed" xlink:actuate="onLoad">
              <text:p/>
            </draw:image>
          </draw:frame>
          <draw:frame draw:z-index="6" draw:name="https://gf1.geo.gfsrv.net/cdn3e/ea5bf2cc93e52e22e3c1b80c7f7563.gif" draw:style-name="gr1" draw:text-style-name="P1" svg:width="1.58mm" svg:height="0.87mm" svg:x="22.66mm" svg:y="31.62mm">
            <draw:image xlink:href="https://gf1.geo.gfsrv.net/cdn3e/ea5bf2cc93e52e22e3c1b80c7f7563.gif" xlink:type="simple" xlink:show="embed" xlink:actuate="onLoad">
              <text:p/>
            </draw:image>
          </draw:frame>
          <draw:frame draw:z-index="7" draw:name="https://gf1.geo.gfsrv.net/cdn3e/ea5bf2cc93e52e22e3c1b80c7f7563.gif" draw:style-name="gr1" draw:text-style-name="P1" svg:width="1.58mm" svg:height="0.87mm" svg:x="22.66mm" svg:y="36.14mm">
            <draw:image xlink:href="https://gf1.geo.gfsrv.net/cdn3e/ea5bf2cc93e52e22e3c1b80c7f7563.gif" xlink:type="simple" xlink:show="embed" xlink:actuate="onLoad">
              <text:p/>
            </draw:image>
          </draw:frame>
          <draw:frame draw:z-index="8" draw:name="https://gf1.geo.gfsrv.net/cdn3e/ea5bf2cc93e52e22e3c1b80c7f7563.gif" draw:style-name="gr1" draw:text-style-name="P1" svg:width="1.58mm" svg:height="0.87mm" svg:x="22.66mm" svg:y="40.65mm">
            <draw:image xlink:href="https://gf1.geo.gfsrv.net/cdn3e/ea5bf2cc93e52e22e3c1b80c7f7563.gif" xlink:type="simple" xlink:show="embed" xlink:actuate="onLoad">
              <text:p/>
            </draw:image>
          </draw:frame>
          <draw:frame draw:z-index="9" draw:name="https://gf1.geo.gfsrv.net/cdnf5/1c7545144452ec3e38c9fba216c4f9.gif" draw:style-name="gr1" draw:text-style-name="P1" svg:width="1.58mm" svg:height="0.87mm" svg:x="22.66mm" svg:y="45.17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10" draw:name="https://gf1.geo.gfsrv.net/cdn3e/ea5bf2cc93e52e22e3c1b80c7f7563.gif" draw:style-name="gr1" draw:text-style-name="P1" svg:width="1.58mm" svg:height="0.87mm" svg:x="22.66mm" svg:y="49.68mm">
            <draw:image xlink:href="https://gf1.geo.gfsrv.net/cdn3e/ea5bf2cc93e52e22e3c1b80c7f7563.gif" xlink:type="simple" xlink:show="embed" xlink:actuate="onLoad">
              <text:p/>
            </draw:image>
          </draw:frame>
          <draw:frame draw:z-index="11" draw:name="https://gf3.geo.gfsrv.net/cdn5e/7e6b4e65bec62ac2f10ea24ba76c51.gif" draw:style-name="gr1" draw:text-style-name="P1" svg:width="1.58mm" svg:height="0.87mm" svg:x="22.66mm" svg:y="54.2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12" draw:name="https://gf1.geo.gfsrv.net/cdn3e/ea5bf2cc93e52e22e3c1b80c7f7563.gif" draw:style-name="gr1" draw:text-style-name="P1" svg:width="1.58mm" svg:height="0.87mm" svg:x="22.66mm" svg:y="58.71mm">
            <draw:image xlink:href="https://gf1.geo.gfsrv.net/cdn3e/ea5bf2cc93e52e22e3c1b80c7f7563.gif" xlink:type="simple" xlink:show="embed" xlink:actuate="onLoad">
              <text:p/>
            </draw:image>
          </draw:frame>
          <draw:frame draw:z-index="13" draw:name="https://gf1.geo.gfsrv.net/cdn3e/ea5bf2cc93e52e22e3c1b80c7f7563.gif" draw:style-name="gr1" draw:text-style-name="P1" svg:width="1.58mm" svg:height="0.87mm" svg:x="22.66mm" svg:y="63.23mm">
            <draw:image xlink:href="https://gf1.geo.gfsrv.net/cdn3e/ea5bf2cc93e52e22e3c1b80c7f7563.gif" xlink:type="simple" xlink:show="embed" xlink:actuate="onLoad">
              <text:p/>
            </draw:image>
          </draw:frame>
          <draw:frame draw:z-index="14" draw:name="https://gf1.geo.gfsrv.net/cdn3e/ea5bf2cc93e52e22e3c1b80c7f7563.gif" draw:style-name="gr1" draw:text-style-name="P1" svg:width="1.58mm" svg:height="0.87mm" svg:x="22.66mm" svg:y="67.75mm">
            <draw:image xlink:href="https://gf1.geo.gfsrv.net/cdn3e/ea5bf2cc93e52e22e3c1b80c7f7563.gif" xlink:type="simple" xlink:show="embed" xlink:actuate="onLoad">
              <text:p/>
            </draw:image>
          </draw:frame>
          <draw:frame draw:z-index="15" draw:name="https://gf1.geo.gfsrv.net/cdnf5/1c7545144452ec3e38c9fba216c4f9.gif" draw:style-name="gr1" draw:text-style-name="P1" svg:width="1.58mm" svg:height="0.87mm" svg:x="22.66mm" svg:y="72.26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16" draw:name="https://gf1.geo.gfsrv.net/cdnf5/1c7545144452ec3e38c9fba216c4f9.gif" draw:style-name="gr1" draw:text-style-name="P1" svg:width="1.58mm" svg:height="0.87mm" svg:x="22.66mm" svg:y="76.78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17" draw:name="https://gf1.geo.gfsrv.net/cdnf5/1c7545144452ec3e38c9fba216c4f9.gif" draw:style-name="gr1" draw:text-style-name="P1" svg:width="1.58mm" svg:height="0.87mm" svg:x="22.66mm" svg:y="81.29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18" draw:name="https://gf1.geo.gfsrv.net/cdnf5/1c7545144452ec3e38c9fba216c4f9.gif" draw:style-name="gr1" draw:text-style-name="P1" svg:width="1.58mm" svg:height="0.87mm" svg:x="22.66mm" svg:y="85.81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19" draw:name="https://gf1.geo.gfsrv.net/cdnf5/1c7545144452ec3e38c9fba216c4f9.gif" draw:style-name="gr1" draw:text-style-name="P1" svg:width="1.58mm" svg:height="0.87mm" svg:x="22.66mm" svg:y="90.32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20" draw:name="https://gf3.geo.gfsrv.net/cdn5e/7e6b4e65bec62ac2f10ea24ba76c51.gif" draw:style-name="gr1" draw:text-style-name="P1" svg:width="1.58mm" svg:height="0.87mm" svg:x="22.66mm" svg:y="94.84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21" draw:name="https://gf3.geo.gfsrv.net/cdn5e/7e6b4e65bec62ac2f10ea24ba76c51.gif" draw:style-name="gr1" draw:text-style-name="P1" svg:width="1.58mm" svg:height="0.87mm" svg:x="22.66mm" svg:y="99.35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22" draw:name="https://gf1.geo.gfsrv.net/cdnf5/1c7545144452ec3e38c9fba216c4f9.gif" draw:style-name="gr1" draw:text-style-name="P1" svg:width="1.58mm" svg:height="0.87mm" svg:x="22.66mm" svg:y="103.87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23" draw:name="https://gf3.geo.gfsrv.net/cdn5e/7e6b4e65bec62ac2f10ea24ba76c51.gif" draw:style-name="gr1" draw:text-style-name="P1" svg:width="1.58mm" svg:height="0.87mm" svg:x="22.66mm" svg:y="108.39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24" draw:name="https://gf3.geo.gfsrv.net/cdn5e/7e6b4e65bec62ac2f10ea24ba76c51.gif" draw:style-name="gr1" draw:text-style-name="P1" svg:width="1.58mm" svg:height="0.87mm" svg:x="22.66mm" svg:y="112.9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25" draw:name="https://gf3.geo.gfsrv.net/cdn5e/7e6b4e65bec62ac2f10ea24ba76c51.gif" draw:style-name="gr1" draw:text-style-name="P1" svg:width="1.58mm" svg:height="0.87mm" svg:x="22.66mm" svg:y="117.42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26" draw:name="https://gf1.geo.gfsrv.net/cdnf5/1c7545144452ec3e38c9fba216c4f9.gif" draw:style-name="gr1" draw:text-style-name="P1" svg:width="1.58mm" svg:height="0.87mm" svg:x="22.66mm" svg:y="121.93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27" draw:name="https://gf1.geo.gfsrv.net/cdn3e/ea5bf2cc93e52e22e3c1b80c7f7563.gif" draw:style-name="gr1" draw:text-style-name="P1" svg:width="1.58mm" svg:height="0.87mm" svg:x="22.66mm" svg:y="126.45mm">
            <draw:image xlink:href="https://gf1.geo.gfsrv.net/cdn3e/ea5bf2cc93e52e22e3c1b80c7f7563.gif" xlink:type="simple" xlink:show="embed" xlink:actuate="onLoad">
              <text:p/>
            </draw:image>
          </draw:frame>
          <draw:frame draw:z-index="28" draw:name="https://gf1.geo.gfsrv.net/cdnf5/1c7545144452ec3e38c9fba216c4f9.gif" draw:style-name="gr1" draw:text-style-name="P1" svg:width="1.58mm" svg:height="0.87mm" svg:x="22.66mm" svg:y="130.96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29" draw:name="https://gf3.geo.gfsrv.net/cdn5e/7e6b4e65bec62ac2f10ea24ba76c51.gif" draw:style-name="gr1" draw:text-style-name="P1" svg:width="1.58mm" svg:height="0.87mm" svg:x="22.66mm" svg:y="135.48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30" draw:name="https://gf1.geo.gfsrv.net/cdn3e/ea5bf2cc93e52e22e3c1b80c7f7563.gif" draw:style-name="gr1" draw:text-style-name="P1" svg:width="1.58mm" svg:height="0.87mm" svg:x="22.66mm" svg:y="139.99mm">
            <draw:image xlink:href="https://gf1.geo.gfsrv.net/cdn3e/ea5bf2cc93e52e22e3c1b80c7f7563.gif" xlink:type="simple" xlink:show="embed" xlink:actuate="onLoad">
              <text:p/>
            </draw:image>
          </draw:frame>
          <draw:frame draw:z-index="31" draw:name="https://gf1.geo.gfsrv.net/cdn3e/ea5bf2cc93e52e22e3c1b80c7f7563.gif" draw:style-name="gr1" draw:text-style-name="P1" svg:width="1.58mm" svg:height="0.87mm" svg:x="22.66mm" svg:y="144.51mm">
            <draw:image xlink:href="https://gf1.geo.gfsrv.net/cdn3e/ea5bf2cc93e52e22e3c1b80c7f7563.gif" xlink:type="simple" xlink:show="embed" xlink:actuate="onLoad">
              <text:p/>
            </draw:image>
          </draw:frame>
          <draw:frame draw:z-index="32" draw:name="https://gf1.geo.gfsrv.net/cdn3e/ea5bf2cc93e52e22e3c1b80c7f7563.gif" draw:style-name="gr1" draw:text-style-name="P1" svg:width="1.58mm" svg:height="0.87mm" svg:x="22.66mm" svg:y="149.03mm">
            <draw:image xlink:href="https://gf1.geo.gfsrv.net/cdn3e/ea5bf2cc93e52e22e3c1b80c7f7563.gif" xlink:type="simple" xlink:show="embed" xlink:actuate="onLoad">
              <text:p/>
            </draw:image>
          </draw:frame>
          <draw:frame draw:z-index="33" draw:name="https://gf1.geo.gfsrv.net/cdnf5/1c7545144452ec3e38c9fba216c4f9.gif" draw:style-name="gr1" draw:text-style-name="P1" svg:width="1.58mm" svg:height="0.87mm" svg:x="22.66mm" svg:y="153.54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34" draw:name="https://gf3.geo.gfsrv.net/cdn5e/7e6b4e65bec62ac2f10ea24ba76c51.gif" draw:style-name="gr1" draw:text-style-name="P1" svg:width="1.58mm" svg:height="0.87mm" svg:x="22.66mm" svg:y="158.06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35" draw:name="https://gf1.geo.gfsrv.net/cdnf5/1c7545144452ec3e38c9fba216c4f9.gif" draw:style-name="gr1" draw:text-style-name="P1" svg:width="1.58mm" svg:height="0.87mm" svg:x="22.66mm" svg:y="162.57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36" draw:name="https://gf1.geo.gfsrv.net/cdnf5/1c7545144452ec3e38c9fba216c4f9.gif" draw:style-name="gr1" draw:text-style-name="P1" svg:width="1.58mm" svg:height="0.87mm" svg:x="22.66mm" svg:y="167.09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37" draw:name="https://gf3.geo.gfsrv.net/cdn5e/7e6b4e65bec62ac2f10ea24ba76c51.gif" draw:style-name="gr1" draw:text-style-name="P1" svg:width="1.58mm" svg:height="0.87mm" svg:x="22.66mm" svg:y="171.6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38" draw:name="https://gf3.geo.gfsrv.net/cdn5e/7e6b4e65bec62ac2f10ea24ba76c51.gif" draw:style-name="gr1" draw:text-style-name="P1" svg:width="1.58mm" svg:height="0.87mm" svg:x="22.66mm" svg:y="176.12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39" draw:name="https://gf3.geo.gfsrv.net/cdn5e/7e6b4e65bec62ac2f10ea24ba76c51.gif" draw:style-name="gr1" draw:text-style-name="P1" svg:width="1.58mm" svg:height="0.87mm" svg:x="22.66mm" svg:y="180.63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40" draw:name="https://gf1.geo.gfsrv.net/cdn3e/ea5bf2cc93e52e22e3c1b80c7f7563.gif" draw:style-name="gr1" draw:text-style-name="P1" svg:width="1.58mm" svg:height="0.87mm" svg:x="22.66mm" svg:y="185.15mm">
            <draw:image xlink:href="https://gf1.geo.gfsrv.net/cdn3e/ea5bf2cc93e52e22e3c1b80c7f7563.gif" xlink:type="simple" xlink:show="embed" xlink:actuate="onLoad">
              <text:p/>
            </draw:image>
          </draw:frame>
          <draw:frame draw:z-index="41" draw:name="https://gf1.geo.gfsrv.net/cdn3e/ea5bf2cc93e52e22e3c1b80c7f7563.gif" draw:style-name="gr1" draw:text-style-name="P1" svg:width="1.58mm" svg:height="0.87mm" svg:x="22.66mm" svg:y="189.67mm">
            <draw:image xlink:href="https://gf1.geo.gfsrv.net/cdn3e/ea5bf2cc93e52e22e3c1b80c7f7563.gif" xlink:type="simple" xlink:show="embed" xlink:actuate="onLoad">
              <text:p/>
            </draw:image>
          </draw:frame>
          <draw:frame draw:z-index="42" draw:name="https://gf1.geo.gfsrv.net/cdnf5/1c7545144452ec3e38c9fba216c4f9.gif" draw:style-name="gr1" draw:text-style-name="P1" svg:width="1.58mm" svg:height="0.87mm" svg:x="22.66mm" svg:y="194.18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43" draw:name="https://gf3.geo.gfsrv.net/cdn5e/7e6b4e65bec62ac2f10ea24ba76c51.gif" draw:style-name="gr1" draw:text-style-name="P1" svg:width="1.58mm" svg:height="0.87mm" svg:x="22.66mm" svg:y="198.7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44" draw:name="https://gf1.geo.gfsrv.net/cdnf5/1c7545144452ec3e38c9fba216c4f9.gif" draw:style-name="gr1" draw:text-style-name="P1" svg:width="1.58mm" svg:height="0.87mm" svg:x="22.66mm" svg:y="203.21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45" draw:name="https://gf1.geo.gfsrv.net/cdnf5/1c7545144452ec3e38c9fba216c4f9.gif" draw:style-name="gr1" draw:text-style-name="P1" svg:width="1.58mm" svg:height="0.87mm" svg:x="22.66mm" svg:y="207.73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46" draw:name="https://gf1.geo.gfsrv.net/cdnf5/1c7545144452ec3e38c9fba216c4f9.gif" draw:style-name="gr1" draw:text-style-name="P1" svg:width="1.58mm" svg:height="0.87mm" svg:x="22.66mm" svg:y="212.24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47" draw:name="https://gf1.geo.gfsrv.net/cdnf5/1c7545144452ec3e38c9fba216c4f9.gif" draw:style-name="gr1" draw:text-style-name="P1" svg:width="1.58mm" svg:height="0.87mm" svg:x="22.66mm" svg:y="216.76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48" draw:name="https://gf1.geo.gfsrv.net/cdnf5/1c7545144452ec3e38c9fba216c4f9.gif" draw:style-name="gr1" draw:text-style-name="P1" svg:width="1.58mm" svg:height="0.87mm" svg:x="22.66mm" svg:y="221.27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49" draw:name="https://gf1.geo.gfsrv.net/cdnf5/1c7545144452ec3e38c9fba216c4f9.gif" draw:style-name="gr1" draw:text-style-name="P1" svg:width="1.58mm" svg:height="0.87mm" svg:x="22.66mm" svg:y="225.79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50" draw:name="https://gf3.geo.gfsrv.net/cdn5e/7e6b4e65bec62ac2f10ea24ba76c51.gif" draw:style-name="gr1" draw:text-style-name="P1" svg:width="1.58mm" svg:height="0.87mm" svg:x="22.66mm" svg:y="230.31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51" draw:name="https://gf3.geo.gfsrv.net/cdn5e/7e6b4e65bec62ac2f10ea24ba76c51.gif" draw:style-name="gr1" draw:text-style-name="P1" svg:width="1.58mm" svg:height="0.87mm" svg:x="22.66mm" svg:y="234.82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52" draw:name="https://gf1.geo.gfsrv.net/cdnf5/1c7545144452ec3e38c9fba216c4f9.gif" draw:style-name="gr1" draw:text-style-name="P1" svg:width="1.58mm" svg:height="0.87mm" svg:x="22.66mm" svg:y="239.34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53" draw:name="https://gf1.geo.gfsrv.net/cdnf5/1c7545144452ec3e38c9fba216c4f9.gif" draw:style-name="gr1" draw:text-style-name="P1" svg:width="1.58mm" svg:height="0.87mm" svg:x="22.66mm" svg:y="243.85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54" draw:name="https://gf3.geo.gfsrv.net/cdn5e/7e6b4e65bec62ac2f10ea24ba76c51.gif" draw:style-name="gr1" draw:text-style-name="P1" svg:width="1.58mm" svg:height="0.87mm" svg:x="22.66mm" svg:y="248.37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55" draw:name="https://gf3.geo.gfsrv.net/cdn5e/7e6b4e65bec62ac2f10ea24ba76c51.gif" draw:style-name="gr1" draw:text-style-name="P1" svg:width="1.58mm" svg:height="0.87mm" svg:x="22.66mm" svg:y="252.88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56" draw:name="https://gf1.geo.gfsrv.net/cdnf5/1c7545144452ec3e38c9fba216c4f9.gif" draw:style-name="gr1" draw:text-style-name="P1" svg:width="1.58mm" svg:height="0.87mm" svg:x="22.66mm" svg:y="257.4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57" draw:name="https://gf1.geo.gfsrv.net/cdnf5/1c7545144452ec3e38c9fba216c4f9.gif" draw:style-name="gr1" draw:text-style-name="P1" svg:width="1.58mm" svg:height="0.87mm" svg:x="22.66mm" svg:y="261.91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58" draw:name="https://gf1.geo.gfsrv.net/cdnf5/1c7545144452ec3e38c9fba216c4f9.gif" draw:style-name="gr1" draw:text-style-name="P1" svg:width="1.58mm" svg:height="0.87mm" svg:x="22.66mm" svg:y="266.43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59" draw:name="https://gf1.geo.gfsrv.net/cdnf5/1c7545144452ec3e38c9fba216c4f9.gif" draw:style-name="gr1" draw:text-style-name="P1" svg:width="1.58mm" svg:height="0.87mm" svg:x="22.66mm" svg:y="270.95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60" draw:name="https://gf1.geo.gfsrv.net/cdnf5/1c7545144452ec3e38c9fba216c4f9.gif" draw:style-name="gr1" draw:text-style-name="P1" svg:width="1.58mm" svg:height="0.87mm" svg:x="22.66mm" svg:y="275.46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61" draw:name="https://gf1.geo.gfsrv.net/cdnf5/1c7545144452ec3e38c9fba216c4f9.gif" draw:style-name="gr1" draw:text-style-name="P1" svg:width="1.58mm" svg:height="0.87mm" svg:x="22.66mm" svg:y="279.98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62" draw:name="https://gf1.geo.gfsrv.net/cdnf5/1c7545144452ec3e38c9fba216c4f9.gif" draw:style-name="gr1" draw:text-style-name="P1" svg:width="1.58mm" svg:height="0.87mm" svg:x="22.66mm" svg:y="284.49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63" draw:name="https://gf3.geo.gfsrv.net/cdn5e/7e6b4e65bec62ac2f10ea24ba76c51.gif" draw:style-name="gr1" draw:text-style-name="P1" svg:width="1.58mm" svg:height="0.87mm" svg:x="22.66mm" svg:y="289.01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64" draw:name="https://gf3.geo.gfsrv.net/cdn5e/7e6b4e65bec62ac2f10ea24ba76c51.gif" draw:style-name="gr1" draw:text-style-name="P1" svg:width="1.58mm" svg:height="0.87mm" svg:x="22.66mm" svg:y="293.52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65" draw:name="https://gf3.geo.gfsrv.net/cdn5e/7e6b4e65bec62ac2f10ea24ba76c51.gif" draw:style-name="gr1" draw:text-style-name="P1" svg:width="1.58mm" svg:height="0.87mm" svg:x="22.66mm" svg:y="298.04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66" draw:name="https://gf1.geo.gfsrv.net/cdnf5/1c7545144452ec3e38c9fba216c4f9.gif" draw:style-name="gr1" draw:text-style-name="P1" svg:width="1.58mm" svg:height="0.87mm" svg:x="22.66mm" svg:y="302.55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67" draw:name="https://gf1.geo.gfsrv.net/cdnf5/1c7545144452ec3e38c9fba216c4f9.gif" draw:style-name="gr1" draw:text-style-name="P1" svg:width="1.58mm" svg:height="0.87mm" svg:x="22.66mm" svg:y="307.07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68" draw:name="https://gf1.geo.gfsrv.net/cdnf5/1c7545144452ec3e38c9fba216c4f9.gif" draw:style-name="gr1" draw:text-style-name="P1" svg:width="1.58mm" svg:height="0.87mm" svg:x="22.66mm" svg:y="311.59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69" draw:name="https://gf3.geo.gfsrv.net/cdn5e/7e6b4e65bec62ac2f10ea24ba76c51.gif" draw:style-name="gr1" draw:text-style-name="P1" svg:width="1.58mm" svg:height="0.87mm" svg:x="22.66mm" svg:y="316.1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70" draw:name="https://gf1.geo.gfsrv.net/cdnf5/1c7545144452ec3e38c9fba216c4f9.gif" draw:style-name="gr1" draw:text-style-name="P1" svg:width="1.58mm" svg:height="0.87mm" svg:x="22.66mm" svg:y="320.62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71" draw:name="https://gf3.geo.gfsrv.net/cdn5e/7e6b4e65bec62ac2f10ea24ba76c51.gif" draw:style-name="gr1" draw:text-style-name="P1" svg:width="1.58mm" svg:height="0.87mm" svg:x="22.66mm" svg:y="325.13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72" draw:name="https://gf3.geo.gfsrv.net/cdn5e/7e6b4e65bec62ac2f10ea24ba76c51.gif" draw:style-name="gr1" draw:text-style-name="P1" svg:width="1.58mm" svg:height="0.87mm" svg:x="22.66mm" svg:y="329.65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73" draw:name="https://gf3.geo.gfsrv.net/cdn5e/7e6b4e65bec62ac2f10ea24ba76c51.gif" draw:style-name="gr1" draw:text-style-name="P1" svg:width="1.58mm" svg:height="0.87mm" svg:x="22.66mm" svg:y="334.16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74" draw:name="https://gf1.geo.gfsrv.net/cdnf5/1c7545144452ec3e38c9fba216c4f9.gif" draw:style-name="gr1" draw:text-style-name="P1" svg:width="1.58mm" svg:height="0.87mm" svg:x="22.66mm" svg:y="338.68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75" draw:name="https://gf1.geo.gfsrv.net/cdn3e/ea5bf2cc93e52e22e3c1b80c7f7563.gif" draw:style-name="gr1" draw:text-style-name="P1" svg:width="1.58mm" svg:height="0.87mm" svg:x="22.66mm" svg:y="343.19mm">
            <draw:image xlink:href="https://gf1.geo.gfsrv.net/cdn3e/ea5bf2cc93e52e22e3c1b80c7f7563.gif" xlink:type="simple" xlink:show="embed" xlink:actuate="onLoad">
              <text:p/>
            </draw:image>
          </draw:frame>
          <draw:frame draw:z-index="76" draw:name="https://gf3.geo.gfsrv.net/cdn5e/7e6b4e65bec62ac2f10ea24ba76c51.gif" draw:style-name="gr1" draw:text-style-name="P1" svg:width="1.58mm" svg:height="0.87mm" svg:x="22.66mm" svg:y="347.71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77" draw:name="https://gf1.geo.gfsrv.net/cdnf5/1c7545144452ec3e38c9fba216c4f9.gif" draw:style-name="gr1" draw:text-style-name="P1" svg:width="1.58mm" svg:height="0.87mm" svg:x="22.66mm" svg:y="352.23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78" draw:name="https://gf1.geo.gfsrv.net/cdnf5/1c7545144452ec3e38c9fba216c4f9.gif" draw:style-name="gr1" draw:text-style-name="P1" svg:width="1.58mm" svg:height="0.87mm" svg:x="22.66mm" svg:y="356.74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79" draw:name="https://gf3.geo.gfsrv.net/cdn5e/7e6b4e65bec62ac2f10ea24ba76c51.gif" draw:style-name="gr1" draw:text-style-name="P1" svg:width="1.58mm" svg:height="0.87mm" svg:x="22.66mm" svg:y="361.26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80" draw:name="https://gf3.geo.gfsrv.net/cdn5e/7e6b4e65bec62ac2f10ea24ba76c51.gif" draw:style-name="gr1" draw:text-style-name="P1" svg:width="1.58mm" svg:height="0.87mm" svg:x="22.66mm" svg:y="365.77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81" draw:name="https://gf3.geo.gfsrv.net/cdn5e/7e6b4e65bec62ac2f10ea24ba76c51.gif" draw:style-name="gr1" draw:text-style-name="P1" svg:width="1.58mm" svg:height="0.87mm" svg:x="22.66mm" svg:y="370.29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82" draw:name="https://gf3.geo.gfsrv.net/cdn5e/7e6b4e65bec62ac2f10ea24ba76c51.gif" draw:style-name="gr1" draw:text-style-name="P1" svg:width="1.58mm" svg:height="0.87mm" svg:x="22.66mm" svg:y="374.8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83" draw:name="https://gf3.geo.gfsrv.net/cdn5e/7e6b4e65bec62ac2f10ea24ba76c51.gif" draw:style-name="gr1" draw:text-style-name="P1" svg:width="1.58mm" svg:height="0.87mm" svg:x="22.66mm" svg:y="379.32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84" draw:name="https://gf3.geo.gfsrv.net/cdn5e/7e6b4e65bec62ac2f10ea24ba76c51.gif" draw:style-name="gr1" draw:text-style-name="P1" svg:width="1.58mm" svg:height="0.87mm" svg:x="22.66mm" svg:y="383.83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85" draw:name="https://gf1.geo.gfsrv.net/cdnf5/1c7545144452ec3e38c9fba216c4f9.gif" draw:style-name="gr1" draw:text-style-name="P1" svg:width="1.58mm" svg:height="0.87mm" svg:x="22.66mm" svg:y="388.35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86" draw:name="https://gf1.geo.gfsrv.net/cdn3e/ea5bf2cc93e52e22e3c1b80c7f7563.gif" draw:style-name="gr1" draw:text-style-name="P1" svg:width="1.58mm" svg:height="0.87mm" svg:x="22.66mm" svg:y="392.87mm">
            <draw:image xlink:href="https://gf1.geo.gfsrv.net/cdn3e/ea5bf2cc93e52e22e3c1b80c7f7563.gif" xlink:type="simple" xlink:show="embed" xlink:actuate="onLoad">
              <text:p/>
            </draw:image>
          </draw:frame>
          <draw:frame draw:z-index="87" draw:name="https://gf3.geo.gfsrv.net/cdn5e/7e6b4e65bec62ac2f10ea24ba76c51.gif" draw:style-name="gr1" draw:text-style-name="P1" svg:width="1.58mm" svg:height="0.87mm" svg:x="22.66mm" svg:y="397.38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88" draw:name="https://gf1.geo.gfsrv.net/cdnf5/1c7545144452ec3e38c9fba216c4f9.gif" draw:style-name="gr1" draw:text-style-name="P1" svg:width="1.58mm" svg:height="0.87mm" svg:x="22.66mm" svg:y="401.9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89" draw:name="https://gf3.geo.gfsrv.net/cdn5e/7e6b4e65bec62ac2f10ea24ba76c51.gif" draw:style-name="gr1" draw:text-style-name="P1" svg:width="1.58mm" svg:height="0.87mm" svg:x="22.66mm" svg:y="406.41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90" draw:name="https://gf3.geo.gfsrv.net/cdn5e/7e6b4e65bec62ac2f10ea24ba76c51.gif" draw:style-name="gr1" draw:text-style-name="P1" svg:width="1.58mm" svg:height="0.87mm" svg:x="22.66mm" svg:y="410.93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91" draw:name="https://gf1.geo.gfsrv.net/cdnf5/1c7545144452ec3e38c9fba216c4f9.gif" draw:style-name="gr1" draw:text-style-name="P1" svg:width="1.58mm" svg:height="0.87mm" svg:x="22.66mm" svg:y="415.44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92" draw:name="https://gf1.geo.gfsrv.net/cdnf5/1c7545144452ec3e38c9fba216c4f9.gif" draw:style-name="gr1" draw:text-style-name="P1" svg:width="1.58mm" svg:height="0.87mm" svg:x="22.66mm" svg:y="419.96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93" draw:name="https://gf1.geo.gfsrv.net/cdnf5/1c7545144452ec3e38c9fba216c4f9.gif" draw:style-name="gr1" draw:text-style-name="P1" svg:width="1.58mm" svg:height="0.87mm" svg:x="22.66mm" svg:y="424.47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94" draw:name="https://gf1.geo.gfsrv.net/cdnf5/1c7545144452ec3e38c9fba216c4f9.gif" draw:style-name="gr1" draw:text-style-name="P1" svg:width="1.58mm" svg:height="0.87mm" svg:x="22.66mm" svg:y="428.99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95" draw:name="https://gf1.geo.gfsrv.net/cdnf5/1c7545144452ec3e38c9fba216c4f9.gif" draw:style-name="gr1" draw:text-style-name="P1" svg:width="1.58mm" svg:height="0.87mm" svg:x="22.66mm" svg:y="433.51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96" draw:name="https://gf3.geo.gfsrv.net/cdn5e/7e6b4e65bec62ac2f10ea24ba76c51.gif" draw:style-name="gr1" draw:text-style-name="P1" svg:width="1.58mm" svg:height="0.87mm" svg:x="22.66mm" svg:y="438.02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97" draw:name="https://gf3.geo.gfsrv.net/cdn5e/7e6b4e65bec62ac2f10ea24ba76c51.gif" draw:style-name="gr1" draw:text-style-name="P1" svg:width="1.58mm" svg:height="0.87mm" svg:x="22.66mm" svg:y="442.54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98" draw:name="https://gf3.geo.gfsrv.net/cdn5e/7e6b4e65bec62ac2f10ea24ba76c51.gif" draw:style-name="gr1" draw:text-style-name="P1" svg:width="1.58mm" svg:height="0.87mm" svg:x="22.66mm" svg:y="447.05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99" draw:name="https://gf1.geo.gfsrv.net/cdnf5/1c7545144452ec3e38c9fba216c4f9.gif" draw:style-name="gr1" draw:text-style-name="P1" svg:width="1.58mm" svg:height="0.87mm" svg:x="22.66mm" svg:y="451.57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100" draw:name="https://gf3.geo.gfsrv.net/cdn5e/7e6b4e65bec62ac2f10ea24ba76c51.gif" draw:style-name="gr1" draw:text-style-name="P1" svg:width="1.58mm" svg:height="0.87mm" svg:x="22.66mm" svg:y="805.95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101" draw:name="https://gf1.geo.gfsrv.net/cdnf5/1c7545144452ec3e38c9fba216c4f9.gif" draw:style-name="gr1" draw:text-style-name="P1" svg:width="1.58mm" svg:height="0.87mm" svg:x="22.66mm" svg:y="810.47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102" draw:name="https://gf3.geo.gfsrv.net/cdn5e/7e6b4e65bec62ac2f10ea24ba76c51.gif" draw:style-name="gr1" draw:text-style-name="P1" svg:width="1.58mm" svg:height="0.87mm" svg:x="22.66mm" svg:y="814.98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103" draw:name="https://gf3.geo.gfsrv.net/cdn5e/7e6b4e65bec62ac2f10ea24ba76c51.gif" draw:style-name="gr1" draw:text-style-name="P1" svg:width="1.58mm" svg:height="0.87mm" svg:x="22.66mm" svg:y="819.5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104" draw:name="https://gf3.geo.gfsrv.net/cdn5e/7e6b4e65bec62ac2f10ea24ba76c51.gif" draw:style-name="gr1" draw:text-style-name="P1" svg:width="1.58mm" svg:height="0.87mm" svg:x="22.66mm" svg:y="824.01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105" draw:name="https://gf3.geo.gfsrv.net/cdn5e/7e6b4e65bec62ac2f10ea24ba76c51.gif" draw:style-name="gr1" draw:text-style-name="P1" svg:width="1.58mm" svg:height="0.87mm" svg:x="22.66mm" svg:y="828.53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106" draw:name="https://gf3.geo.gfsrv.net/cdn5e/7e6b4e65bec62ac2f10ea24ba76c51.gif" draw:style-name="gr1" draw:text-style-name="P1" svg:width="1.58mm" svg:height="0.87mm" svg:x="22.66mm" svg:y="833.04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107" draw:name="https://gf1.geo.gfsrv.net/cdnf5/1c7545144452ec3e38c9fba216c4f9.gif" draw:style-name="gr1" draw:text-style-name="P1" svg:width="1.58mm" svg:height="0.87mm" svg:x="22.66mm" svg:y="837.56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108" draw:name="https://gf3.geo.gfsrv.net/cdn5e/7e6b4e65bec62ac2f10ea24ba76c51.gif" draw:style-name="gr1" draw:text-style-name="P1" svg:width="1.58mm" svg:height="0.87mm" svg:x="22.66mm" svg:y="842.08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109" draw:name="https://gf1.geo.gfsrv.net/cdnf5/1c7545144452ec3e38c9fba216c4f9.gif" draw:style-name="gr1" draw:text-style-name="P1" svg:width="1.58mm" svg:height="0.87mm" svg:x="22.66mm" svg:y="846.59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110" draw:name="https://gf1.geo.gfsrv.net/cdnf5/1c7545144452ec3e38c9fba216c4f9.gif" draw:style-name="gr1" draw:text-style-name="P1" svg:width="1.58mm" svg:height="0.87mm" svg:x="22.66mm" svg:y="851.11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111" draw:name="https://gf3.geo.gfsrv.net/cdn5e/7e6b4e65bec62ac2f10ea24ba76c51.gif" draw:style-name="gr1" draw:text-style-name="P1" svg:width="1.58mm" svg:height="0.87mm" svg:x="22.66mm" svg:y="855.62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112" draw:name="https://gf1.geo.gfsrv.net/cdnf5/1c7545144452ec3e38c9fba216c4f9.gif" draw:style-name="gr1" draw:text-style-name="P1" svg:width="1.58mm" svg:height="0.87mm" svg:x="22.66mm" svg:y="860.14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113" draw:name="https://gf1.geo.gfsrv.net/cdnf5/1c7545144452ec3e38c9fba216c4f9.gif" draw:style-name="gr1" draw:text-style-name="P1" svg:width="1.58mm" svg:height="0.87mm" svg:x="22.66mm" svg:y="864.65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114" draw:name="https://gf3.geo.gfsrv.net/cdn5e/7e6b4e65bec62ac2f10ea24ba76c51.gif" draw:style-name="gr1" draw:text-style-name="P1" svg:width="1.58mm" svg:height="0.87mm" svg:x="22.66mm" svg:y="869.17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115" draw:name="https://gf3.geo.gfsrv.net/cdn5e/7e6b4e65bec62ac2f10ea24ba76c51.gif" draw:style-name="gr1" draw:text-style-name="P1" svg:width="1.58mm" svg:height="0.87mm" svg:x="22.66mm" svg:y="873.68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116" draw:name="https://gf1.geo.gfsrv.net/cdnf5/1c7545144452ec3e38c9fba216c4f9.gif" draw:style-name="gr1" draw:text-style-name="P1" svg:width="1.58mm" svg:height="0.87mm" svg:x="22.66mm" svg:y="878.2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117" draw:name="https://gf1.geo.gfsrv.net/cdn3e/ea5bf2cc93e52e22e3c1b80c7f7563.gif" draw:style-name="gr1" draw:text-style-name="P1" svg:width="1.58mm" svg:height="0.87mm" svg:x="22.66mm" svg:y="882.72mm">
            <draw:image xlink:href="https://gf1.geo.gfsrv.net/cdn3e/ea5bf2cc93e52e22e3c1b80c7f7563.gif" xlink:type="simple" xlink:show="embed" xlink:actuate="onLoad">
              <text:p/>
            </draw:image>
          </draw:frame>
          <draw:frame draw:z-index="118" draw:name="https://gf3.geo.gfsrv.net/cdn5e/7e6b4e65bec62ac2f10ea24ba76c51.gif" draw:style-name="gr1" draw:text-style-name="P1" svg:width="1.58mm" svg:height="0.87mm" svg:x="22.66mm" svg:y="887.23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119" draw:name="https://gf1.geo.gfsrv.net/cdnf5/1c7545144452ec3e38c9fba216c4f9.gif" draw:style-name="gr1" draw:text-style-name="P1" svg:width="1.58mm" svg:height="0.87mm" svg:x="22.66mm" svg:y="891.75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120" draw:name="https://gf3.geo.gfsrv.net/cdn5e/7e6b4e65bec62ac2f10ea24ba76c51.gif" draw:style-name="gr1" draw:text-style-name="P1" svg:width="1.58mm" svg:height="0.87mm" svg:x="22.66mm" svg:y="896.26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121" draw:name="https://gf3.geo.gfsrv.net/cdn5e/7e6b4e65bec62ac2f10ea24ba76c51.gif" draw:style-name="gr1" draw:text-style-name="P1" svg:width="1.58mm" svg:height="0.87mm" svg:x="22.66mm" svg:y="900.78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122" draw:name="https://gf1.geo.gfsrv.net/cdnf5/1c7545144452ec3e38c9fba216c4f9.gif" draw:style-name="gr1" draw:text-style-name="P1" svg:width="1.58mm" svg:height="0.87mm" svg:x="22.66mm" svg:y="905.29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123" draw:name="https://gf3.geo.gfsrv.net/cdn5e/7e6b4e65bec62ac2f10ea24ba76c51.gif" draw:style-name="gr1" draw:text-style-name="P1" svg:width="1.58mm" svg:height="0.87mm" svg:x="22.66mm" svg:y="909.81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124" draw:name="https://gf3.geo.gfsrv.net/cdn5e/7e6b4e65bec62ac2f10ea24ba76c51.gif" draw:style-name="gr1" draw:text-style-name="P1" svg:width="1.58mm" svg:height="0.87mm" svg:x="22.66mm" svg:y="914.32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125" draw:name="https://gf1.geo.gfsrv.net/cdn3e/ea5bf2cc93e52e22e3c1b80c7f7563.gif" draw:style-name="gr1" draw:text-style-name="P1" svg:width="1.58mm" svg:height="0.87mm" svg:x="22.66mm" svg:y="918.84mm">
            <draw:image xlink:href="https://gf1.geo.gfsrv.net/cdn3e/ea5bf2cc93e52e22e3c1b80c7f7563.gif" xlink:type="simple" xlink:show="embed" xlink:actuate="onLoad">
              <text:p/>
            </draw:image>
          </draw:frame>
          <draw:frame draw:z-index="126" draw:name="https://gf1.geo.gfsrv.net/cdnf5/1c7545144452ec3e38c9fba216c4f9.gif" draw:style-name="gr1" draw:text-style-name="P1" svg:width="1.58mm" svg:height="0.87mm" svg:x="22.66mm" svg:y="923.36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127" draw:name="https://gf1.geo.gfsrv.net/cdnf5/1c7545144452ec3e38c9fba216c4f9.gif" draw:style-name="gr1" draw:text-style-name="P1" svg:width="1.58mm" svg:height="0.87mm" svg:x="22.66mm" svg:y="927.87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128" draw:name="https://gf3.geo.gfsrv.net/cdn5e/7e6b4e65bec62ac2f10ea24ba76c51.gif" draw:style-name="gr1" draw:text-style-name="P1" svg:width="1.58mm" svg:height="0.87mm" svg:x="22.66mm" svg:y="932.39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129" draw:name="https://gf3.geo.gfsrv.net/cdn5e/7e6b4e65bec62ac2f10ea24ba76c51.gif" draw:style-name="gr1" draw:text-style-name="P1" svg:width="1.58mm" svg:height="0.87mm" svg:x="22.66mm" svg:y="936.9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130" draw:name="https://gf3.geo.gfsrv.net/cdn5e/7e6b4e65bec62ac2f10ea24ba76c51.gif" draw:style-name="gr1" draw:text-style-name="P1" svg:width="1.58mm" svg:height="0.87mm" svg:x="22.66mm" svg:y="941.42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131" draw:name="https://gf3.geo.gfsrv.net/cdn5e/7e6b4e65bec62ac2f10ea24ba76c51.gif" draw:style-name="gr1" draw:text-style-name="P1" svg:width="1.58mm" svg:height="0.87mm" svg:x="22.66mm" svg:y="945.93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132" draw:name="https://gf1.geo.gfsrv.net/cdnf5/1c7545144452ec3e38c9fba216c4f9.gif" draw:style-name="gr1" draw:text-style-name="P1" svg:width="1.58mm" svg:height="0.87mm" svg:x="22.66mm" svg:y="950.45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133" draw:name="https://gf3.geo.gfsrv.net/cdn5e/7e6b4e65bec62ac2f10ea24ba76c51.gif" draw:style-name="gr1" draw:text-style-name="P1" svg:width="1.58mm" svg:height="0.87mm" svg:x="22.66mm" svg:y="954.96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134" draw:name="https://gf3.geo.gfsrv.net/cdn5e/7e6b4e65bec62ac2f10ea24ba76c51.gif" draw:style-name="gr1" draw:text-style-name="P1" svg:width="1.58mm" svg:height="0.87mm" svg:x="22.66mm" svg:y="959.48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135" draw:name="https://gf1.geo.gfsrv.net/cdnf5/1c7545144452ec3e38c9fba216c4f9.gif" draw:style-name="gr1" draw:text-style-name="P1" svg:width="1.58mm" svg:height="0.87mm" svg:x="22.66mm" svg:y="964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136" draw:name="https://gf1.geo.gfsrv.net/cdnf5/1c7545144452ec3e38c9fba216c4f9.gif" draw:style-name="gr1" draw:text-style-name="P1" svg:width="1.58mm" svg:height="0.87mm" svg:x="22.66mm" svg:y="968.51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137" draw:name="https://gf3.geo.gfsrv.net/cdn5e/7e6b4e65bec62ac2f10ea24ba76c51.gif" draw:style-name="gr1" draw:text-style-name="P1" svg:width="1.58mm" svg:height="0.87mm" svg:x="22.66mm" svg:y="973.03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138" draw:name="https://gf1.geo.gfsrv.net/cdn3e/ea5bf2cc93e52e22e3c1b80c7f7563.gif" draw:style-name="gr1" draw:text-style-name="P1" svg:width="1.58mm" svg:height="0.87mm" svg:x="22.66mm" svg:y="977.54mm">
            <draw:image xlink:href="https://gf1.geo.gfsrv.net/cdn3e/ea5bf2cc93e52e22e3c1b80c7f7563.gif" xlink:type="simple" xlink:show="embed" xlink:actuate="onLoad">
              <text:p/>
            </draw:image>
          </draw:frame>
          <draw:frame draw:z-index="139" draw:name="https://gf1.geo.gfsrv.net/cdnf5/1c7545144452ec3e38c9fba216c4f9.gif" draw:style-name="gr1" draw:text-style-name="P1" svg:width="1.58mm" svg:height="0.87mm" svg:x="22.66mm" svg:y="982.06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140" draw:name="https://gf1.geo.gfsrv.net/cdnf5/1c7545144452ec3e38c9fba216c4f9.gif" draw:style-name="gr1" draw:text-style-name="P1" svg:width="1.58mm" svg:height="0.87mm" svg:x="22.66mm" svg:y="986.57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141" draw:name="https://gf1.geo.gfsrv.net/cdnf5/1c7545144452ec3e38c9fba216c4f9.gif" draw:style-name="gr1" draw:text-style-name="P1" svg:width="1.58mm" svg:height="0.87mm" svg:x="22.66mm" svg:y="991.09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142" draw:name="https://gf3.geo.gfsrv.net/cdn5e/7e6b4e65bec62ac2f10ea24ba76c51.gif" draw:style-name="gr1" draw:text-style-name="P1" svg:width="1.58mm" svg:height="0.87mm" svg:x="22.66mm" svg:y="995.6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143" draw:name="https://gf3.geo.gfsrv.net/cdn5e/7e6b4e65bec62ac2f10ea24ba76c51.gif" draw:style-name="gr1" draw:text-style-name="P1" svg:width="1.58mm" svg:height="0.87mm" svg:x="22.66mm" svg:y="1000.12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144" draw:name="https://gf3.geo.gfsrv.net/cdn5e/7e6b4e65bec62ac2f10ea24ba76c51.gif" draw:style-name="gr1" draw:text-style-name="P1" svg:width="1.58mm" svg:height="0.87mm" svg:x="22.66mm" svg:y="1004.64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145" draw:name="https://gf1.geo.gfsrv.net/cdnf5/1c7545144452ec3e38c9fba216c4f9.gif" draw:style-name="gr1" draw:text-style-name="P1" svg:width="1.58mm" svg:height="0.87mm" svg:x="22.66mm" svg:y="1009.15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146" draw:name="https://gf1.geo.gfsrv.net/cdnf5/1c7545144452ec3e38c9fba216c4f9.gif" draw:style-name="gr1" draw:text-style-name="P1" svg:width="1.58mm" svg:height="0.87mm" svg:x="22.66mm" svg:y="1013.67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147" draw:name="https://gf3.geo.gfsrv.net/cdn5e/7e6b4e65bec62ac2f10ea24ba76c51.gif" draw:style-name="gr1" draw:text-style-name="P1" svg:width="1.58mm" svg:height="0.87mm" svg:x="22.66mm" svg:y="1018.18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148" draw:name="https://gf1.geo.gfsrv.net/cdnf5/1c7545144452ec3e38c9fba216c4f9.gif" draw:style-name="gr1" draw:text-style-name="P1" svg:width="1.58mm" svg:height="0.87mm" svg:x="22.66mm" svg:y="1022.7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149" draw:name="https://gf1.geo.gfsrv.net/cdnf5/1c7545144452ec3e38c9fba216c4f9.gif" draw:style-name="gr1" draw:text-style-name="P1" svg:width="1.58mm" svg:height="0.87mm" svg:x="22.66mm" svg:y="1027.21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150" draw:name="https://gf3.geo.gfsrv.net/cdn5e/7e6b4e65bec62ac2f10ea24ba76c51.gif" draw:style-name="gr1" draw:text-style-name="P1" svg:width="1.58mm" svg:height="0.87mm" svg:x="22.66mm" svg:y="1031.73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151" draw:name="https://gf3.geo.gfsrv.net/cdn5e/7e6b4e65bec62ac2f10ea24ba76c51.gif" draw:style-name="gr1" draw:text-style-name="P1" svg:width="1.58mm" svg:height="0.87mm" svg:x="22.66mm" svg:y="1036.24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152" draw:name="https://gf1.geo.gfsrv.net/cdnf5/1c7545144452ec3e38c9fba216c4f9.gif" draw:style-name="gr1" draw:text-style-name="P1" svg:width="1.58mm" svg:height="0.87mm" svg:x="22.66mm" svg:y="1040.76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153" draw:name="https://gf3.geo.gfsrv.net/cdn5e/7e6b4e65bec62ac2f10ea24ba76c51.gif" draw:style-name="gr1" draw:text-style-name="P1" svg:width="1.58mm" svg:height="0.87mm" svg:x="22.66mm" svg:y="1045.28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154" draw:name="https://gf1.geo.gfsrv.net/cdnf5/1c7545144452ec3e38c9fba216c4f9.gif" draw:style-name="gr1" draw:text-style-name="P1" svg:width="1.58mm" svg:height="0.87mm" svg:x="22.66mm" svg:y="1049.79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155" draw:name="https://gf3.geo.gfsrv.net/cdn5e/7e6b4e65bec62ac2f10ea24ba76c51.gif" draw:style-name="gr1" draw:text-style-name="P1" svg:width="1.58mm" svg:height="0.87mm" svg:x="22.66mm" svg:y="1054.31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156" draw:name="https://gf3.geo.gfsrv.net/cdn5e/7e6b4e65bec62ac2f10ea24ba76c51.gif" draw:style-name="gr1" draw:text-style-name="P1" svg:width="1.58mm" svg:height="0.87mm" svg:x="22.66mm" svg:y="1058.82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157" draw:name="https://gf3.geo.gfsrv.net/cdn5e/7e6b4e65bec62ac2f10ea24ba76c51.gif" draw:style-name="gr1" draw:text-style-name="P1" svg:width="1.58mm" svg:height="0.87mm" svg:x="22.66mm" svg:y="1063.34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158" draw:name="https://gf1.geo.gfsrv.net/cdnf5/1c7545144452ec3e38c9fba216c4f9.gif" draw:style-name="gr1" draw:text-style-name="P1" svg:width="1.58mm" svg:height="0.87mm" svg:x="22.66mm" svg:y="1067.85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159" draw:name="https://gf3.geo.gfsrv.net/cdn5e/7e6b4e65bec62ac2f10ea24ba76c51.gif" draw:style-name="gr1" draw:text-style-name="P1" svg:width="1.58mm" svg:height="0.87mm" svg:x="22.66mm" svg:y="1072.37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160" draw:name="https://gf3.geo.gfsrv.net/cdn5e/7e6b4e65bec62ac2f10ea24ba76c51.gif" draw:style-name="gr1" draw:text-style-name="P1" svg:width="1.58mm" svg:height="0.87mm" svg:x="22.66mm" svg:y="1076.88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161" draw:name="https://gf1.geo.gfsrv.net/cdnf5/1c7545144452ec3e38c9fba216c4f9.gif" draw:style-name="gr1" draw:text-style-name="P1" svg:width="1.58mm" svg:height="0.87mm" svg:x="22.66mm" svg:y="1081.4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162" draw:name="https://gf3.geo.gfsrv.net/cdn5e/7e6b4e65bec62ac2f10ea24ba76c51.gif" draw:style-name="gr1" draw:text-style-name="P1" svg:width="1.58mm" svg:height="0.87mm" svg:x="22.66mm" svg:y="1085.92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163" draw:name="https://gf3.geo.gfsrv.net/cdn5e/7e6b4e65bec62ac2f10ea24ba76c51.gif" draw:style-name="gr1" draw:text-style-name="P1" svg:width="1.58mm" svg:height="0.87mm" svg:x="22.66mm" svg:y="1090.43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164" draw:name="https://gf1.geo.gfsrv.net/cdnf5/1c7545144452ec3e38c9fba216c4f9.gif" draw:style-name="gr1" draw:text-style-name="P1" svg:width="1.58mm" svg:height="0.87mm" svg:x="22.66mm" svg:y="1094.95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165" draw:name="https://gf1.geo.gfsrv.net/cdnf5/1c7545144452ec3e38c9fba216c4f9.gif" draw:style-name="gr1" draw:text-style-name="P1" svg:width="1.58mm" svg:height="0.87mm" svg:x="22.66mm" svg:y="1099.46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166" draw:name="https://gf1.geo.gfsrv.net/cdnf5/1c7545144452ec3e38c9fba216c4f9.gif" draw:style-name="gr1" draw:text-style-name="P1" svg:width="1.58mm" svg:height="0.87mm" svg:x="22.66mm" svg:y="1103.98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167" draw:name="https://gf1.geo.gfsrv.net/cdnf5/1c7545144452ec3e38c9fba216c4f9.gif" draw:style-name="gr1" draw:text-style-name="P1" svg:width="1.58mm" svg:height="0.87mm" svg:x="22.66mm" svg:y="1108.49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168" draw:name="https://gf3.geo.gfsrv.net/cdn5e/7e6b4e65bec62ac2f10ea24ba76c51.gif" draw:style-name="gr1" draw:text-style-name="P1" svg:width="1.58mm" svg:height="0.87mm" svg:x="22.66mm" svg:y="1113.01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169" draw:name="https://gf1.geo.gfsrv.net/cdnf5/1c7545144452ec3e38c9fba216c4f9.gif" draw:style-name="gr1" draw:text-style-name="P1" svg:width="1.58mm" svg:height="0.87mm" svg:x="22.66mm" svg:y="1117.52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170" draw:name="https://gf3.geo.gfsrv.net/cdn5e/7e6b4e65bec62ac2f10ea24ba76c51.gif" draw:style-name="gr1" draw:text-style-name="P1" svg:width="1.58mm" svg:height="0.87mm" svg:x="22.66mm" svg:y="1122.04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171" draw:name="https://gf3.geo.gfsrv.net/cdn5e/7e6b4e65bec62ac2f10ea24ba76c51.gif" draw:style-name="gr1" draw:text-style-name="P1" svg:width="1.58mm" svg:height="0.87mm" svg:x="22.66mm" svg:y="1126.56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172" draw:name="https://gf3.geo.gfsrv.net/cdn5e/7e6b4e65bec62ac2f10ea24ba76c51.gif" draw:style-name="gr1" draw:text-style-name="P1" svg:width="1.58mm" svg:height="0.87mm" svg:x="22.66mm" svg:y="1131.07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173" draw:name="https://gf1.geo.gfsrv.net/cdnf5/1c7545144452ec3e38c9fba216c4f9.gif" draw:style-name="gr1" draw:text-style-name="P1" svg:width="1.58mm" svg:height="0.87mm" svg:x="22.66mm" svg:y="1135.59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174" draw:name="https://gf3.geo.gfsrv.net/cdn5e/7e6b4e65bec62ac2f10ea24ba76c51.gif" draw:style-name="gr1" draw:text-style-name="P1" svg:width="1.58mm" svg:height="0.87mm" svg:x="22.66mm" svg:y="1140.1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175" draw:name="https://gf1.geo.gfsrv.net/cdn3e/ea5bf2cc93e52e22e3c1b80c7f7563.gif" draw:style-name="gr1" draw:text-style-name="P1" svg:width="1.58mm" svg:height="0.87mm" svg:x="22.66mm" svg:y="1144.62mm">
            <draw:image xlink:href="https://gf1.geo.gfsrv.net/cdn3e/ea5bf2cc93e52e22e3c1b80c7f7563.gif" xlink:type="simple" xlink:show="embed" xlink:actuate="onLoad">
              <text:p/>
            </draw:image>
          </draw:frame>
          <draw:frame draw:z-index="176" draw:name="https://gf1.geo.gfsrv.net/cdnf5/1c7545144452ec3e38c9fba216c4f9.gif" draw:style-name="gr1" draw:text-style-name="P1" svg:width="1.58mm" svg:height="0.87mm" svg:x="22.66mm" svg:y="1149.13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177" draw:name="https://gf3.geo.gfsrv.net/cdn5e/7e6b4e65bec62ac2f10ea24ba76c51.gif" draw:style-name="gr1" draw:text-style-name="P1" svg:width="1.58mm" svg:height="0.87mm" svg:x="22.66mm" svg:y="1153.65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178" draw:name="https://gf3.geo.gfsrv.net/cdn5e/7e6b4e65bec62ac2f10ea24ba76c51.gif" draw:style-name="gr1" draw:text-style-name="P1" svg:width="1.58mm" svg:height="0.87mm" svg:x="22.66mm" svg:y="1158.16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179" draw:name="https://gf3.geo.gfsrv.net/cdn5e/7e6b4e65bec62ac2f10ea24ba76c51.gif" draw:style-name="gr1" draw:text-style-name="P1" svg:width="1.58mm" svg:height="0.87mm" svg:x="22.66mm" svg:y="1162.68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180" draw:name="https://gf1.geo.gfsrv.net/cdnf5/1c7545144452ec3e38c9fba216c4f9.gif" draw:style-name="gr1" draw:text-style-name="P1" svg:width="1.58mm" svg:height="0.87mm" svg:x="22.66mm" svg:y="1167.2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181" draw:name="https://gf3.geo.gfsrv.net/cdn5e/7e6b4e65bec62ac2f10ea24ba76c51.gif" draw:style-name="gr1" draw:text-style-name="P1" svg:width="1.58mm" svg:height="0.87mm" svg:x="22.66mm" svg:y="1171.71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182" draw:name="https://gf3.geo.gfsrv.net/cdn5e/7e6b4e65bec62ac2f10ea24ba76c51.gif" draw:style-name="gr1" draw:text-style-name="P1" svg:width="1.58mm" svg:height="0.87mm" svg:x="22.66mm" svg:y="1176.23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183" draw:name="https://gf3.geo.gfsrv.net/cdn5e/7e6b4e65bec62ac2f10ea24ba76c51.gif" draw:style-name="gr1" draw:text-style-name="P1" svg:width="1.58mm" svg:height="0.87mm" svg:x="22.66mm" svg:y="1180.74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184" draw:name="https://gf1.geo.gfsrv.net/cdnf5/1c7545144452ec3e38c9fba216c4f9.gif" draw:style-name="gr1" draw:text-style-name="P1" svg:width="1.58mm" svg:height="0.87mm" svg:x="22.66mm" svg:y="1185.26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185" draw:name="https://gf1.geo.gfsrv.net/cdnf5/1c7545144452ec3e38c9fba216c4f9.gif" draw:style-name="gr1" draw:text-style-name="P1" svg:width="1.58mm" svg:height="0.87mm" svg:x="22.66mm" svg:y="1189.77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186" draw:name="https://gf1.geo.gfsrv.net/cdnf5/1c7545144452ec3e38c9fba216c4f9.gif" draw:style-name="gr1" draw:text-style-name="P1" svg:width="1.58mm" svg:height="0.87mm" svg:x="22.66mm" svg:y="1194.29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187" draw:name="https://gf3.geo.gfsrv.net/cdn5e/7e6b4e65bec62ac2f10ea24ba76c51.gif" draw:style-name="gr1" draw:text-style-name="P1" svg:width="1.58mm" svg:height="0.87mm" svg:x="22.66mm" svg:y="1198.8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188" draw:name="https://gf1.geo.gfsrv.net/cdn3e/ea5bf2cc93e52e22e3c1b80c7f7563.gif" draw:style-name="gr1" draw:text-style-name="P1" svg:width="1.58mm" svg:height="0.87mm" svg:x="22.66mm" svg:y="1203.32mm">
            <draw:image xlink:href="https://gf1.geo.gfsrv.net/cdn3e/ea5bf2cc93e52e22e3c1b80c7f7563.gif" xlink:type="simple" xlink:show="embed" xlink:actuate="onLoad">
              <text:p/>
            </draw:image>
          </draw:frame>
          <draw:frame draw:z-index="189" draw:name="https://gf3.geo.gfsrv.net/cdn5e/7e6b4e65bec62ac2f10ea24ba76c51.gif" draw:style-name="gr1" draw:text-style-name="P1" svg:width="1.58mm" svg:height="0.87mm" svg:x="22.66mm" svg:y="1207.84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190" draw:name="https://gf1.geo.gfsrv.net/cdnf5/1c7545144452ec3e38c9fba216c4f9.gif" draw:style-name="gr1" draw:text-style-name="P1" svg:width="1.58mm" svg:height="0.87mm" svg:x="22.66mm" svg:y="1212.35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191" draw:name="https://gf1.geo.gfsrv.net/cdnf5/1c7545144452ec3e38c9fba216c4f9.gif" draw:style-name="gr1" draw:text-style-name="P1" svg:width="1.58mm" svg:height="0.87mm" svg:x="22.66mm" svg:y="1216.87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192" draw:name="https://gf1.geo.gfsrv.net/cdnf5/1c7545144452ec3e38c9fba216c4f9.gif" draw:style-name="gr1" draw:text-style-name="P1" svg:width="1.58mm" svg:height="0.87mm" svg:x="22.66mm" svg:y="1221.38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193" draw:name="https://gf3.geo.gfsrv.net/cdn5e/7e6b4e65bec62ac2f10ea24ba76c51.gif" draw:style-name="gr1" draw:text-style-name="P1" svg:width="1.58mm" svg:height="0.87mm" svg:x="22.66mm" svg:y="1225.9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194" draw:name="https://gf3.geo.gfsrv.net/cdn5e/7e6b4e65bec62ac2f10ea24ba76c51.gif" draw:style-name="gr1" draw:text-style-name="P1" svg:width="1.58mm" svg:height="0.87mm" svg:x="22.66mm" svg:y="1230.41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195" draw:name="https://gf1.geo.gfsrv.net/cdnf5/1c7545144452ec3e38c9fba216c4f9.gif" draw:style-name="gr1" draw:text-style-name="P1" svg:width="1.58mm" svg:height="0.87mm" svg:x="22.66mm" svg:y="1234.93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196" draw:name="https://gf1.geo.gfsrv.net/cdnf5/1c7545144452ec3e38c9fba216c4f9.gif" draw:style-name="gr1" draw:text-style-name="P1" svg:width="1.58mm" svg:height="0.87mm" svg:x="22.66mm" svg:y="1239.44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197" draw:name="https://gf1.geo.gfsrv.net/cdnf5/1c7545144452ec3e38c9fba216c4f9.gif" draw:style-name="gr1" draw:text-style-name="P1" svg:width="1.58mm" svg:height="0.87mm" svg:x="22.66mm" svg:y="1243.96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198" draw:name="https://gf3.geo.gfsrv.net/cdn5e/7e6b4e65bec62ac2f10ea24ba76c51.gif" draw:style-name="gr1" draw:text-style-name="P1" svg:width="1.58mm" svg:height="0.87mm" svg:x="22.66mm" svg:y="1543.33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199" draw:name="https://gf3.geo.gfsrv.net/cdn5e/7e6b4e65bec62ac2f10ea24ba76c51.gif" draw:style-name="gr1" draw:text-style-name="P1" svg:width="1.58mm" svg:height="0.87mm" svg:x="22.66mm" svg:y="1547.84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200" draw:name="https://gf3.geo.gfsrv.net/cdn5e/7e6b4e65bec62ac2f10ea24ba76c51.gif" draw:style-name="gr1" draw:text-style-name="P1" svg:width="1.58mm" svg:height="0.87mm" svg:x="22.66mm" svg:y="1552.36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201" draw:name="https://gf1.geo.gfsrv.net/cdnf5/1c7545144452ec3e38c9fba216c4f9.gif" draw:style-name="gr1" draw:text-style-name="P1" svg:width="1.58mm" svg:height="0.87mm" svg:x="22.66mm" svg:y="1556.87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202" draw:name="https://gf3.geo.gfsrv.net/cdn5e/7e6b4e65bec62ac2f10ea24ba76c51.gif" draw:style-name="gr1" draw:text-style-name="P1" svg:width="1.58mm" svg:height="0.87mm" svg:x="22.66mm" svg:y="1561.39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203" draw:name="https://gf1.geo.gfsrv.net/cdnf5/1c7545144452ec3e38c9fba216c4f9.gif" draw:style-name="gr1" draw:text-style-name="P1" svg:width="1.58mm" svg:height="0.87mm" svg:x="22.66mm" svg:y="1565.91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204" draw:name="https://gf3.geo.gfsrv.net/cdn5e/7e6b4e65bec62ac2f10ea24ba76c51.gif" draw:style-name="gr1" draw:text-style-name="P1" svg:width="1.58mm" svg:height="0.87mm" svg:x="22.66mm" svg:y="1570.42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205" draw:name="https://gf1.geo.gfsrv.net/cdnf5/1c7545144452ec3e38c9fba216c4f9.gif" draw:style-name="gr1" draw:text-style-name="P1" svg:width="1.58mm" svg:height="0.87mm" svg:x="22.66mm" svg:y="1574.94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206" draw:name="https://gf3.geo.gfsrv.net/cdn5e/7e6b4e65bec62ac2f10ea24ba76c51.gif" draw:style-name="gr1" draw:text-style-name="P1" svg:width="1.58mm" svg:height="0.87mm" svg:x="22.66mm" svg:y="1579.45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207" draw:name="https://gf3.geo.gfsrv.net/cdn5e/7e6b4e65bec62ac2f10ea24ba76c51.gif" draw:style-name="gr1" draw:text-style-name="P1" svg:width="1.58mm" svg:height="0.87mm" svg:x="22.66mm" svg:y="1583.97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208" draw:name="https://gf3.geo.gfsrv.net/cdn5e/7e6b4e65bec62ac2f10ea24ba76c51.gif" draw:style-name="gr1" draw:text-style-name="P1" svg:width="1.58mm" svg:height="0.87mm" svg:x="22.66mm" svg:y="1588.48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209" draw:name="https://gf3.geo.gfsrv.net/cdn5e/7e6b4e65bec62ac2f10ea24ba76c51.gif" draw:style-name="gr1" draw:text-style-name="P1" svg:width="1.58mm" svg:height="0.87mm" svg:x="22.66mm" svg:y="1593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210" draw:name="https://gf1.geo.gfsrv.net/cdnf5/1c7545144452ec3e38c9fba216c4f9.gif" draw:style-name="gr1" draw:text-style-name="P1" svg:width="1.58mm" svg:height="0.87mm" svg:x="22.66mm" svg:y="1597.51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211" draw:name="https://gf1.geo.gfsrv.net/cdnf5/1c7545144452ec3e38c9fba216c4f9.gif" draw:style-name="gr1" draw:text-style-name="P1" svg:width="1.58mm" svg:height="0.87mm" svg:x="22.66mm" svg:y="1602.03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212" draw:name="https://gf3.geo.gfsrv.net/cdn5e/7e6b4e65bec62ac2f10ea24ba76c51.gif" draw:style-name="gr1" draw:text-style-name="P1" svg:width="1.58mm" svg:height="0.87mm" svg:x="22.66mm" svg:y="1606.55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213" draw:name="https://gf3.geo.gfsrv.net/cdn5e/7e6b4e65bec62ac2f10ea24ba76c51.gif" draw:style-name="gr1" draw:text-style-name="P1" svg:width="1.58mm" svg:height="0.87mm" svg:x="22.66mm" svg:y="1611.06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214" draw:name="https://gf1.geo.gfsrv.net/cdnf5/1c7545144452ec3e38c9fba216c4f9.gif" draw:style-name="gr1" draw:text-style-name="P1" svg:width="1.58mm" svg:height="0.87mm" svg:x="22.66mm" svg:y="1615.58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215" draw:name="https://gf1.geo.gfsrv.net/cdnf5/1c7545144452ec3e38c9fba216c4f9.gif" draw:style-name="gr1" draw:text-style-name="P1" svg:width="1.58mm" svg:height="0.87mm" svg:x="22.66mm" svg:y="1620.09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216" draw:name="https://gf1.geo.gfsrv.net/cdnf5/1c7545144452ec3e38c9fba216c4f9.gif" draw:style-name="gr1" draw:text-style-name="P1" svg:width="1.58mm" svg:height="0.87mm" svg:x="22.66mm" svg:y="1624.61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217" draw:name="https://gf3.geo.gfsrv.net/cdn5e/7e6b4e65bec62ac2f10ea24ba76c51.gif" draw:style-name="gr1" draw:text-style-name="P1" svg:width="1.58mm" svg:height="0.87mm" svg:x="22.66mm" svg:y="1629.12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218" draw:name="https://gf1.geo.gfsrv.net/cdnf5/1c7545144452ec3e38c9fba216c4f9.gif" draw:style-name="gr1" draw:text-style-name="P1" svg:width="1.58mm" svg:height="0.87mm" svg:x="22.66mm" svg:y="1633.64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219" draw:name="https://gf3.geo.gfsrv.net/cdn5e/7e6b4e65bec62ac2f10ea24ba76c51.gif" draw:style-name="gr1" draw:text-style-name="P1" svg:width="1.58mm" svg:height="0.87mm" svg:x="22.66mm" svg:y="1638.15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220" draw:name="https://gf1.geo.gfsrv.net/cdnf5/1c7545144452ec3e38c9fba216c4f9.gif" draw:style-name="gr1" draw:text-style-name="P1" svg:width="1.58mm" svg:height="0.87mm" svg:x="22.66mm" svg:y="1642.67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221" draw:name="https://gf1.geo.gfsrv.net/cdnf5/1c7545144452ec3e38c9fba216c4f9.gif" draw:style-name="gr1" draw:text-style-name="P1" svg:width="1.58mm" svg:height="0.87mm" svg:x="22.66mm" svg:y="1647.19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222" draw:name="https://gf1.geo.gfsrv.net/cdnf5/1c7545144452ec3e38c9fba216c4f9.gif" draw:style-name="gr1" draw:text-style-name="P1" svg:width="1.58mm" svg:height="0.87mm" svg:x="22.66mm" svg:y="1651.7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223" draw:name="https://gf1.geo.gfsrv.net/cdnf5/1c7545144452ec3e38c9fba216c4f9.gif" draw:style-name="gr1" draw:text-style-name="P1" svg:width="1.58mm" svg:height="0.87mm" svg:x="22.66mm" svg:y="1656.22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224" draw:name="https://gf3.geo.gfsrv.net/cdn5e/7e6b4e65bec62ac2f10ea24ba76c51.gif" draw:style-name="gr1" draw:text-style-name="P1" svg:width="1.58mm" svg:height="0.87mm" svg:x="22.66mm" svg:y="1660.73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225" draw:name="https://gf1.geo.gfsrv.net/cdnf5/1c7545144452ec3e38c9fba216c4f9.gif" draw:style-name="gr1" draw:text-style-name="P1" svg:width="1.58mm" svg:height="0.87mm" svg:x="22.66mm" svg:y="1665.25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226" draw:name="https://gf3.geo.gfsrv.net/cdn5e/7e6b4e65bec62ac2f10ea24ba76c51.gif" draw:style-name="gr1" draw:text-style-name="P1" svg:width="1.58mm" svg:height="0.87mm" svg:x="22.66mm" svg:y="1669.76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227" draw:name="https://gf3.geo.gfsrv.net/cdn5e/7e6b4e65bec62ac2f10ea24ba76c51.gif" draw:style-name="gr1" draw:text-style-name="P1" svg:width="1.58mm" svg:height="0.87mm" svg:x="22.66mm" svg:y="1674.28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228" draw:name="https://gf3.geo.gfsrv.net/cdn5e/7e6b4e65bec62ac2f10ea24ba76c51.gif" draw:style-name="gr1" draw:text-style-name="P1" svg:width="1.58mm" svg:height="0.87mm" svg:x="22.66mm" svg:y="1678.79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229" draw:name="https://gf3.geo.gfsrv.net/cdn5e/7e6b4e65bec62ac2f10ea24ba76c51.gif" draw:style-name="gr1" draw:text-style-name="P1" svg:width="1.58mm" svg:height="0.87mm" svg:x="22.66mm" svg:y="1683.31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230" draw:name="https://gf3.geo.gfsrv.net/cdn5e/7e6b4e65bec62ac2f10ea24ba76c51.gif" draw:style-name="gr1" draw:text-style-name="P1" svg:width="1.58mm" svg:height="0.87mm" svg:x="22.66mm" svg:y="1687.83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231" draw:name="https://gf3.geo.gfsrv.net/cdn5e/7e6b4e65bec62ac2f10ea24ba76c51.gif" draw:style-name="gr1" draw:text-style-name="P1" svg:width="1.58mm" svg:height="0.87mm" svg:x="22.66mm" svg:y="1692.34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232" draw:name="https://gf1.geo.gfsrv.net/cdn3e/ea5bf2cc93e52e22e3c1b80c7f7563.gif" draw:style-name="gr1" draw:text-style-name="P1" svg:width="1.58mm" svg:height="0.87mm" svg:x="22.66mm" svg:y="1696.86mm">
            <draw:image xlink:href="https://gf1.geo.gfsrv.net/cdn3e/ea5bf2cc93e52e22e3c1b80c7f7563.gif" xlink:type="simple" xlink:show="embed" xlink:actuate="onLoad">
              <text:p/>
            </draw:image>
          </draw:frame>
          <draw:frame draw:z-index="233" draw:name="https://gf1.geo.gfsrv.net/cdnf5/1c7545144452ec3e38c9fba216c4f9.gif" draw:style-name="gr1" draw:text-style-name="P1" svg:width="1.58mm" svg:height="0.87mm" svg:x="22.66mm" svg:y="1701.37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234" draw:name="https://gf1.geo.gfsrv.net/cdnf5/1c7545144452ec3e38c9fba216c4f9.gif" draw:style-name="gr1" draw:text-style-name="P1" svg:width="1.58mm" svg:height="0.87mm" svg:x="22.66mm" svg:y="1705.89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235" draw:name="https://gf3.geo.gfsrv.net/cdn5e/7e6b4e65bec62ac2f10ea24ba76c51.gif" draw:style-name="gr1" draw:text-style-name="P1" svg:width="1.58mm" svg:height="0.87mm" svg:x="22.66mm" svg:y="1710.4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236" draw:name="https://gf1.geo.gfsrv.net/cdnf5/1c7545144452ec3e38c9fba216c4f9.gif" draw:style-name="gr1" draw:text-style-name="P1" svg:width="1.58mm" svg:height="0.87mm" svg:x="22.66mm" svg:y="1714.92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237" draw:name="https://gf1.geo.gfsrv.net/cdnf5/1c7545144452ec3e38c9fba216c4f9.gif" draw:style-name="gr1" draw:text-style-name="P1" svg:width="1.58mm" svg:height="0.87mm" svg:x="22.66mm" svg:y="1719.43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238" draw:name="https://gf1.geo.gfsrv.net/cdnf5/1c7545144452ec3e38c9fba216c4f9.gif" draw:style-name="gr1" draw:text-style-name="P1" svg:width="1.58mm" svg:height="0.87mm" svg:x="22.66mm" svg:y="1723.95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239" draw:name="https://gf1.geo.gfsrv.net/cdnf5/1c7545144452ec3e38c9fba216c4f9.gif" draw:style-name="gr1" draw:text-style-name="P1" svg:width="1.58mm" svg:height="0.87mm" svg:x="22.66mm" svg:y="1728.47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240" draw:name="https://gf3.geo.gfsrv.net/cdn5e/7e6b4e65bec62ac2f10ea24ba76c51.gif" draw:style-name="gr1" draw:text-style-name="P1" svg:width="1.58mm" svg:height="0.87mm" svg:x="22.66mm" svg:y="1732.98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241" draw:name="https://gf1.geo.gfsrv.net/cdnf5/1c7545144452ec3e38c9fba216c4f9.gif" draw:style-name="gr1" draw:text-style-name="P1" svg:width="1.58mm" svg:height="0.87mm" svg:x="22.66mm" svg:y="1737.5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242" draw:name="https://gf1.geo.gfsrv.net/cdnf5/1c7545144452ec3e38c9fba216c4f9.gif" draw:style-name="gr1" draw:text-style-name="P1" svg:width="1.58mm" svg:height="0.87mm" svg:x="22.66mm" svg:y="1742.01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243" draw:name="https://gf3.geo.gfsrv.net/cdn5e/7e6b4e65bec62ac2f10ea24ba76c51.gif" draw:style-name="gr1" draw:text-style-name="P1" svg:width="1.58mm" svg:height="0.87mm" svg:x="22.66mm" svg:y="1746.53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244" draw:name="https://gf3.geo.gfsrv.net/cdn5e/7e6b4e65bec62ac2f10ea24ba76c51.gif" draw:style-name="gr1" draw:text-style-name="P1" svg:width="1.58mm" svg:height="0.87mm" svg:x="22.66mm" svg:y="1751.04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245" draw:name="https://gf1.geo.gfsrv.net/cdnf5/1c7545144452ec3e38c9fba216c4f9.gif" draw:style-name="gr1" draw:text-style-name="P1" svg:width="1.58mm" svg:height="0.87mm" svg:x="22.66mm" svg:y="1755.56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246" draw:name="https://gf1.geo.gfsrv.net/cdnf5/1c7545144452ec3e38c9fba216c4f9.gif" draw:style-name="gr1" draw:text-style-name="P1" svg:width="1.58mm" svg:height="0.87mm" svg:x="22.66mm" svg:y="1760.07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247" draw:name="https://gf3.geo.gfsrv.net/cdn5e/7e6b4e65bec62ac2f10ea24ba76c51.gif" draw:style-name="gr1" draw:text-style-name="P1" svg:width="1.58mm" svg:height="0.87mm" svg:x="22.66mm" svg:y="1764.59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248" draw:name="https://gf1.geo.gfsrv.net/cdnf5/1c7545144452ec3e38c9fba216c4f9.gif" draw:style-name="gr1" draw:text-style-name="P1" svg:width="1.58mm" svg:height="0.87mm" svg:x="22.66mm" svg:y="1769.11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249" draw:name="https://gf1.geo.gfsrv.net/cdnf5/1c7545144452ec3e38c9fba216c4f9.gif" draw:style-name="gr1" draw:text-style-name="P1" svg:width="1.58mm" svg:height="0.87mm" svg:x="22.66mm" svg:y="1773.62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250" draw:name="https://gf3.geo.gfsrv.net/cdn5e/7e6b4e65bec62ac2f10ea24ba76c51.gif" draw:style-name="gr1" draw:text-style-name="P1" svg:width="1.58mm" svg:height="0.87mm" svg:x="22.66mm" svg:y="1778.14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251" draw:name="https://gf1.geo.gfsrv.net/cdnf5/1c7545144452ec3e38c9fba216c4f9.gif" draw:style-name="gr1" draw:text-style-name="P1" svg:width="1.58mm" svg:height="0.87mm" svg:x="22.66mm" svg:y="1782.65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252" draw:name="https://gf3.geo.gfsrv.net/cdn5e/7e6b4e65bec62ac2f10ea24ba76c51.gif" draw:style-name="gr1" draw:text-style-name="P1" svg:width="1.58mm" svg:height="0.87mm" svg:x="22.66mm" svg:y="1787.17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253" draw:name="https://gf3.geo.gfsrv.net/cdn5e/7e6b4e65bec62ac2f10ea24ba76c51.gif" draw:style-name="gr1" draw:text-style-name="P1" svg:width="1.58mm" svg:height="0.87mm" svg:x="22.66mm" svg:y="1791.68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254" draw:name="https://gf3.geo.gfsrv.net/cdn5e/7e6b4e65bec62ac2f10ea24ba76c51.gif" draw:style-name="gr1" draw:text-style-name="P1" svg:width="1.58mm" svg:height="0.87mm" svg:x="22.66mm" svg:y="1796.2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255" draw:name="https://gf1.geo.gfsrv.net/cdnf5/1c7545144452ec3e38c9fba216c4f9.gif" draw:style-name="gr1" draw:text-style-name="P1" svg:width="1.58mm" svg:height="0.87mm" svg:x="22.66mm" svg:y="1800.71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256" draw:name="https://gf1.geo.gfsrv.net/cdnf5/1c7545144452ec3e38c9fba216c4f9.gif" draw:style-name="gr1" draw:text-style-name="P1" svg:width="1.58mm" svg:height="0.87mm" svg:x="22.66mm" svg:y="1805.23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257" draw:name="https://gf3.geo.gfsrv.net/cdn5e/7e6b4e65bec62ac2f10ea24ba76c51.gif" draw:style-name="gr1" draw:text-style-name="P1" svg:width="1.58mm" svg:height="0.87mm" svg:x="22.66mm" svg:y="1809.75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258" draw:name="https://gf3.geo.gfsrv.net/cdn5e/7e6b4e65bec62ac2f10ea24ba76c51.gif" draw:style-name="gr1" draw:text-style-name="P1" svg:width="1.58mm" svg:height="0.87mm" svg:x="22.66mm" svg:y="1814.26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259" draw:name="https://gf3.geo.gfsrv.net/cdn5e/7e6b4e65bec62ac2f10ea24ba76c51.gif" draw:style-name="gr1" draw:text-style-name="P1" svg:width="1.58mm" svg:height="0.87mm" svg:x="22.66mm" svg:y="1818.78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260" draw:name="https://gf1.geo.gfsrv.net/cdn3e/ea5bf2cc93e52e22e3c1b80c7f7563.gif" draw:style-name="gr1" draw:text-style-name="P1" svg:width="1.58mm" svg:height="0.87mm" svg:x="22.66mm" svg:y="1823.29mm">
            <draw:image xlink:href="https://gf1.geo.gfsrv.net/cdn3e/ea5bf2cc93e52e22e3c1b80c7f7563.gif" xlink:type="simple" xlink:show="embed" xlink:actuate="onLoad">
              <text:p/>
            </draw:image>
          </draw:frame>
          <draw:frame draw:z-index="261" draw:name="https://gf1.geo.gfsrv.net/cdn3e/ea5bf2cc93e52e22e3c1b80c7f7563.gif" draw:style-name="gr1" draw:text-style-name="P1" svg:width="1.58mm" svg:height="0.87mm" svg:x="22.66mm" svg:y="1827.81mm">
            <draw:image xlink:href="https://gf1.geo.gfsrv.net/cdn3e/ea5bf2cc93e52e22e3c1b80c7f7563.gif" xlink:type="simple" xlink:show="embed" xlink:actuate="onLoad">
              <text:p/>
            </draw:image>
          </draw:frame>
          <draw:frame draw:z-index="262" draw:name="https://gf3.geo.gfsrv.net/cdn5e/7e6b4e65bec62ac2f10ea24ba76c51.gif" draw:style-name="gr1" draw:text-style-name="P1" svg:width="1.58mm" svg:height="0.87mm" svg:x="22.66mm" svg:y="1832.32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263" draw:name="https://gf3.geo.gfsrv.net/cdn5e/7e6b4e65bec62ac2f10ea24ba76c51.gif" draw:style-name="gr1" draw:text-style-name="P1" svg:width="1.58mm" svg:height="0.87mm" svg:x="22.66mm" svg:y="1836.84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264" draw:name="https://gf3.geo.gfsrv.net/cdn5e/7e6b4e65bec62ac2f10ea24ba76c51.gif" draw:style-name="gr1" draw:text-style-name="P1" svg:width="1.58mm" svg:height="0.87mm" svg:x="22.66mm" svg:y="1841.35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265" draw:name="https://gf3.geo.gfsrv.net/cdn5e/7e6b4e65bec62ac2f10ea24ba76c51.gif" draw:style-name="gr1" draw:text-style-name="P1" svg:width="1.58mm" svg:height="0.87mm" svg:x="22.66mm" svg:y="1845.87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266" draw:name="https://gf1.geo.gfsrv.net/cdnf5/1c7545144452ec3e38c9fba216c4f9.gif" draw:style-name="gr1" draw:text-style-name="P1" svg:width="1.58mm" svg:height="0.87mm" svg:x="22.66mm" svg:y="1850.39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267" draw:name="https://gf1.geo.gfsrv.net/cdnf5/1c7545144452ec3e38c9fba216c4f9.gif" draw:style-name="gr1" draw:text-style-name="P1" svg:width="1.58mm" svg:height="0.87mm" svg:x="22.66mm" svg:y="1854.9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268" draw:name="https://gf3.geo.gfsrv.net/cdn5e/7e6b4e65bec62ac2f10ea24ba76c51.gif" draw:style-name="gr1" draw:text-style-name="P1" svg:width="1.58mm" svg:height="0.87mm" svg:x="22.66mm" svg:y="1859.42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269" draw:name="https://gf3.geo.gfsrv.net/cdn5e/7e6b4e65bec62ac2f10ea24ba76c51.gif" draw:style-name="gr1" draw:text-style-name="P1" svg:width="1.58mm" svg:height="0.87mm" svg:x="22.66mm" svg:y="1863.93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270" draw:name="https://gf1.geo.gfsrv.net/cdnf5/1c7545144452ec3e38c9fba216c4f9.gif" draw:style-name="gr1" draw:text-style-name="P1" svg:width="1.58mm" svg:height="0.87mm" svg:x="22.66mm" svg:y="1868.45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271" draw:name="https://gf3.geo.gfsrv.net/cdn5e/7e6b4e65bec62ac2f10ea24ba76c51.gif" draw:style-name="gr1" draw:text-style-name="P1" svg:width="1.58mm" svg:height="0.87mm" svg:x="22.66mm" svg:y="1872.96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272" draw:name="https://gf3.geo.gfsrv.net/cdn5e/7e6b4e65bec62ac2f10ea24ba76c51.gif" draw:style-name="gr1" draw:text-style-name="P1" svg:width="1.58mm" svg:height="0.87mm" svg:x="22.66mm" svg:y="1877.48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273" draw:name="https://gf3.geo.gfsrv.net/cdn5e/7e6b4e65bec62ac2f10ea24ba76c51.gif" draw:style-name="gr1" draw:text-style-name="P1" svg:width="1.58mm" svg:height="0.87mm" svg:x="22.66mm" svg:y="1881.99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274" draw:name="https://gf3.geo.gfsrv.net/cdn5e/7e6b4e65bec62ac2f10ea24ba76c51.gif" draw:style-name="gr1" draw:text-style-name="P1" svg:width="1.58mm" svg:height="0.87mm" svg:x="22.66mm" svg:y="1886.51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275" draw:name="https://gf3.geo.gfsrv.net/cdn5e/7e6b4e65bec62ac2f10ea24ba76c51.gif" draw:style-name="gr1" draw:text-style-name="P1" svg:width="1.58mm" svg:height="0.87mm" svg:x="22.66mm" svg:y="1891.03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276" draw:name="https://gf1.geo.gfsrv.net/cdnf5/1c7545144452ec3e38c9fba216c4f9.gif" draw:style-name="gr1" draw:text-style-name="P1" svg:width="1.58mm" svg:height="0.87mm" svg:x="22.66mm" svg:y="1895.54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277" draw:name="https://gf1.geo.gfsrv.net/cdnf5/1c7545144452ec3e38c9fba216c4f9.gif" draw:style-name="gr1" draw:text-style-name="P1" svg:width="1.58mm" svg:height="0.87mm" svg:x="22.66mm" svg:y="1900.06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278" draw:name="https://gf1.geo.gfsrv.net/cdnf5/1c7545144452ec3e38c9fba216c4f9.gif" draw:style-name="gr1" draw:text-style-name="P1" svg:width="1.58mm" svg:height="0.87mm" svg:x="22.66mm" svg:y="1904.57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279" draw:name="https://gf3.geo.gfsrv.net/cdn5e/7e6b4e65bec62ac2f10ea24ba76c51.gif" draw:style-name="gr1" draw:text-style-name="P1" svg:width="1.58mm" svg:height="0.87mm" svg:x="22.66mm" svg:y="1909.09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280" draw:name="https://gf3.geo.gfsrv.net/cdn5e/7e6b4e65bec62ac2f10ea24ba76c51.gif" draw:style-name="gr1" draw:text-style-name="P1" svg:width="1.58mm" svg:height="0.87mm" svg:x="22.66mm" svg:y="1913.6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281" draw:name="https://gf3.geo.gfsrv.net/cdn5e/7e6b4e65bec62ac2f10ea24ba76c51.gif" draw:style-name="gr1" draw:text-style-name="P1" svg:width="1.58mm" svg:height="0.87mm" svg:x="22.66mm" svg:y="1918.12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282" draw:name="https://gf3.geo.gfsrv.net/cdn5e/7e6b4e65bec62ac2f10ea24ba76c51.gif" draw:style-name="gr1" draw:text-style-name="P1" svg:width="1.58mm" svg:height="0.87mm" svg:x="22.66mm" svg:y="1922.63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283" draw:name="https://gf3.geo.gfsrv.net/cdn5e/7e6b4e65bec62ac2f10ea24ba76c51.gif" draw:style-name="gr1" draw:text-style-name="P1" svg:width="1.58mm" svg:height="0.87mm" svg:x="22.66mm" svg:y="1927.15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284" draw:name="https://gf1.geo.gfsrv.net/cdnf5/1c7545144452ec3e38c9fba216c4f9.gif" draw:style-name="gr1" draw:text-style-name="P1" svg:width="1.58mm" svg:height="0.87mm" svg:x="22.66mm" svg:y="1931.67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285" draw:name="https://gf1.geo.gfsrv.net/cdnf5/1c7545144452ec3e38c9fba216c4f9.gif" draw:style-name="gr1" draw:text-style-name="P1" svg:width="1.58mm" svg:height="0.87mm" svg:x="22.66mm" svg:y="1936.18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286" draw:name="https://gf1.geo.gfsrv.net/cdnf5/1c7545144452ec3e38c9fba216c4f9.gif" draw:style-name="gr1" draw:text-style-name="P1" svg:width="1.58mm" svg:height="0.87mm" svg:x="22.66mm" svg:y="1940.7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287" draw:name="https://gf3.geo.gfsrv.net/cdn5e/7e6b4e65bec62ac2f10ea24ba76c51.gif" draw:style-name="gr1" draw:text-style-name="P1" svg:width="1.58mm" svg:height="0.87mm" svg:x="22.66mm" svg:y="1945.21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288" draw:name="https://gf3.geo.gfsrv.net/cdn5e/7e6b4e65bec62ac2f10ea24ba76c51.gif" draw:style-name="gr1" draw:text-style-name="P1" svg:width="1.58mm" svg:height="0.87mm" svg:x="22.66mm" svg:y="1949.73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289" draw:name="https://gf3.geo.gfsrv.net/cdn5e/7e6b4e65bec62ac2f10ea24ba76c51.gif" draw:style-name="gr1" draw:text-style-name="P1" svg:width="1.58mm" svg:height="0.87mm" svg:x="22.66mm" svg:y="1954.24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290" draw:name="https://gf1.geo.gfsrv.net/cdnf5/1c7545144452ec3e38c9fba216c4f9.gif" draw:style-name="gr1" draw:text-style-name="P1" svg:width="1.58mm" svg:height="0.87mm" svg:x="22.66mm" svg:y="1958.76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291" draw:name="https://gf3.geo.gfsrv.net/cdn5e/7e6b4e65bec62ac2f10ea24ba76c51.gif" draw:style-name="gr1" draw:text-style-name="P1" svg:width="1.58mm" svg:height="0.87mm" svg:x="22.66mm" svg:y="1963.27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292" draw:name="https://gf1.geo.gfsrv.net/cdnf5/1c7545144452ec3e38c9fba216c4f9.gif" draw:style-name="gr1" draw:text-style-name="P1" svg:width="1.58mm" svg:height="0.87mm" svg:x="22.66mm" svg:y="1967.79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293" draw:name="https://gf3.geo.gfsrv.net/cdn5e/7e6b4e65bec62ac2f10ea24ba76c51.gif" draw:style-name="gr1" draw:text-style-name="P1" svg:width="1.58mm" svg:height="0.87mm" svg:x="22.66mm" svg:y="1972.31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294" draw:name="https://gf3.geo.gfsrv.net/cdn5e/7e6b4e65bec62ac2f10ea24ba76c51.gif" draw:style-name="gr1" draw:text-style-name="P1" svg:width="1.58mm" svg:height="0.87mm" svg:x="22.66mm" svg:y="1976.82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295" draw:name="https://gf1.geo.gfsrv.net/cdnf5/1c7545144452ec3e38c9fba216c4f9.gif" draw:style-name="gr1" draw:text-style-name="P1" svg:width="1.58mm" svg:height="0.87mm" svg:x="22.66mm" svg:y="1981.34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296" draw:name="https://gf3.geo.gfsrv.net/cdn5e/7e6b4e65bec62ac2f10ea24ba76c51.gif" draw:style-name="gr1" draw:text-style-name="P1" svg:width="1.58mm" svg:height="0.87mm" svg:x="22.66mm" svg:y="1985.85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297" draw:name="https://gf3.geo.gfsrv.net/cdn5e/7e6b4e65bec62ac2f10ea24ba76c51.gif" draw:style-name="gr1" draw:text-style-name="P1" svg:width="1.58mm" svg:height="0.87mm" svg:x="22.66mm" svg:y="2284.51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298" draw:name="https://gf3.geo.gfsrv.net/cdn5e/7e6b4e65bec62ac2f10ea24ba76c51.gif" draw:style-name="gr1" draw:text-style-name="P1" svg:width="1.58mm" svg:height="0.87mm" svg:x="22.66mm" svg:y="2289.03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299" draw:name="https://gf1.geo.gfsrv.net/cdnf5/1c7545144452ec3e38c9fba216c4f9.gif" draw:style-name="gr1" draw:text-style-name="P1" svg:width="1.58mm" svg:height="0.87mm" svg:x="22.66mm" svg:y="2293.54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300" draw:name="https://gf3.geo.gfsrv.net/cdn5e/7e6b4e65bec62ac2f10ea24ba76c51.gif" draw:style-name="gr1" draw:text-style-name="P1" svg:width="1.58mm" svg:height="0.87mm" svg:x="22.66mm" svg:y="2298.06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301" draw:name="https://gf3.geo.gfsrv.net/cdn5e/7e6b4e65bec62ac2f10ea24ba76c51.gif" draw:style-name="gr1" draw:text-style-name="P1" svg:width="1.58mm" svg:height="0.87mm" svg:x="22.66mm" svg:y="2302.58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302" draw:name="https://gf3.geo.gfsrv.net/cdn5e/7e6b4e65bec62ac2f10ea24ba76c51.gif" draw:style-name="gr1" draw:text-style-name="P1" svg:width="1.58mm" svg:height="0.87mm" svg:x="22.66mm" svg:y="2307.09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303" draw:name="https://gf3.geo.gfsrv.net/cdn5e/7e6b4e65bec62ac2f10ea24ba76c51.gif" draw:style-name="gr1" draw:text-style-name="P1" svg:width="1.58mm" svg:height="0.87mm" svg:x="22.66mm" svg:y="2311.61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304" draw:name="https://gf1.geo.gfsrv.net/cdnf5/1c7545144452ec3e38c9fba216c4f9.gif" draw:style-name="gr1" draw:text-style-name="P1" svg:width="1.58mm" svg:height="0.87mm" svg:x="22.66mm" svg:y="2316.12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305" draw:name="https://gf3.geo.gfsrv.net/cdn5e/7e6b4e65bec62ac2f10ea24ba76c51.gif" draw:style-name="gr1" draw:text-style-name="P1" svg:width="1.58mm" svg:height="0.87mm" svg:x="22.66mm" svg:y="2320.64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306" draw:name="https://gf1.geo.gfsrv.net/cdnf5/1c7545144452ec3e38c9fba216c4f9.gif" draw:style-name="gr1" draw:text-style-name="P1" svg:width="1.58mm" svg:height="0.87mm" svg:x="22.66mm" svg:y="2325.15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307" draw:name="https://gf3.geo.gfsrv.net/cdn5e/7e6b4e65bec62ac2f10ea24ba76c51.gif" draw:style-name="gr1" draw:text-style-name="P1" svg:width="1.58mm" svg:height="0.87mm" svg:x="22.66mm" svg:y="2329.67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308" draw:name="https://gf3.geo.gfsrv.net/cdn5e/7e6b4e65bec62ac2f10ea24ba76c51.gif" draw:style-name="gr1" draw:text-style-name="P1" svg:width="1.58mm" svg:height="0.87mm" svg:x="22.66mm" svg:y="2334.18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309" draw:name="https://gf1.geo.gfsrv.net/cdnf5/1c7545144452ec3e38c9fba216c4f9.gif" draw:style-name="gr1" draw:text-style-name="P1" svg:width="1.58mm" svg:height="0.87mm" svg:x="22.66mm" svg:y="2338.7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310" draw:name="https://gf3.geo.gfsrv.net/cdn5e/7e6b4e65bec62ac2f10ea24ba76c51.gif" draw:style-name="gr1" draw:text-style-name="P1" svg:width="1.58mm" svg:height="0.87mm" svg:x="22.66mm" svg:y="2343.22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311" draw:name="https://gf1.geo.gfsrv.net/cdn3e/ea5bf2cc93e52e22e3c1b80c7f7563.gif" draw:style-name="gr1" draw:text-style-name="P1" svg:width="1.58mm" svg:height="0.87mm" svg:x="22.66mm" svg:y="2347.73mm">
            <draw:image xlink:href="https://gf1.geo.gfsrv.net/cdn3e/ea5bf2cc93e52e22e3c1b80c7f7563.gif" xlink:type="simple" xlink:show="embed" xlink:actuate="onLoad">
              <text:p/>
            </draw:image>
          </draw:frame>
          <draw:frame draw:z-index="312" draw:name="https://gf3.geo.gfsrv.net/cdn5e/7e6b4e65bec62ac2f10ea24ba76c51.gif" draw:style-name="gr1" draw:text-style-name="P1" svg:width="1.58mm" svg:height="0.87mm" svg:x="22.66mm" svg:y="2352.25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313" draw:name="https://gf1.geo.gfsrv.net/cdn3e/ea5bf2cc93e52e22e3c1b80c7f7563.gif" draw:style-name="gr1" draw:text-style-name="P1" svg:width="1.58mm" svg:height="0.87mm" svg:x="22.66mm" svg:y="2356.76mm">
            <draw:image xlink:href="https://gf1.geo.gfsrv.net/cdn3e/ea5bf2cc93e52e22e3c1b80c7f7563.gif" xlink:type="simple" xlink:show="embed" xlink:actuate="onLoad">
              <text:p/>
            </draw:image>
          </draw:frame>
          <draw:frame draw:z-index="314" draw:name="https://gf1.geo.gfsrv.net/cdnf5/1c7545144452ec3e38c9fba216c4f9.gif" draw:style-name="gr1" draw:text-style-name="P1" svg:width="1.58mm" svg:height="0.87mm" svg:x="22.66mm" svg:y="2361.28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315" draw:name="https://gf1.geo.gfsrv.net/cdnf5/1c7545144452ec3e38c9fba216c4f9.gif" draw:style-name="gr1" draw:text-style-name="P1" svg:width="1.58mm" svg:height="0.87mm" svg:x="22.66mm" svg:y="2365.79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316" draw:name="https://gf3.geo.gfsrv.net/cdn5e/7e6b4e65bec62ac2f10ea24ba76c51.gif" draw:style-name="gr1" draw:text-style-name="P1" svg:width="1.58mm" svg:height="0.87mm" svg:x="22.66mm" svg:y="2370.31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317" draw:name="https://gf3.geo.gfsrv.net/cdn5e/7e6b4e65bec62ac2f10ea24ba76c51.gif" draw:style-name="gr1" draw:text-style-name="P1" svg:width="1.58mm" svg:height="0.87mm" svg:x="22.66mm" svg:y="2374.82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318" draw:name="https://gf3.geo.gfsrv.net/cdn5e/7e6b4e65bec62ac2f10ea24ba76c51.gif" draw:style-name="gr1" draw:text-style-name="P1" svg:width="1.58mm" svg:height="0.87mm" svg:x="22.66mm" svg:y="2379.34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319" draw:name="https://gf1.geo.gfsrv.net/cdnf5/1c7545144452ec3e38c9fba216c4f9.gif" draw:style-name="gr1" draw:text-style-name="P1" svg:width="1.58mm" svg:height="0.87mm" svg:x="22.66mm" svg:y="2383.86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320" draw:name="https://gf3.geo.gfsrv.net/cdn5e/7e6b4e65bec62ac2f10ea24ba76c51.gif" draw:style-name="gr1" draw:text-style-name="P1" svg:width="1.58mm" svg:height="0.87mm" svg:x="22.66mm" svg:y="2388.37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321" draw:name="https://gf1.geo.gfsrv.net/cdn3e/ea5bf2cc93e52e22e3c1b80c7f7563.gif" draw:style-name="gr1" draw:text-style-name="P1" svg:width="1.58mm" svg:height="0.87mm" svg:x="22.66mm" svg:y="2392.89mm">
            <draw:image xlink:href="https://gf1.geo.gfsrv.net/cdn3e/ea5bf2cc93e52e22e3c1b80c7f7563.gif" xlink:type="simple" xlink:show="embed" xlink:actuate="onLoad">
              <text:p/>
            </draw:image>
          </draw:frame>
          <draw:frame draw:z-index="322" draw:name="https://gf1.geo.gfsrv.net/cdnf5/1c7545144452ec3e38c9fba216c4f9.gif" draw:style-name="gr1" draw:text-style-name="P1" svg:width="1.58mm" svg:height="0.87mm" svg:x="22.66mm" svg:y="2397.4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323" draw:name="https://gf1.geo.gfsrv.net/cdnf5/1c7545144452ec3e38c9fba216c4f9.gif" draw:style-name="gr1" draw:text-style-name="P1" svg:width="1.58mm" svg:height="0.87mm" svg:x="22.66mm" svg:y="2401.92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324" draw:name="https://gf1.geo.gfsrv.net/cdnf5/1c7545144452ec3e38c9fba216c4f9.gif" draw:style-name="gr1" draw:text-style-name="P1" svg:width="1.58mm" svg:height="0.87mm" svg:x="22.66mm" svg:y="2406.43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325" draw:name="https://gf1.geo.gfsrv.net/cdn3e/ea5bf2cc93e52e22e3c1b80c7f7563.gif" draw:style-name="gr1" draw:text-style-name="P1" svg:width="1.58mm" svg:height="0.87mm" svg:x="22.66mm" svg:y="2410.95mm">
            <draw:image xlink:href="https://gf1.geo.gfsrv.net/cdn3e/ea5bf2cc93e52e22e3c1b80c7f7563.gif" xlink:type="simple" xlink:show="embed" xlink:actuate="onLoad">
              <text:p/>
            </draw:image>
          </draw:frame>
          <draw:frame draw:z-index="326" draw:name="https://gf3.geo.gfsrv.net/cdn5e/7e6b4e65bec62ac2f10ea24ba76c51.gif" draw:style-name="gr1" draw:text-style-name="P1" svg:width="1.58mm" svg:height="0.87mm" svg:x="22.66mm" svg:y="2415.46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327" draw:name="https://gf3.geo.gfsrv.net/cdn5e/7e6b4e65bec62ac2f10ea24ba76c51.gif" draw:style-name="gr1" draw:text-style-name="P1" svg:width="1.58mm" svg:height="0.87mm" svg:x="22.66mm" svg:y="2419.98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328" draw:name="https://gf1.geo.gfsrv.net/cdnf5/1c7545144452ec3e38c9fba216c4f9.gif" draw:style-name="gr1" draw:text-style-name="P1" svg:width="1.58mm" svg:height="0.87mm" svg:x="22.66mm" svg:y="2424.5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329" draw:name="https://gf1.geo.gfsrv.net/cdnf5/1c7545144452ec3e38c9fba216c4f9.gif" draw:style-name="gr1" draw:text-style-name="P1" svg:width="1.58mm" svg:height="0.87mm" svg:x="22.66mm" svg:y="2429.01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330" draw:name="https://gf1.geo.gfsrv.net/cdnf5/1c7545144452ec3e38c9fba216c4f9.gif" draw:style-name="gr1" draw:text-style-name="P1" svg:width="1.58mm" svg:height="0.87mm" svg:x="22.66mm" svg:y="2433.53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331" draw:name="https://gf3.geo.gfsrv.net/cdn5e/7e6b4e65bec62ac2f10ea24ba76c51.gif" draw:style-name="gr1" draw:text-style-name="P1" svg:width="1.58mm" svg:height="0.87mm" svg:x="22.66mm" svg:y="2438.04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332" draw:name="https://gf3.geo.gfsrv.net/cdn5e/7e6b4e65bec62ac2f10ea24ba76c51.gif" draw:style-name="gr1" draw:text-style-name="P1" svg:width="1.58mm" svg:height="0.87mm" svg:x="22.66mm" svg:y="2442.56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333" draw:name="https://gf1.geo.gfsrv.net/cdnf5/1c7545144452ec3e38c9fba216c4f9.gif" draw:style-name="gr1" draw:text-style-name="P1" svg:width="1.58mm" svg:height="0.87mm" svg:x="22.66mm" svg:y="2447.07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334" draw:name="https://gf3.geo.gfsrv.net/cdn5e/7e6b4e65bec62ac2f10ea24ba76c51.gif" draw:style-name="gr1" draw:text-style-name="P1" svg:width="1.58mm" svg:height="0.87mm" svg:x="22.66mm" svg:y="2451.59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335" draw:name="https://gf3.geo.gfsrv.net/cdn5e/7e6b4e65bec62ac2f10ea24ba76c51.gif" draw:style-name="gr1" draw:text-style-name="P1" svg:width="1.58mm" svg:height="0.87mm" svg:x="22.66mm" svg:y="2456.1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336" draw:name="https://gf3.geo.gfsrv.net/cdn5e/7e6b4e65bec62ac2f10ea24ba76c51.gif" draw:style-name="gr1" draw:text-style-name="P1" svg:width="1.58mm" svg:height="0.87mm" svg:x="22.66mm" svg:y="2460.62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337" draw:name="https://gf1.geo.gfsrv.net/cdnf5/1c7545144452ec3e38c9fba216c4f9.gif" draw:style-name="gr1" draw:text-style-name="P1" svg:width="1.58mm" svg:height="0.87mm" svg:x="22.66mm" svg:y="2465.14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338" draw:name="https://gf1.geo.gfsrv.net/cdnf5/1c7545144452ec3e38c9fba216c4f9.gif" draw:style-name="gr1" draw:text-style-name="P1" svg:width="1.58mm" svg:height="0.87mm" svg:x="22.66mm" svg:y="2469.65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339" draw:name="https://gf1.geo.gfsrv.net/cdn3e/ea5bf2cc93e52e22e3c1b80c7f7563.gif" draw:style-name="gr1" draw:text-style-name="P1" svg:width="1.58mm" svg:height="0.87mm" svg:x="22.66mm" svg:y="2474.17mm">
            <draw:image xlink:href="https://gf1.geo.gfsrv.net/cdn3e/ea5bf2cc93e52e22e3c1b80c7f7563.gif" xlink:type="simple" xlink:show="embed" xlink:actuate="onLoad">
              <text:p/>
            </draw:image>
          </draw:frame>
          <draw:frame draw:z-index="340" draw:name="https://gf1.geo.gfsrv.net/cdnf5/1c7545144452ec3e38c9fba216c4f9.gif" draw:style-name="gr1" draw:text-style-name="P1" svg:width="1.58mm" svg:height="0.87mm" svg:x="22.66mm" svg:y="2478.68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341" draw:name="https://gf3.geo.gfsrv.net/cdn5e/7e6b4e65bec62ac2f10ea24ba76c51.gif" draw:style-name="gr1" draw:text-style-name="P1" svg:width="1.58mm" svg:height="0.87mm" svg:x="22.66mm" svg:y="2483.2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342" draw:name="https://gf3.geo.gfsrv.net/cdn5e/7e6b4e65bec62ac2f10ea24ba76c51.gif" draw:style-name="gr1" draw:text-style-name="P1" svg:width="1.58mm" svg:height="0.87mm" svg:x="22.66mm" svg:y="2487.71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343" draw:name="https://gf3.geo.gfsrv.net/cdn5e/7e6b4e65bec62ac2f10ea24ba76c51.gif" draw:style-name="gr1" draw:text-style-name="P1" svg:width="1.58mm" svg:height="0.87mm" svg:x="22.66mm" svg:y="2492.23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344" draw:name="https://gf3.geo.gfsrv.net/cdn5e/7e6b4e65bec62ac2f10ea24ba76c51.gif" draw:style-name="gr1" draw:text-style-name="P1" svg:width="1.58mm" svg:height="0.87mm" svg:x="22.66mm" svg:y="2496.74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345" draw:name="https://gf1.geo.gfsrv.net/cdnf5/1c7545144452ec3e38c9fba216c4f9.gif" draw:style-name="gr1" draw:text-style-name="P1" svg:width="1.58mm" svg:height="0.87mm" svg:x="22.66mm" svg:y="2501.26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346" draw:name="https://gf1.geo.gfsrv.net/cdnf5/1c7545144452ec3e38c9fba216c4f9.gif" draw:style-name="gr1" draw:text-style-name="P1" svg:width="1.58mm" svg:height="0.87mm" svg:x="22.66mm" svg:y="2505.78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347" draw:name="https://gf3.geo.gfsrv.net/cdn5e/7e6b4e65bec62ac2f10ea24ba76c51.gif" draw:style-name="gr1" draw:text-style-name="P1" svg:width="1.58mm" svg:height="0.87mm" svg:x="22.66mm" svg:y="2510.29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348" draw:name="https://gf3.geo.gfsrv.net/cdn5e/7e6b4e65bec62ac2f10ea24ba76c51.gif" draw:style-name="gr1" draw:text-style-name="P1" svg:width="1.58mm" svg:height="0.87mm" svg:x="22.66mm" svg:y="2514.81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349" draw:name="https://gf3.geo.gfsrv.net/cdn5e/7e6b4e65bec62ac2f10ea24ba76c51.gif" draw:style-name="gr1" draw:text-style-name="P1" svg:width="1.58mm" svg:height="0.87mm" svg:x="22.66mm" svg:y="2519.32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350" draw:name="https://gf1.geo.gfsrv.net/cdnf5/1c7545144452ec3e38c9fba216c4f9.gif" draw:style-name="gr1" draw:text-style-name="P1" svg:width="1.58mm" svg:height="0.87mm" svg:x="22.66mm" svg:y="2523.84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351" draw:name="https://gf3.geo.gfsrv.net/cdn5e/7e6b4e65bec62ac2f10ea24ba76c51.gif" draw:style-name="gr1" draw:text-style-name="P1" svg:width="1.58mm" svg:height="0.87mm" svg:x="22.66mm" svg:y="2528.35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352" draw:name="https://gf3.geo.gfsrv.net/cdn5e/7e6b4e65bec62ac2f10ea24ba76c51.gif" draw:style-name="gr1" draw:text-style-name="P1" svg:width="1.58mm" svg:height="0.87mm" svg:x="22.66mm" svg:y="2532.87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353" draw:name="https://gf3.geo.gfsrv.net/cdn5e/7e6b4e65bec62ac2f10ea24ba76c51.gif" draw:style-name="gr1" draw:text-style-name="P1" svg:width="1.58mm" svg:height="0.87mm" svg:x="22.66mm" svg:y="2537.38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354" draw:name="https://gf3.geo.gfsrv.net/cdn5e/7e6b4e65bec62ac2f10ea24ba76c51.gif" draw:style-name="gr1" draw:text-style-name="P1" svg:width="1.58mm" svg:height="0.87mm" svg:x="22.66mm" svg:y="2541.9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355" draw:name="https://gf3.geo.gfsrv.net/cdn5e/7e6b4e65bec62ac2f10ea24ba76c51.gif" draw:style-name="gr1" draw:text-style-name="P1" svg:width="1.58mm" svg:height="0.87mm" svg:x="22.66mm" svg:y="2546.42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356" draw:name="https://gf3.geo.gfsrv.net/cdn5e/7e6b4e65bec62ac2f10ea24ba76c51.gif" draw:style-name="gr1" draw:text-style-name="P1" svg:width="1.58mm" svg:height="0.87mm" svg:x="22.66mm" svg:y="2550.93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357" draw:name="https://gf3.geo.gfsrv.net/cdn5e/7e6b4e65bec62ac2f10ea24ba76c51.gif" draw:style-name="gr1" draw:text-style-name="P1" svg:width="1.58mm" svg:height="0.87mm" svg:x="22.66mm" svg:y="2555.45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358" draw:name="https://gf1.geo.gfsrv.net/cdnf5/1c7545144452ec3e38c9fba216c4f9.gif" draw:style-name="gr1" draw:text-style-name="P1" svg:width="1.58mm" svg:height="0.87mm" svg:x="22.66mm" svg:y="2559.96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359" draw:name="https://gf1.geo.gfsrv.net/cdnf5/1c7545144452ec3e38c9fba216c4f9.gif" draw:style-name="gr1" draw:text-style-name="P1" svg:width="1.58mm" svg:height="0.87mm" svg:x="22.66mm" svg:y="2564.48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360" draw:name="https://gf1.geo.gfsrv.net/cdnf5/1c7545144452ec3e38c9fba216c4f9.gif" draw:style-name="gr1" draw:text-style-name="P1" svg:width="1.58mm" svg:height="0.87mm" svg:x="22.66mm" svg:y="2568.99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361" draw:name="https://gf3.geo.gfsrv.net/cdn5e/7e6b4e65bec62ac2f10ea24ba76c51.gif" draw:style-name="gr1" draw:text-style-name="P1" svg:width="1.58mm" svg:height="0.87mm" svg:x="22.66mm" svg:y="2573.51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362" draw:name="https://gf1.geo.gfsrv.net/cdn3e/ea5bf2cc93e52e22e3c1b80c7f7563.gif" draw:style-name="gr1" draw:text-style-name="P1" svg:width="1.58mm" svg:height="0.87mm" svg:x="22.66mm" svg:y="2578.02mm">
            <draw:image xlink:href="https://gf1.geo.gfsrv.net/cdn3e/ea5bf2cc93e52e22e3c1b80c7f7563.gif" xlink:type="simple" xlink:show="embed" xlink:actuate="onLoad">
              <text:p/>
            </draw:image>
          </draw:frame>
          <draw:frame draw:z-index="363" draw:name="https://gf3.geo.gfsrv.net/cdn5e/7e6b4e65bec62ac2f10ea24ba76c51.gif" draw:style-name="gr1" draw:text-style-name="P1" svg:width="1.58mm" svg:height="0.87mm" svg:x="22.66mm" svg:y="2582.54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364" draw:name="https://gf3.geo.gfsrv.net/cdn5e/7e6b4e65bec62ac2f10ea24ba76c51.gif" draw:style-name="gr1" draw:text-style-name="P1" svg:width="1.58mm" svg:height="0.87mm" svg:x="22.66mm" svg:y="2587.06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365" draw:name="https://gf3.geo.gfsrv.net/cdn5e/7e6b4e65bec62ac2f10ea24ba76c51.gif" draw:style-name="gr1" draw:text-style-name="P1" svg:width="1.58mm" svg:height="0.87mm" svg:x="22.66mm" svg:y="2591.57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366" draw:name="https://gf3.geo.gfsrv.net/cdn5e/7e6b4e65bec62ac2f10ea24ba76c51.gif" draw:style-name="gr1" draw:text-style-name="P1" svg:width="1.58mm" svg:height="0.87mm" svg:x="22.66mm" svg:y="2596.09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367" draw:name="https://gf1.geo.gfsrv.net/cdnf5/1c7545144452ec3e38c9fba216c4f9.gif" draw:style-name="gr1" draw:text-style-name="P1" svg:width="1.58mm" svg:height="0.87mm" svg:x="22.66mm" svg:y="2600.6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368" draw:name="https://gf1.geo.gfsrv.net/cdnf5/1c7545144452ec3e38c9fba216c4f9.gif" draw:style-name="gr1" draw:text-style-name="P1" svg:width="1.58mm" svg:height="0.87mm" svg:x="22.66mm" svg:y="2605.12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369" draw:name="https://gf1.geo.gfsrv.net/cdnf5/1c7545144452ec3e38c9fba216c4f9.gif" draw:style-name="gr1" draw:text-style-name="P1" svg:width="1.58mm" svg:height="0.87mm" svg:x="22.66mm" svg:y="2609.63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370" draw:name="https://gf1.geo.gfsrv.net/cdnf5/1c7545144452ec3e38c9fba216c4f9.gif" draw:style-name="gr1" draw:text-style-name="P1" svg:width="1.58mm" svg:height="0.87mm" svg:x="22.66mm" svg:y="2614.15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371" draw:name="https://gf3.geo.gfsrv.net/cdn5e/7e6b4e65bec62ac2f10ea24ba76c51.gif" draw:style-name="gr1" draw:text-style-name="P1" svg:width="1.58mm" svg:height="0.87mm" svg:x="22.66mm" svg:y="2618.66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372" draw:name="https://gf3.geo.gfsrv.net/cdn5e/7e6b4e65bec62ac2f10ea24ba76c51.gif" draw:style-name="gr1" draw:text-style-name="P1" svg:width="1.58mm" svg:height="0.87mm" svg:x="22.66mm" svg:y="2623.18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373" draw:name="https://gf3.geo.gfsrv.net/cdn5e/7e6b4e65bec62ac2f10ea24ba76c51.gif" draw:style-name="gr1" draw:text-style-name="P1" svg:width="1.58mm" svg:height="0.87mm" svg:x="22.66mm" svg:y="2627.7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374" draw:name="https://gf3.geo.gfsrv.net/cdn5e/7e6b4e65bec62ac2f10ea24ba76c51.gif" draw:style-name="gr1" draw:text-style-name="P1" svg:width="1.58mm" svg:height="0.87mm" svg:x="22.66mm" svg:y="2632.21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375" draw:name="https://gf3.geo.gfsrv.net/cdn5e/7e6b4e65bec62ac2f10ea24ba76c51.gif" draw:style-name="gr1" draw:text-style-name="P1" svg:width="1.58mm" svg:height="0.87mm" svg:x="22.66mm" svg:y="2636.73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376" draw:name="https://gf3.geo.gfsrv.net/cdn5e/7e6b4e65bec62ac2f10ea24ba76c51.gif" draw:style-name="gr1" draw:text-style-name="P1" svg:width="1.58mm" svg:height="0.87mm" svg:x="22.66mm" svg:y="2641.24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377" draw:name="https://gf1.geo.gfsrv.net/cdnf5/1c7545144452ec3e38c9fba216c4f9.gif" draw:style-name="gr1" draw:text-style-name="P1" svg:width="1.58mm" svg:height="0.87mm" svg:x="22.66mm" svg:y="2645.76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378" draw:name="https://gf1.geo.gfsrv.net/cdnf5/1c7545144452ec3e38c9fba216c4f9.gif" draw:style-name="gr1" draw:text-style-name="P1" svg:width="1.58mm" svg:height="0.87mm" svg:x="22.66mm" svg:y="2650.27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379" draw:name="https://gf1.geo.gfsrv.net/cdnf5/1c7545144452ec3e38c9fba216c4f9.gif" draw:style-name="gr1" draw:text-style-name="P1" svg:width="1.58mm" svg:height="0.87mm" svg:x="22.66mm" svg:y="2654.79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380" draw:name="https://gf1.geo.gfsrv.net/cdnf5/1c7545144452ec3e38c9fba216c4f9.gif" draw:style-name="gr1" draw:text-style-name="P1" svg:width="1.58mm" svg:height="0.87mm" svg:x="22.66mm" svg:y="2659.3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381" draw:name="https://gf3.geo.gfsrv.net/cdn5e/7e6b4e65bec62ac2f10ea24ba76c51.gif" draw:style-name="gr1" draw:text-style-name="P1" svg:width="1.58mm" svg:height="0.87mm" svg:x="22.66mm" svg:y="2663.82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382" draw:name="https://gf1.geo.gfsrv.net/cdnf5/1c7545144452ec3e38c9fba216c4f9.gif" draw:style-name="gr1" draw:text-style-name="P1" svg:width="1.58mm" svg:height="0.87mm" svg:x="22.66mm" svg:y="2668.34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383" draw:name="https://gf1.geo.gfsrv.net/cdnf5/1c7545144452ec3e38c9fba216c4f9.gif" draw:style-name="gr1" draw:text-style-name="P1" svg:width="1.58mm" svg:height="0.87mm" svg:x="22.66mm" svg:y="2672.85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384" draw:name="https://gf3.geo.gfsrv.net/cdn5e/7e6b4e65bec62ac2f10ea24ba76c51.gif" draw:style-name="gr1" draw:text-style-name="P1" svg:width="1.58mm" svg:height="0.87mm" svg:x="22.66mm" svg:y="2677.37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385" draw:name="https://gf3.geo.gfsrv.net/cdn5e/7e6b4e65bec62ac2f10ea24ba76c51.gif" draw:style-name="gr1" draw:text-style-name="P1" svg:width="1.58mm" svg:height="0.87mm" svg:x="22.66mm" svg:y="2681.88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386" draw:name="https://gf3.geo.gfsrv.net/cdn5e/7e6b4e65bec62ac2f10ea24ba76c51.gif" draw:style-name="gr1" draw:text-style-name="P1" svg:width="1.58mm" svg:height="0.87mm" svg:x="22.66mm" svg:y="2686.4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387" draw:name="https://gf3.geo.gfsrv.net/cdn5e/7e6b4e65bec62ac2f10ea24ba76c51.gif" draw:style-name="gr1" draw:text-style-name="P1" svg:width="1.58mm" svg:height="0.87mm" svg:x="22.66mm" svg:y="2690.91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388" draw:name="https://gf3.geo.gfsrv.net/cdn5e/7e6b4e65bec62ac2f10ea24ba76c51.gif" draw:style-name="gr1" draw:text-style-name="P1" svg:width="1.58mm" svg:height="0.87mm" svg:x="22.66mm" svg:y="2695.43mm">
            <draw:image xlink:href="https://gf3.geo.gfsrv.net/cdn5e/7e6b4e65bec62ac2f10ea24ba76c51.gif" xlink:type="simple" xlink:show="embed" xlink:actuate="onLoad">
              <text:p/>
            </draw:image>
          </draw:frame>
          <draw:frame draw:z-index="389" draw:name="https://gf1.geo.gfsrv.net/cdnf5/1c7545144452ec3e38c9fba216c4f9.gif" draw:style-name="gr1" draw:text-style-name="P1" svg:width="1.58mm" svg:height="0.87mm" svg:x="22.66mm" svg:y="2699.94mm">
            <draw:image xlink:href="https://gf1.geo.gfsrv.net/cdnf5/1c7545144452ec3e38c9fba216c4f9.gif" xlink:type="simple" xlink:show="embed" xlink:actuate="onLoad">
              <text:p/>
            </draw:image>
          </draw:frame>
          <draw:frame draw:z-index="390" draw:name="https://gf1.geo.gfsrv.net/cdnf5/1c7545144452ec3e38c9fba216c4f9.gif" draw:style-name="gr1" draw:text-style-name="P1" svg:width="1.58mm" svg:height="0.87mm" svg:x="22.66mm" svg:y="2704.46mm">
            <draw:image xlink:href="https://gf1.geo.gfsrv.net/cdnf5/1c7545144452ec3e38c9fba216c4f9.gif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number-columns-repeated="4" table:default-cell-style-name="ce1"/>
        <table:table-row table:style-name="ro2">
          <table:table-cell office:value-type="string" calcext:value-type="string">
            <text:p>Position</text:p>
          </table:table-cell>
          <table:table-cell table:style-name="ce2"/>
          <table:table-cell office:value-type="string" calcext:value-type="string">
            <text:p>Players Name (Honour points)</text:p>
          </table:table-cell>
          <table:table-cell table:style-name="ce3" office:value-type="string" calcext:value-type="string">
            <text:p>Action</text:p>
          </table:table-cell>
          <table:table-cell table:style-name="ce3" office:value-type="string" calcext:value-type="string">
            <text:p>Points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s149-en.ogame.gameforge.com/game/allianceInfo.php?allianceId=500104" xlink:type="simple">[VIP]</text:a> <text:a xlink:href="https://s149-en.ogame.gameforge.com/game/index.php?page=galaxy&amp;galaxy=1&amp;system=50&amp;position=7" xlink:type="simple">Temple (0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2115&amp;ajax=1" xlink:type="simple"> </text:a></text:p>
          </table:table-cell>
          <table:table-cell office:value-type="float" office:value="143.94" calcext:value-type="float">
            <text:p>143.94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s149-en.ogame.gameforge.com/game/allianceInfo.php?allianceId=500040" xlink:type="simple">[WCKD]</text:a> <text:a xlink:href="https://s149-en.ogame.gameforge.com/game/index.php?page=galaxy&amp;galaxy=1&amp;system=168&amp;position=4" xlink:type="simple">POWERnofear (-19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862&amp;ajax=1" xlink:type="simple"> </text:a></text:p>
          </table:table-cell>
          <table:table-cell office:value-type="float" office:value="87.581" calcext:value-type="float">
            <text:p>87.58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"/>
          <table:table-cell office:value-type="string" calcext:value-type="string">
            <text:p>  <text:a xlink:href="https://s149-en.ogame.gameforge.com/game/index.php?page=galaxy&amp;galaxy=1&amp;system=37&amp;position=5" xlink:type="simple">whahan (4.349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082&amp;ajax=1" xlink:type="simple"> </text:a></text:p>
          </table:table-cell>
          <table:table-cell office:value-type="float" office:value="83.264" calcext:value-type="float">
            <text:p>83.26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"/>
          <table:table-cell office:value-type="string" calcext:value-type="string">
            <text:p>  <text:a xlink:href="https://s149-en.ogame.gameforge.com/game/index.php?page=galaxy&amp;galaxy=1&amp;system=3&amp;position=5" xlink:type="simple">Terence Hill (-2.028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024&amp;ajax=1" xlink:type="simple"> </text:a></text:p>
          </table:table-cell>
          <table:table-cell office:value-type="float" office:value="69.376" calcext:value-type="float">
            <text:p>69.38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s149-en.ogame.gameforge.com/game/allianceInfo.php?allianceId=500005" xlink:type="simple">[O_S]</text:a> <text:a xlink:href="https://s149-en.ogame.gameforge.com/game/index.php?page=galaxy&amp;galaxy=1&amp;system=35&amp;position=6" xlink:type="simple">Demogorgon (19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189&amp;ajax=1" xlink:type="simple"> </text:a></text:p>
          </table:table-cell>
          <table:table-cell office:value-type="float" office:value="60.558" calcext:value-type="float">
            <text:p>60.56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2"/>
          <table:table-cell office:value-type="string" calcext:value-type="string">
            <text:p>  <text:a xlink:href="https://s149-en.ogame.gameforge.com/game/allianceInfo.php?allianceId=500009" xlink:type="simple">[B-P]</text:a> <text:a xlink:href="https://s149-en.ogame.gameforge.com/game/index.php?page=galaxy&amp;galaxy=1&amp;system=14&amp;position=12" xlink:type="simple">gigixxx (-557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084&amp;ajax=1" xlink:type="simple"> </text:a></text:p>
          </table:table-cell>
          <table:table-cell office:value-type="float" office:value="56.582" calcext:value-type="float">
            <text:p>56.58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s149-en.ogame.gameforge.com/game/allianceInfo.php?allianceId=500005" xlink:type="simple">[O_S]</text:a> <text:a xlink:href="https://s149-en.ogame.gameforge.com/game/index.php?page=galaxy&amp;galaxy=1&amp;system=16&amp;position=8" xlink:type="simple">W4R_MaChINE (0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094&amp;ajax=1" xlink:type="simple"> </text:a></text:p>
          </table:table-cell>
          <table:table-cell office:value-type="float" office:value="55.223" calcext:value-type="float">
            <text:p>55.22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s149-en.ogame.gameforge.com/game/allianceInfo.php?allianceId=500030" xlink:type="simple">[BlAZE]</text:a> <text:a xlink:href="https://s149-en.ogame.gameforge.com/game/index.php?page=galaxy&amp;galaxy=9&amp;system=225&amp;position=5" xlink:type="simple">AnonX (26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1658&amp;ajax=1" xlink:type="simple"> </text:a></text:p>
          </table:table-cell>
          <table:table-cell office:value-type="float" office:value="54.26" calcext:value-type="float">
            <text:p>54.26</text:p>
          </table:table-cell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s149-en.ogame.gameforge.com/game/index.php?page=galaxy&amp;galaxy=1&amp;system=39&amp;position=6" xlink:type="simple">KosiMazaki (36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207&amp;ajax=1" xlink:type="simple"> </text:a></text:p>
          </table:table-cell>
          <table:table-cell office:value-type="float" office:value="51.588" calcext:value-type="float">
            <text:p>51.59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  <text:a xlink:href="https://s149-en.ogame.gameforge.com/game/allianceInfo.php?allianceId=500013" xlink:type="simple">[JIGSAW]</text:a> <text:a xlink:href="https://s149-en.ogame.gameforge.com/game/index.php?page=galaxy&amp;galaxy=1&amp;system=62&amp;position=12" xlink:type="simple">tiddo (647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324&amp;ajax=1" xlink:type="simple"> </text:a></text:p>
          </table:table-cell>
          <table:table-cell office:value-type="float" office:value="49.272" calcext:value-type="float">
            <text:p>49.27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s149-en.ogame.gameforge.com/game/allianceInfo.php?allianceId=500009" xlink:type="simple">[B-P]</text:a> <text:a xlink:href="https://s149-en.ogame.gameforge.com/game/index.php?page=galaxy&amp;galaxy=1&amp;system=156&amp;position=8" xlink:type="simple">DrCash (-52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802&amp;ajax=1" xlink:type="simple"> </text:a></text:p>
          </table:table-cell>
          <table:table-cell office:value-type="float" office:value="49.803" calcext:value-type="float">
            <text:p>49.8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<text:a xlink:href="https://s149-en.ogame.gameforge.com/game/allianceInfo.php?allianceId=500013" xlink:type="simple">[JIGSAW]</text:a> <text:a xlink:href="https://s149-en.ogame.gameforge.com/game/index.php?page=galaxy&amp;galaxy=1&amp;system=46&amp;position=6" xlink:type="simple">CRAZYHORSE (0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240&amp;ajax=1" xlink:type="simple"> </text:a></text:p>
          </table:table-cell>
          <table:table-cell office:value-type="float" office:value="48.027" calcext:value-type="float">
            <text:p>48.03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2"/>
          <table:table-cell office:value-type="string" calcext:value-type="string">
            <text:p>  <text:a xlink:href="https://s149-en.ogame.gameforge.com/game/allianceInfo.php?allianceId=500066" xlink:type="simple">[trade]</text:a> <text:a xlink:href="https://s149-en.ogame.gameforge.com/game/index.php?page=galaxy&amp;galaxy=1&amp;system=104&amp;position=9" xlink:type="simple">thisav (-1.561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126&amp;ajax=1" xlink:type="simple"> </text:a></text:p>
          </table:table-cell>
          <table:table-cell office:value-type="float" office:value="45.657" calcext:value-type="float">
            <text:p>45.66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2"/>
          <table:table-cell office:value-type="string" calcext:value-type="string">
            <text:p>  <text:a xlink:href="https://s149-en.ogame.gameforge.com/game/allianceInfo.php?allianceId=500009" xlink:type="simple">[B-P]</text:a> <text:a xlink:href="https://s149-en.ogame.gameforge.com/game/index.php?page=galaxy&amp;galaxy=1&amp;system=22&amp;position=8" xlink:type="simple">Majzlo (1.395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124&amp;ajax=1" xlink:type="simple"> </text:a></text:p>
          </table:table-cell>
          <table:table-cell office:value-type="float" office:value="45.502" calcext:value-type="float">
            <text:p>45.5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2"/>
          <table:table-cell office:value-type="string" calcext:value-type="string">
            <text:p>  <text:a xlink:href="https://s149-en.ogame.gameforge.com/game/allianceInfo.php?allianceId=500018" xlink:type="simple">[DOOM]</text:a> <text:a xlink:href="https://s149-en.ogame.gameforge.com/game/index.php?page=galaxy&amp;galaxy=1&amp;system=66&amp;position=4" xlink:type="simple">Shady (-720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341&amp;ajax=1" xlink:type="simple"> </text:a></text:p>
          </table:table-cell>
          <table:table-cell office:value-type="float" office:value="44.261" calcext:value-type="float">
            <text:p>44.26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  <text:a xlink:href="https://s149-en.ogame.gameforge.com/game/index.php?page=galaxy&amp;galaxy=1&amp;system=224&amp;position=6" xlink:type="simple">Azhrei (-1.190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1146&amp;ajax=1" xlink:type="simple"> </text:a></text:p>
          </table:table-cell>
          <table:table-cell office:value-type="float" office:value="44.211" calcext:value-type="float">
            <text:p>44.21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<text:a xlink:href="https://s149-en.ogame.gameforge.com/game/allianceInfo.php?allianceId=500008" xlink:type="simple">[S-A]</text:a> <text:a xlink:href="https://s149-en.ogame.gameforge.com/game/index.php?page=galaxy&amp;galaxy=1&amp;system=112&amp;position=4" xlink:type="simple">MILL (-159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578&amp;ajax=1" xlink:type="simple"> </text:a></text:p>
          </table:table-cell>
          <table:table-cell office:value-type="float" office:value="43.55" calcext:value-type="float">
            <text:p>43.55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  <text:a xlink:href="https://s149-en.ogame.gameforge.com/game/index.php?page=galaxy&amp;galaxy=1&amp;system=40&amp;position=12" xlink:type="simple">MrSaw (1.308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215&amp;ajax=1" xlink:type="simple"> </text:a></text:p>
          </table:table-cell>
          <table:table-cell office:value-type="float" office:value="43.521" calcext:value-type="float">
            <text:p>43.52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<text:a xlink:href="https://s149-en.ogame.gameforge.com/game/allianceInfo.php?allianceId=500030" xlink:type="simple">[BlAZE]</text:a> <text:a xlink:href="https://s149-en.ogame.gameforge.com/game/index.php?page=galaxy&amp;galaxy=1&amp;system=43&amp;position=12" xlink:type="simple">Yxzor (155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229&amp;ajax=1" xlink:type="simple"> </text:a></text:p>
          </table:table-cell>
          <table:table-cell office:value-type="float" office:value="43.293" calcext:value-type="float">
            <text:p>43.29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a xlink:href="https://s149-en.ogame.gameforge.com/game/allianceInfo.php?allianceId=500030" xlink:type="simple">[BlAZE]</text:a> <text:a xlink:href="https://s149-en.ogame.gameforge.com/game/index.php?page=galaxy&amp;galaxy=8&amp;system=453&amp;position=4" xlink:type="simple">Sam Winchester (-386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016&amp;ajax=1" xlink:type="simple"> </text:a></text:p>
          </table:table-cell>
          <table:table-cell office:value-type="float" office:value="43.1" calcext:value-type="float">
            <text:p>43.1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  <text:a xlink:href="https://s149-en.ogame.gameforge.com/game/index.php?page=galaxy&amp;galaxy=1&amp;system=65&amp;position=11" xlink:type="simple">OTTOMANIAC (1.065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117&amp;ajax=1" xlink:type="simple"> </text:a></text:p>
          </table:table-cell>
          <table:table-cell office:value-type="float" office:value="42.822" calcext:value-type="float">
            <text:p>42.82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<text:a xlink:href="https://s149-en.ogame.gameforge.com/game/allianceInfo.php?allianceId=500009" xlink:type="simple">[B-P]</text:a> <text:a xlink:href="https://s149-en.ogame.gameforge.com/game/index.php?page=galaxy&amp;galaxy=1&amp;system=122&amp;position=4" xlink:type="simple">Mayerowsky (36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629&amp;ajax=1" xlink:type="simple"> </text:a></text:p>
          </table:table-cell>
          <table:table-cell office:value-type="float" office:value="42.501" calcext:value-type="float">
            <text:p>42.5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  <text:a xlink:href="https://s149-en.ogame.gameforge.com/game/allianceInfo.php?allianceId=500030" xlink:type="simple">[BlAZE]</text:a> <text:a xlink:href="https://s149-en.ogame.gameforge.com/game/index.php?page=galaxy&amp;galaxy=1&amp;system=164&amp;position=8" xlink:type="simple">TURK (-1.736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843&amp;ajax=1" xlink:type="simple"> </text:a></text:p>
          </table:table-cell>
          <table:table-cell office:value-type="float" office:value="41.786" calcext:value-type="float">
            <text:p>41.79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  <text:a xlink:href="https://s149-en.ogame.gameforge.com/game/allianceInfo.php?allianceId=500105" xlink:type="simple">[EMF]</text:a> <text:a xlink:href="https://s149-en.ogame.gameforge.com/game/index.php?page=galaxy&amp;galaxy=1&amp;system=22&amp;position=10" xlink:type="simple">Lukas (-759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077&amp;ajax=1" xlink:type="simple"> </text:a></text:p>
          </table:table-cell>
          <table:table-cell office:value-type="float" office:value="41.779" calcext:value-type="float">
            <text:p>41.78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<text:a xlink:href="https://s149-en.ogame.gameforge.com/game/allianceInfo.php?allianceId=500040" xlink:type="simple">[WCKD]</text:a> <text:a xlink:href="https://s149-en.ogame.gameforge.com/game/index.php?page=galaxy&amp;galaxy=1&amp;system=168&amp;position=11" xlink:type="simple">SeveneveS (89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729&amp;ajax=1" xlink:type="simple"> </text:a></text:p>
          </table:table-cell>
          <table:table-cell office:value-type="float" office:value="41.553" calcext:value-type="float">
            <text:p>41.55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a xlink:href="https://s149-en.ogame.gameforge.com/game/allianceInfo.php?allianceId=500014" xlink:type="simple">[SpaceX]</text:a> <text:a xlink:href="https://s149-en.ogame.gameforge.com/game/index.php?page=galaxy&amp;galaxy=1&amp;system=10&amp;position=10" xlink:type="simple">Calavera (86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057&amp;ajax=1" xlink:type="simple"> </text:a></text:p>
          </table:table-cell>
          <table:table-cell office:value-type="float" office:value="40.239" calcext:value-type="float">
            <text:p>40.24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  <text:a xlink:href="https://s149-en.ogame.gameforge.com/game/index.php?page=galaxy&amp;galaxy=1&amp;system=1&amp;position=8" xlink:type="simple">Palina (-2.093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007&amp;ajax=1" xlink:type="simple"> </text:a></text:p>
          </table:table-cell>
          <table:table-cell office:value-type="float" office:value="40.194" calcext:value-type="float">
            <text:p>40.19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s149-en.ogame.gameforge.com/game/allianceInfo.php?allianceId=500009" xlink:type="simple">[B-P]</text:a> <text:a xlink:href="https://s149-en.ogame.gameforge.com/game/index.php?page=galaxy&amp;galaxy=1&amp;system=26&amp;position=8" xlink:type="simple">Legat (274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149&amp;ajax=1" xlink:type="simple"> </text:a></text:p>
          </table:table-cell>
          <table:table-cell office:value-type="float" office:value="39.777" calcext:value-type="float">
            <text:p>39.78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a xlink:href="https://s149-en.ogame.gameforge.com/game/allianceInfo.php?allianceId=500014" xlink:type="simple">[SpaceX]</text:a> <text:a xlink:href="https://s149-en.ogame.gameforge.com/game/index.php?page=galaxy&amp;galaxy=1&amp;system=198&amp;position=4" xlink:type="simple">Union (6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1012&amp;ajax=1" xlink:type="simple"> </text:a></text:p>
          </table:table-cell>
          <table:table-cell office:value-type="float" office:value="39.252" calcext:value-type="float">
            <text:p>39.25</text:p>
          </table:table-cell>
        </table:table-row>
        <table:table-row table:style-name="ro4">
          <table:table-cell office:value-type="float" office:value="30" calcext:value-type="float">
            <text:p>30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<text:a xlink:href="https://s149-en.ogame.gameforge.com/game/index.php?page=galaxy&amp;galaxy=1&amp;system=6&amp;position=10" xlink:type="simple">lats (196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034&amp;ajax=1" xlink:type="simple"> </text:a></text:p>
          </table:table-cell>
          <table:table-cell office:value-type="float" office:value="38.567" calcext:value-type="float">
            <text:p>38.57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table:style-name="ce2"/>
          <table:table-cell office:value-type="string" calcext:value-type="string">
            <text:p>  <text:a xlink:href="https://s149-en.ogame.gameforge.com/game/allianceInfo.php?allianceId=500107" xlink:type="simple">[MofS_BA]</text:a> <text:a xlink:href="https://s149-en.ogame.gameforge.com/game/index.php?page=galaxy&amp;galaxy=1&amp;system=289&amp;position=4" xlink:type="simple">TOMIC (-799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1476&amp;ajax=1" xlink:type="simple"> </text:a></text:p>
          </table:table-cell>
          <table:table-cell office:value-type="float" office:value="37.7" calcext:value-type="float">
            <text:p>37.7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s149-en.ogame.gameforge.com/game/allianceInfo.php?allianceId=500018" xlink:type="simple">[DOOM]</text:a> <text:a xlink:href="https://s149-en.ogame.gameforge.com/game/index.php?page=galaxy&amp;galaxy=1&amp;system=72&amp;position=6" xlink:type="simple">Corintiano (-327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373&amp;ajax=1" xlink:type="simple"> </text:a></text:p>
          </table:table-cell>
          <table:table-cell office:value-type="float" office:value="37.001" calcext:value-type="float">
            <text:p>37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s149-en.ogame.gameforge.com/game/allianceInfo.php?allianceId=500009" xlink:type="simple">[B-P]</text:a> <text:a xlink:href="https://s149-en.ogame.gameforge.com/game/index.php?page=galaxy&amp;galaxy=1&amp;system=25&amp;position=4" xlink:type="simple">Azdaja (188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140&amp;ajax=1" xlink:type="simple"> </text:a></text:p>
          </table:table-cell>
          <table:table-cell office:value-type="float" office:value="36.958" calcext:value-type="float">
            <text:p>36.96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<text:a xlink:href="https://s149-en.ogame.gameforge.com/game/allianceInfo.php?allianceId=500116" xlink:type="simple">[EnScho]</text:a> <text:a xlink:href="https://s149-en.ogame.gameforge.com/game/index.php?page=galaxy&amp;galaxy=1&amp;system=378&amp;position=8" xlink:type="simple">SpaceDandy (-69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1927&amp;ajax=1" xlink:type="simple"> </text:a></text:p>
          </table:table-cell>
          <table:table-cell office:value-type="float" office:value="36.297" calcext:value-type="float">
            <text:p>36.3</text:p>
          </table:table-cell>
        </table:table-row>
        <table:table-row table:style-name="ro4"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a xlink:href="https://s149-en.ogame.gameforge.com/game/index.php?page=galaxy&amp;galaxy=1&amp;system=100&amp;position=4" xlink:type="simple">StabbyJoe (0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517&amp;ajax=1" xlink:type="simple"> </text:a></text:p>
          </table:table-cell>
          <table:table-cell office:value-type="float" office:value="36.047" calcext:value-type="float">
            <text:p>36.05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a xlink:href="https://s149-en.ogame.gameforge.com/game/allianceInfo.php?allianceId=500030" xlink:type="simple">[BlAZE]</text:a> <text:a xlink:href="https://s149-en.ogame.gameforge.com/game/index.php?page=galaxy&amp;galaxy=1&amp;system=78&amp;position=12" xlink:type="simple">Immortalmage (-19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408&amp;ajax=1" xlink:type="simple"> </text:a></text:p>
          </table:table-cell>
          <table:table-cell office:value-type="float" office:value="35.815" calcext:value-type="float">
            <text:p>35.82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a xlink:href="https://s149-en.ogame.gameforge.com/game/allianceInfo.php?allianceId=500166" xlink:type="simple">[1AM]</text:a> <text:a xlink:href="https://s149-en.ogame.gameforge.com/game/index.php?page=galaxy&amp;galaxy=1&amp;system=77&amp;position=6" xlink:type="simple">Master Bait (31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400&amp;ajax=1" xlink:type="simple"> </text:a></text:p>
          </table:table-cell>
          <table:table-cell office:value-type="float" office:value="35.533" calcext:value-type="float">
            <text:p>35.53</text:p>
          </table:table-cell>
        </table:table-row>
        <table:table-row table:style-name="ro4">
          <table:table-cell office:value-type="float" office:value="38" calcext:value-type="float">
            <text:p>38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<text:a xlink:href="https://s149-en.ogame.gameforge.com/game/index.php?page=galaxy&amp;galaxy=1&amp;system=30&amp;position=12" xlink:type="simple">donut (0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170&amp;ajax=1" xlink:type="simple"> </text:a></text:p>
          </table:table-cell>
          <table:table-cell office:value-type="float" office:value="35.211" calcext:value-type="float">
            <text:p>35.21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<text:a xlink:href="https://s149-en.ogame.gameforge.com/game/allianceInfo.php?allianceId=500005" xlink:type="simple">[O_S]</text:a> <text:a xlink:href="https://s149-en.ogame.gameforge.com/game/index.php?page=galaxy&amp;galaxy=1&amp;system=8&amp;position=12" xlink:type="simple">chaosk (1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046&amp;ajax=1" xlink:type="simple"> </text:a></text:p>
          </table:table-cell>
          <table:table-cell office:value-type="float" office:value="35.186" calcext:value-type="float">
            <text:p>35.19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a xlink:href="https://s149-en.ogame.gameforge.com/game/allianceInfo.php?allianceId=500166" xlink:type="simple">[1AM]</text:a> <text:a xlink:href="https://s149-en.ogame.gameforge.com/game/index.php?page=galaxy&amp;galaxy=1&amp;system=12&amp;position=8" xlink:type="simple">H32 (261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069&amp;ajax=1" xlink:type="simple"> </text:a></text:p>
          </table:table-cell>
          <table:table-cell office:value-type="float" office:value="35.164" calcext:value-type="float">
            <text:p>35.16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table:style-name="ce2"/>
          <table:table-cell office:value-type="string" calcext:value-type="string">
            <text:p>  <text:a xlink:href="https://s149-en.ogame.gameforge.com/game/index.php?page=galaxy&amp;galaxy=1&amp;system=24&amp;position=4" xlink:type="simple">Ne znas ko sam (-2.142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134&amp;ajax=1" xlink:type="simple"> </text:a></text:p>
          </table:table-cell>
          <table:table-cell office:value-type="float" office:value="34.563" calcext:value-type="float">
            <text:p>34.56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table:style-name="ce2"/>
          <table:table-cell office:value-type="string" calcext:value-type="string">
            <text:p>  <text:a xlink:href="https://s149-en.ogame.gameforge.com/game/allianceInfo.php?allianceId=500176" xlink:type="simple">[Sniper]</text:a> <text:a xlink:href="https://s149-en.ogame.gameforge.com/game/index.php?page=galaxy&amp;galaxy=1&amp;system=129&amp;position=9" xlink:type="simple">Peace Please (-841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251&amp;ajax=1" xlink:type="simple"> </text:a></text:p>
          </table:table-cell>
          <table:table-cell office:value-type="float" office:value="33.64" calcext:value-type="float">
            <text:p>33.64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a xlink:href="https://s149-en.ogame.gameforge.com/game/allianceInfo.php?allianceId=500038" xlink:type="simple">[farmer]</text:a> <text:a xlink:href="https://s149-en.ogame.gameforge.com/game/index.php?page=galaxy&amp;galaxy=1&amp;system=57&amp;position=10" xlink:type="simple">farmer (1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297&amp;ajax=1" xlink:type="simple"> </text:a></text:p>
          </table:table-cell>
          <table:table-cell office:value-type="float" office:value="33.149" calcext:value-type="float">
            <text:p>33.15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a xlink:href="https://s149-en.ogame.gameforge.com/game/allianceInfo.php?allianceId=500005" xlink:type="simple">[O_S]</text:a> <text:a xlink:href="https://s149-en.ogame.gameforge.com/game/index.php?page=galaxy&amp;galaxy=1&amp;system=16&amp;position=12" xlink:type="simple">MonkeyDFluffy (3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096&amp;ajax=1" xlink:type="simple"> </text:a></text:p>
          </table:table-cell>
          <table:table-cell office:value-type="float" office:value="33.127" calcext:value-type="float">
            <text:p>33.13</text:p>
          </table:table-cell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<text:a xlink:href="https://s149-en.ogame.gameforge.com/game/allianceInfo.php?allianceId=500018" xlink:type="simple">[DOOM]</text:a> <text:a xlink:href="https://s149-en.ogame.gameforge.com/game/index.php?page=galaxy&amp;galaxy=1&amp;system=56&amp;position=10" xlink:type="simple">Vengeance (-182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292&amp;ajax=1" xlink:type="simple"> </text:a></text:p>
          </table:table-cell>
          <table:table-cell office:value-type="float" office:value="33.016" calcext:value-type="float">
            <text:p>33.02</text:p>
          </table:table-cell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a xlink:href="https://s149-en.ogame.gameforge.com/game/allianceInfo.php?allianceId=500105" xlink:type="simple">[EMF]</text:a> <text:a xlink:href="https://s149-en.ogame.gameforge.com/game/index.php?page=galaxy&amp;galaxy=1&amp;system=214&amp;position=12" xlink:type="simple">Zelo (-441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1098&amp;ajax=1" xlink:type="simple"> </text:a></text:p>
          </table:table-cell>
          <table:table-cell office:value-type="float" office:value="32.618" calcext:value-type="float">
            <text:p>32.62</text:p>
          </table:table-cell>
        </table:table-row>
        <table:table-row table:style-name="ro4">
          <table:table-cell office:value-type="float" office:value="47" calcext:value-type="float">
            <text:p>47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<text:a xlink:href="https://s149-en.ogame.gameforge.com/game/index.php?page=galaxy&amp;galaxy=1&amp;system=17&amp;position=6" xlink:type="simple">Mscislaw (105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098&amp;ajax=1" xlink:type="simple"> </text:a></text:p>
          </table:table-cell>
          <table:table-cell office:value-type="float" office:value="32.439" calcext:value-type="float">
            <text:p>32.44</text:p>
          </table:table-cell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  <text:a xlink:href="https://s149-en.ogame.gameforge.com/game/allianceInfo.php?allianceId=500105" xlink:type="simple">[EMF]</text:a> <text:a xlink:href="https://s149-en.ogame.gameforge.com/game/index.php?page=galaxy&amp;galaxy=1&amp;system=244&amp;position=12" xlink:type="simple">Ace (-561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1250&amp;ajax=1" xlink:type="simple"> </text:a></text:p>
          </table:table-cell>
          <table:table-cell office:value-type="float" office:value="32.087" calcext:value-type="float">
            <text:p>32.09</text:p>
          </table:table-cell>
        </table:table-row>
        <table:table-row table:style-name="ro4"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a xlink:href="https://s149-en.ogame.gameforge.com/game/index.php?page=galaxy&amp;galaxy=1&amp;system=382&amp;position=4" xlink:type="simple">Me44 (-6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1945&amp;ajax=1" xlink:type="simple"> </text:a></text:p>
          </table:table-cell>
          <table:table-cell office:value-type="float" office:value="32.032" calcext:value-type="float">
            <text:p>32.03</text:p>
          </table:table-cell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<text:a xlink:href="https://s149-en.ogame.gameforge.com/game/allianceInfo.php?allianceId=500030" xlink:type="simple">[BlAZE]</text:a> <text:a xlink:href="https://s149-en.ogame.gameforge.com/game/index.php?page=galaxy&amp;galaxy=1&amp;system=86&amp;position=10" xlink:type="simple">Elon (-71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447&amp;ajax=1" xlink:type="simple"> </text:a></text:p>
          </table:table-cell>
          <table:table-cell office:value-type="float" office:value="32.001" calcext:value-type="float">
            <text:p>32</text:p>
          </table:table-cell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<text:a xlink:href="https://s149-en.ogame.gameforge.com/game/allianceInfo.php?allianceId=500001" xlink:type="simple">[ENL]</text:a> <text:a xlink:href="https://s149-en.ogame.gameforge.com/game/index.php?page=galaxy&amp;galaxy=4&amp;system=175&amp;position=12" xlink:type="simple">HappyTimez (-110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026&amp;ajax=1" xlink:type="simple"> </text:a></text:p>
          </table:table-cell>
          <table:table-cell office:value-type="float" office:value="31.941" calcext:value-type="float">
            <text:p>31.94</text:p>
          </table:table-cell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<text:a xlink:href="https://s149-en.ogame.gameforge.com/game/allianceInfo.php?allianceId=500030" xlink:type="simple">[BlAZE]</text:a> <text:a xlink:href="https://s149-en.ogame.gameforge.com/game/index.php?page=galaxy&amp;galaxy=1&amp;system=20&amp;position=12" xlink:type="simple">AshkeNazi (356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116&amp;ajax=1" xlink:type="simple"> </text:a></text:p>
          </table:table-cell>
          <table:table-cell office:value-type="float" office:value="31.763" calcext:value-type="float">
            <text:p>31.76</text:p>
          </table:table-cell>
        </table:table-row>
        <table:table-row table:style-name="ro4">
          <table:table-cell office:value-type="float" office:value="53" calcext:value-type="float">
            <text:p>53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<text:a xlink:href="https://s149-en.ogame.gameforge.com/game/index.php?page=galaxy&amp;galaxy=1&amp;system=15&amp;position=4" xlink:type="simple">maGix (1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085&amp;ajax=1" xlink:type="simple"> </text:a></text:p>
          </table:table-cell>
          <table:table-cell office:value-type="float" office:value="30.676" calcext:value-type="float">
            <text:p>30.68</text:p>
          </table:table-cell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<text:a xlink:href="https://s149-en.ogame.gameforge.com/game/allianceInfo.php?allianceId=500001" xlink:type="simple">[ENL]</text:a> <text:a xlink:href="https://s149-en.ogame.gameforge.com/game/index.php?page=galaxy&amp;galaxy=4&amp;system=150&amp;position=12" xlink:type="simple">Slayer (5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817&amp;ajax=1" xlink:type="simple"> </text:a></text:p>
          </table:table-cell>
          <table:table-cell office:value-type="float" office:value="30.296" calcext:value-type="float">
            <text:p>30.3</text:p>
          </table:table-cell>
        </table:table-row>
        <table:table-row table:style-name="ro4">
          <table:table-cell office:value-type="float" office:value="55" calcext:value-type="float">
            <text:p>5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  <text:a xlink:href="https://s149-en.ogame.gameforge.com/game/index.php?page=galaxy&amp;galaxy=1&amp;system=2&amp;position=10" xlink:type="simple">Hey (-1.158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013&amp;ajax=1" xlink:type="simple"> </text:a></text:p>
          </table:table-cell>
          <table:table-cell office:value-type="float" office:value="30.286" calcext:value-type="float">
            <text:p>30.29</text:p>
          </table:table-cell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  <text:a xlink:href="https://s149-en.ogame.gameforge.com/game/allianceInfo.php?allianceId=500009" xlink:type="simple">[B-P]</text:a> <text:a xlink:href="https://s149-en.ogame.gameforge.com/game/index.php?page=galaxy&amp;galaxy=1&amp;system=479&amp;position=12" xlink:type="simple">Erasmo (-975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2446&amp;ajax=1" xlink:type="simple"> </text:a></text:p>
          </table:table-cell>
          <table:table-cell office:value-type="float" office:value="30.243" calcext:value-type="float">
            <text:p>30.24</text:p>
          </table:table-cell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<text:a xlink:href="https://s149-en.ogame.gameforge.com/game/allianceInfo.php?allianceId=500045" xlink:type="simple">[BiA]</text:a> <text:a xlink:href="https://s149-en.ogame.gameforge.com/game/index.php?page=galaxy&amp;galaxy=1&amp;system=140&amp;position=6" xlink:type="simple">Bosanac (-26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721&amp;ajax=1" xlink:type="simple"> </text:a></text:p>
          </table:table-cell>
          <table:table-cell office:value-type="float" office:value="30.126" calcext:value-type="float">
            <text:p>30.13</text:p>
          </table:table-cell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a xlink:href="https://s149-en.ogame.gameforge.com/game/allianceInfo.php?allianceId=500009" xlink:type="simple">[B-P]</text:a> <text:a xlink:href="https://s149-en.ogame.gameforge.com/game/index.php?page=galaxy&amp;galaxy=1&amp;system=144&amp;position=10" xlink:type="simple">svemirac (213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743&amp;ajax=1" xlink:type="simple"> </text:a></text:p>
          </table:table-cell>
          <table:table-cell office:value-type="float" office:value="29.986" calcext:value-type="float">
            <text:p>29.99</text:p>
          </table:table-cell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<text:a xlink:href="https://s149-en.ogame.gameforge.com/game/allianceInfo.php?allianceId=500013" xlink:type="simple">[JIGSAW]</text:a> <text:a xlink:href="https://s149-en.ogame.gameforge.com/game/index.php?page=galaxy&amp;galaxy=1&amp;system=47&amp;position=8" xlink:type="simple">Don Corleone (102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246&amp;ajax=1" xlink:type="simple"> </text:a></text:p>
          </table:table-cell>
          <table:table-cell office:value-type="float" office:value="29.757" calcext:value-type="float">
            <text:p>29.76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  <text:a xlink:href="https://s149-en.ogame.gameforge.com/game/allianceInfo.php?allianceId=500005" xlink:type="simple">[O_S]</text:a> <text:a xlink:href="https://s149-en.ogame.gameforge.com/game/index.php?page=galaxy&amp;galaxy=1&amp;system=277&amp;position=12" xlink:type="simple">EKCTPOBEPT (-765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1419&amp;ajax=1" xlink:type="simple"> </text:a></text:p>
          </table:table-cell>
          <table:table-cell office:value-type="float" office:value="29.627" calcext:value-type="float">
            <text:p>29.63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a xlink:href="https://s149-en.ogame.gameforge.com/game/allianceInfo.php?allianceId=500092" xlink:type="simple">[T-D]</text:a> <text:a xlink:href="https://s149-en.ogame.gameforge.com/game/index.php?page=galaxy&amp;galaxy=1&amp;system=38&amp;position=10" xlink:type="simple">Trident (-10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204&amp;ajax=1" xlink:type="simple"> </text:a></text:p>
          </table:table-cell>
          <table:table-cell office:value-type="float" office:value="29.587" calcext:value-type="float">
            <text:p>29.59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<text:a xlink:href="https://s149-en.ogame.gameforge.com/game/allianceInfo.php?allianceId=500107" xlink:type="simple">[MofS_BA]</text:a> <text:a xlink:href="https://s149-en.ogame.gameforge.com/game/index.php?page=galaxy&amp;galaxy=1&amp;system=27&amp;position=10" xlink:type="simple">Nightvision (10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155&amp;ajax=1" xlink:type="simple"> </text:a></text:p>
          </table:table-cell>
          <table:table-cell office:value-type="float" office:value="29.506" calcext:value-type="float">
            <text:p>29.51</text:p>
          </table:table-cell>
        </table:table-row>
        <table:table-row table:style-name="ro4">
          <table:table-cell office:value-type="float" office:value="63" calcext:value-type="float">
            <text:p>6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a xlink:href="https://s149-en.ogame.gameforge.com/game/index.php?page=galaxy&amp;galaxy=1&amp;system=258&amp;position=8" xlink:type="simple">Tyler Durden (-31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1320&amp;ajax=1" xlink:type="simple"> </text:a></text:p>
          </table:table-cell>
          <table:table-cell office:value-type="float" office:value="29.365" calcext:value-type="float">
            <text:p>29.37</text:p>
          </table:table-cell>
        </table:table-row>
        <table:table-row table:style-name="ro4">
          <table:table-cell office:value-type="float" office:value="64" calcext:value-type="float">
            <text:p>64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<text:a xlink:href="https://s149-en.ogame.gameforge.com/game/index.php?page=galaxy&amp;galaxy=1&amp;system=282&amp;position=8" xlink:type="simple">GeoForce (-496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1442&amp;ajax=1" xlink:type="simple"> </text:a></text:p>
          </table:table-cell>
          <table:table-cell office:value-type="float" office:value="29.395" calcext:value-type="float">
            <text:p>29.4</text:p>
          </table:table-cell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<text:a xlink:href="https://s149-en.ogame.gameforge.com/game/allianceInfo.php?allianceId=500035" xlink:type="simple">[EON]</text:a> <text:a xlink:href="https://s149-en.ogame.gameforge.com/game/index.php?page=galaxy&amp;galaxy=1&amp;system=21&amp;position=10" xlink:type="simple">SizzlingHot (-223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120&amp;ajax=1" xlink:type="simple"> </text:a></text:p>
          </table:table-cell>
          <table:table-cell office:value-type="float" office:value="28.993" calcext:value-type="float">
            <text:p>28.99</text:p>
          </table:table-cell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<text:a xlink:href="https://s149-en.ogame.gameforge.com/game/allianceInfo.php?allianceId=500001" xlink:type="simple">[ENL]</text:a> <text:a xlink:href="https://s149-en.ogame.gameforge.com/game/index.php?page=galaxy&amp;galaxy=1&amp;system=68&amp;position=8" xlink:type="simple">ballista (0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353&amp;ajax=1" xlink:type="simple"> </text:a></text:p>
          </table:table-cell>
          <table:table-cell office:value-type="float" office:value="28.946" calcext:value-type="float">
            <text:p>28.95</text:p>
          </table:table-cell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  <text:a xlink:href="https://s149-en.ogame.gameforge.com/game/allianceInfo.php?allianceId=500089" xlink:type="simple">[NO1]</text:a> <text:a xlink:href="https://s149-en.ogame.gameforge.com/game/index.php?page=galaxy&amp;galaxy=1&amp;system=135&amp;position=9" xlink:type="simple">Governor Antares (-636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1917&amp;ajax=1" xlink:type="simple"> </text:a></text:p>
          </table:table-cell>
          <table:table-cell office:value-type="float" office:value="28.861" calcext:value-type="float">
            <text:p>28.86</text:p>
          </table:table-cell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<text:a xlink:href="https://s149-en.ogame.gameforge.com/game/allianceInfo.php?allianceId=500014" xlink:type="simple">[SpaceX]</text:a> <text:a xlink:href="https://s149-en.ogame.gameforge.com/game/index.php?page=galaxy&amp;galaxy=1&amp;system=202&amp;position=10" xlink:type="simple">blackrabbit (-155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1035&amp;ajax=1" xlink:type="simple"> </text:a></text:p>
          </table:table-cell>
          <table:table-cell office:value-type="float" office:value="28.733" calcext:value-type="float">
            <text:p>28.73</text:p>
          </table:table-cell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<text:a xlink:href="https://s149-en.ogame.gameforge.com/game/allianceInfo.php?allianceId=500073" xlink:type="simple">[LOA]</text:a> <text:a xlink:href="https://s149-en.ogame.gameforge.com/game/index.php?page=galaxy&amp;galaxy=1&amp;system=149&amp;position=6" xlink:type="simple">Darkstar (120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766&amp;ajax=1" xlink:type="simple"> </text:a></text:p>
          </table:table-cell>
          <table:table-cell office:value-type="float" office:value="28.632" calcext:value-type="float">
            <text:p>28.63</text:p>
          </table:table-cell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  <text:a xlink:href="https://s149-en.ogame.gameforge.com/game/allianceInfo.php?allianceId=500030" xlink:type="simple">[BlAZE]</text:a> <text:a xlink:href="https://s149-en.ogame.gameforge.com/game/index.php?page=galaxy&amp;galaxy=1&amp;system=71&amp;position=10" xlink:type="simple">Uniq (-1.510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369&amp;ajax=1" xlink:type="simple"> </text:a></text:p>
          </table:table-cell>
          <table:table-cell office:value-type="float" office:value="28.255" calcext:value-type="float">
            <text:p>28.26</text:p>
          </table:table-cell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<text:a xlink:href="https://s149-en.ogame.gameforge.com/game/allianceInfo.php?allianceId=500009" xlink:type="simple">[B-P]</text:a> <text:a xlink:href="https://s149-en.ogame.gameforge.com/game/index.php?page=galaxy&amp;galaxy=1&amp;system=26&amp;position=6" xlink:type="simple">Samarus (50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147&amp;ajax=1" xlink:type="simple"> </text:a></text:p>
          </table:table-cell>
          <table:table-cell office:value-type="float" office:value="28.171" calcext:value-type="float">
            <text:p>28.17</text:p>
          </table:table-cell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<text:a xlink:href="https://s149-en.ogame.gameforge.com/game/allianceInfo.php?allianceId=500013" xlink:type="simple">[JIGSAW]</text:a> <text:a xlink:href="https://s149-en.ogame.gameforge.com/game/index.php?page=galaxy&amp;galaxy=1&amp;system=48&amp;position=12" xlink:type="simple">CumCannon (23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254&amp;ajax=1" xlink:type="simple"> </text:a></text:p>
          </table:table-cell>
          <table:table-cell office:value-type="float" office:value="28.114" calcext:value-type="float">
            <text:p>28.11</text:p>
          </table:table-cell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  <text:a xlink:href="https://s149-en.ogame.gameforge.com/game/index.php?page=galaxy&amp;galaxy=1&amp;system=66&amp;position=12" xlink:type="simple">Lovac (-1.396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345&amp;ajax=1" xlink:type="simple"> </text:a></text:p>
          </table:table-cell>
          <table:table-cell office:value-type="float" office:value="28.054" calcext:value-type="float">
            <text:p>28.05</text:p>
          </table:table-cell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<text:a xlink:href="https://s149-en.ogame.gameforge.com/game/allianceInfo.php?allianceId=500085" xlink:type="simple">[OpTek]</text:a> <text:a xlink:href="https://s149-en.ogame.gameforge.com/game/index.php?page=galaxy&amp;galaxy=1&amp;system=363&amp;position=4" xlink:type="simple">FoxProject (-25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1849&amp;ajax=1" xlink:type="simple"> </text:a></text:p>
          </table:table-cell>
          <table:table-cell office:value-type="float" office:value="27.803" calcext:value-type="float">
            <text:p>27.8</text:p>
          </table:table-cell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<text:a xlink:href="https://s149-en.ogame.gameforge.com/game/allianceInfo.php?allianceId=500073" xlink:type="simple">[LOA]</text:a> <text:a xlink:href="https://s149-en.ogame.gameforge.com/game/index.php?page=galaxy&amp;galaxy=1&amp;system=37&amp;position=10" xlink:type="simple">vlthenhi (306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199&amp;ajax=1" xlink:type="simple"> </text:a></text:p>
          </table:table-cell>
          <table:table-cell office:value-type="float" office:value="27.222" calcext:value-type="float">
            <text:p>27.22</text:p>
          </table:table-cell>
        </table:table-row>
        <table:table-row table:style-name="ro3"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s149-en.ogame.gameforge.com/game/allianceInfo.php?allianceId=500168" xlink:type="simple">[NoSkiLL]</text:a> <text:a xlink:href="https://s149-en.ogame.gameforge.com/game/index.php?page=galaxy&amp;galaxy=1&amp;system=159&amp;position=7" xlink:type="simple">Marshal Cupid (29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113&amp;ajax=1" xlink:type="simple"> </text:a></text:p>
          </table:table-cell>
          <table:table-cell office:value-type="float" office:value="27.189" calcext:value-type="float">
            <text:p>27.19</text:p>
          </table:table-cell>
        </table:table-row>
        <table:table-row table:style-name="ro4">
          <table:table-cell office:value-type="float" office:value="77" calcext:value-type="float">
            <text:p>77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<text:a xlink:href="https://s149-en.ogame.gameforge.com/game/index.php?page=galaxy&amp;galaxy=1&amp;system=2&amp;position=8" xlink:type="simple">Azzakel (99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012&amp;ajax=1" xlink:type="simple"> </text:a></text:p>
          </table:table-cell>
          <table:table-cell office:value-type="float" office:value="27.15" calcext:value-type="float">
            <text:p>27.15</text:p>
          </table:table-cell>
        </table:table-row>
        <table:table-row table:style-name="ro4">
          <table:table-cell office:value-type="float" office:value="78" calcext:value-type="float">
            <text:p>78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<text:a xlink:href="https://s149-en.ogame.gameforge.com/game/index.php?page=galaxy&amp;galaxy=1&amp;system=87&amp;position=10" xlink:type="simple">Admiral Ultraviolet (24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452&amp;ajax=1" xlink:type="simple"> </text:a></text:p>
          </table:table-cell>
          <table:table-cell office:value-type="float" office:value="27.13" calcext:value-type="float">
            <text:p>27.13</text:p>
          </table:table-cell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<text:a xlink:href="https://s149-en.ogame.gameforge.com/game/allianceInfo.php?allianceId=500013" xlink:type="simple">[JIGSAW]</text:a> <text:a xlink:href="https://s149-en.ogame.gameforge.com/game/index.php?page=galaxy&amp;galaxy=1&amp;system=103&amp;position=6" xlink:type="simple">Shadow49 (124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533&amp;ajax=1" xlink:type="simple"> </text:a></text:p>
          </table:table-cell>
          <table:table-cell office:value-type="float" office:value="27.118" calcext:value-type="float">
            <text:p>27.12</text:p>
          </table:table-cell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<text:a xlink:href="https://s149-en.ogame.gameforge.com/game/allianceInfo.php?allianceId=500035" xlink:type="simple">[EON]</text:a> <text:a xlink:href="https://s149-en.ogame.gameforge.com/game/index.php?page=galaxy&amp;galaxy=1&amp;system=14&amp;position=8" xlink:type="simple">dylan hunt (-362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080&amp;ajax=1" xlink:type="simple"> </text:a></text:p>
          </table:table-cell>
          <table:table-cell office:value-type="float" office:value="27.051" calcext:value-type="float">
            <text:p>27.05</text:p>
          </table:table-cell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<text:a xlink:href="https://s149-en.ogame.gameforge.com/game/allianceInfo.php?allianceId=500014" xlink:type="simple">[SpaceX]</text:a> <text:a xlink:href="https://s149-en.ogame.gameforge.com/game/index.php?page=galaxy&amp;galaxy=1&amp;system=54&amp;position=12" xlink:type="simple">Jackal (23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283&amp;ajax=1" xlink:type="simple"> </text:a></text:p>
          </table:table-cell>
          <table:table-cell office:value-type="float" office:value="26.568" calcext:value-type="float">
            <text:p>26.57</text:p>
          </table:table-cell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<text:a xlink:href="https://s149-en.ogame.gameforge.com/game/allianceInfo.php?allianceId=500018" xlink:type="simple">[DOOM]</text:a> <text:a xlink:href="https://s149-en.ogame.gameforge.com/game/index.php?page=galaxy&amp;galaxy=1&amp;system=33&amp;position=10" xlink:type="simple">Czar Aerglo (12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182&amp;ajax=1" xlink:type="simple"> </text:a></text:p>
          </table:table-cell>
          <table:table-cell office:value-type="float" office:value="26.56" calcext:value-type="float">
            <text:p>26.56</text:p>
          </table:table-cell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<text:a xlink:href="https://s149-en.ogame.gameforge.com/game/allianceInfo.php?allianceId=500014" xlink:type="simple">[SpaceX]</text:a> <text:a xlink:href="https://s149-en.ogame.gameforge.com/game/index.php?page=galaxy&amp;galaxy=1&amp;system=220&amp;position=9" xlink:type="simple">Razor (-74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392&amp;ajax=1" xlink:type="simple"> </text:a></text:p>
          </table:table-cell>
          <table:table-cell office:value-type="float" office:value="26.299" calcext:value-type="float">
            <text:p>26.3</text:p>
          </table:table-cell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<text:a xlink:href="https://s149-en.ogame.gameforge.com/game/allianceInfo.php?allianceId=500014" xlink:type="simple">[SpaceX]</text:a> <text:a xlink:href="https://s149-en.ogame.gameforge.com/game/index.php?page=galaxy&amp;galaxy=1&amp;system=99&amp;position=12" xlink:type="simple">Hexuh (5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516&amp;ajax=1" xlink:type="simple"> </text:a></text:p>
          </table:table-cell>
          <table:table-cell office:value-type="float" office:value="26.095" calcext:value-type="float">
            <text:p>26.1</text:p>
          </table:table-cell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<text:a xlink:href="https://s149-en.ogame.gameforge.com/game/allianceInfo.php?allianceId=500027" xlink:type="simple">[NES]</text:a> <text:a xlink:href="https://s149-en.ogame.gameforge.com/game/index.php?page=galaxy&amp;galaxy=1&amp;system=48&amp;position=10" xlink:type="simple">Mi-ka-el (-2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253&amp;ajax=1" xlink:type="simple"> </text:a></text:p>
          </table:table-cell>
          <table:table-cell office:value-type="float" office:value="25.898" calcext:value-type="float">
            <text:p>25.9</text:p>
          </table:table-cell>
        </table:table-row>
        <table:table-row table:style-name="ro3">
          <table:table-cell office:value-type="float" office:value="86" calcext:value-type="float">
            <text:p>86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<text:a xlink:href="https://s149-en.ogame.gameforge.com/game/allianceInfo.php?allianceId=500176" xlink:type="simple">[Sniper]</text:a> <text:a xlink:href="https://s149-en.ogame.gameforge.com/game/index.php?page=galaxy&amp;galaxy=1&amp;system=284&amp;position=9" xlink:type="simple">leegee (-137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1451&amp;ajax=1" xlink:type="simple"> </text:a></text:p>
          </table:table-cell>
          <table:table-cell office:value-type="float" office:value="25.88" calcext:value-type="float">
            <text:p>25.88</text:p>
          </table:table-cell>
        </table:table-row>
        <table:table-row table:style-name="ro3">
          <table:table-cell office:value-type="float" office:value="87" calcext:value-type="float">
            <text:p>87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s149-en.ogame.gameforge.com/game/allianceInfo.php?allianceId=500006" xlink:type="simple">[TFT]</text:a> <text:a xlink:href="https://s149-en.ogame.gameforge.com/game/index.php?page=galaxy&amp;galaxy=1&amp;system=33&amp;position=12" xlink:type="simple">the pizza (-151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081&amp;ajax=1" xlink:type="simple"> </text:a></text:p>
          </table:table-cell>
          <table:table-cell office:value-type="float" office:value="25.786" calcext:value-type="float">
            <text:p>25.79</text:p>
          </table:table-cell>
        </table:table-row>
        <table:table-row table:style-name="ro3">
          <table:table-cell office:value-type="float" office:value="88" calcext:value-type="float">
            <text:p>88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<text:a xlink:href="https://s149-en.ogame.gameforge.com/game/allianceInfo.php?allianceId=500030" xlink:type="simple">[BlAZE]</text:a> <text:a xlink:href="https://s149-en.ogame.gameforge.com/game/index.php?page=galaxy&amp;galaxy=1&amp;system=80&amp;position=12" xlink:type="simple">Gandallph (9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418&amp;ajax=1" xlink:type="simple"> </text:a></text:p>
          </table:table-cell>
          <table:table-cell office:value-type="float" office:value="25.618" calcext:value-type="float">
            <text:p>25.62</text:p>
          </table:table-cell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<text:a xlink:href="https://s149-en.ogame.gameforge.com/game/allianceInfo.php?allianceId=500030" xlink:type="simple">[BlAZE]</text:a> <text:a xlink:href="https://s149-en.ogame.gameforge.com/game/index.php?page=galaxy&amp;galaxy=1&amp;system=58&amp;position=9" xlink:type="simple">bl4ck-mag1k (-476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1329&amp;ajax=1" xlink:type="simple"> </text:a></text:p>
          </table:table-cell>
          <table:table-cell office:value-type="float" office:value="25.598" calcext:value-type="float">
            <text:p>25.6</text:p>
          </table:table-cell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  <text:a xlink:href="https://s149-en.ogame.gameforge.com/game/allianceInfo.php?allianceId=500009" xlink:type="simple">[B-P]</text:a> <text:a xlink:href="https://s149-en.ogame.gameforge.com/game/index.php?page=galaxy&amp;galaxy=1&amp;system=40&amp;position=4" xlink:type="simple">stoCaR (-640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211&amp;ajax=1" xlink:type="simple"> </text:a></text:p>
          </table:table-cell>
          <table:table-cell office:value-type="float" office:value="25.347" calcext:value-type="float">
            <text:p>25.35</text:p>
          </table:table-cell>
        </table:table-row>
        <table:table-row table:style-name="ro4">
          <table:table-cell office:value-type="float" office:value="91" calcext:value-type="float">
            <text:p>9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a xlink:href="https://s149-en.ogame.gameforge.com/game/index.php?page=galaxy&amp;galaxy=1&amp;system=105&amp;position=10" xlink:type="simple">Viceregent Lagoon (-10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546&amp;ajax=1" xlink:type="simple"> </text:a></text:p>
          </table:table-cell>
          <table:table-cell office:value-type="float" office:value="25.33" calcext:value-type="float">
            <text:p>25.33</text:p>
          </table:table-cell>
        </table:table-row>
        <table:table-row table:style-name="ro3">
          <table:table-cell office:value-type="float" office:value="92" calcext:value-type="float">
            <text:p>92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<text:a xlink:href="https://s149-en.ogame.gameforge.com/game/allianceInfo.php?allianceId=500073" xlink:type="simple">[LOA]</text:a> <text:a xlink:href="https://s149-en.ogame.gameforge.com/game/index.php?page=galaxy&amp;galaxy=1&amp;system=101&amp;position=6" xlink:type="simple">Angel (35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523&amp;ajax=1" xlink:type="simple"> </text:a></text:p>
          </table:table-cell>
          <table:table-cell office:value-type="float" office:value="24.94" calcext:value-type="float">
            <text:p>24.94</text:p>
          </table:table-cell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<text:a xlink:href="https://s149-en.ogame.gameforge.com/game/allianceInfo.php?allianceId=500005" xlink:type="simple">[O_S]</text:a> <text:a xlink:href="https://s149-en.ogame.gameforge.com/game/index.php?page=galaxy&amp;galaxy=1&amp;system=85&amp;position=4" xlink:type="simple">Mazikeen (-403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439&amp;ajax=1" xlink:type="simple"> </text:a></text:p>
          </table:table-cell>
          <table:table-cell office:value-type="float" office:value="24.925" calcext:value-type="float">
            <text:p>24.93</text:p>
          </table:table-cell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<text:a xlink:href="https://s149-en.ogame.gameforge.com/game/allianceInfo.php?allianceId=500152" xlink:type="simple">[ORC_E]</text:a> <text:a xlink:href="https://s149-en.ogame.gameforge.com/game/index.php?page=galaxy&amp;galaxy=1&amp;system=82&amp;position=10" xlink:type="simple">ghostshooter26 (-21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427&amp;ajax=1" xlink:type="simple"> </text:a></text:p>
          </table:table-cell>
          <table:table-cell office:value-type="float" office:value="24.807" calcext:value-type="float">
            <text:p>24.81</text:p>
          </table:table-cell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<text:a xlink:href="https://s149-en.ogame.gameforge.com/game/allianceInfo.php?allianceId=500014" xlink:type="simple">[SpaceX]</text:a> <text:a xlink:href="https://s149-en.ogame.gameforge.com/game/index.php?page=galaxy&amp;galaxy=1&amp;system=48&amp;position=8" xlink:type="simple">Fred (-49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252&amp;ajax=1" xlink:type="simple"> </text:a></text:p>
          </table:table-cell>
          <table:table-cell office:value-type="float" office:value="24.777" calcext:value-type="float">
            <text:p>24.78</text:p>
          </table:table-cell>
        </table:table-row>
        <table:table-row table:style-name="ro4">
          <table:table-cell office:value-type="float" office:value="96" calcext:value-type="float">
            <text:p>96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<text:a xlink:href="https://s149-en.ogame.gameforge.com/game/allianceInfo.php?allianceId=500005" xlink:type="simple">[O_S]</text:a> <text:a xlink:href="https://s149-en.ogame.gameforge.com/game/index.php?page=galaxy&amp;galaxy=1&amp;system=4&amp;position=8" xlink:type="simple">Life (0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022&amp;ajax=1" xlink:type="simple"> </text:a></text:p>
          </table:table-cell>
          <table:table-cell office:value-type="float" office:value="24.591" calcext:value-type="float">
            <text:p>24.59</text:p>
          </table:table-cell>
        </table:table-row>
        <table:table-row table:style-name="ro4">
          <table:table-cell office:value-type="float" office:value="97" calcext:value-type="float">
            <text:p>97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<text:a xlink:href="https://s149-en.ogame.gameforge.com/game/allianceInfo.php?allianceId=500008" xlink:type="simple">[S-A]</text:a> <text:a xlink:href="https://s149-en.ogame.gameforge.com/game/index.php?page=galaxy&amp;galaxy=1&amp;system=70&amp;position=10" xlink:type="simple">sout (0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364&amp;ajax=1" xlink:type="simple"> </text:a></text:p>
          </table:table-cell>
          <table:table-cell office:value-type="float" office:value="24.533" calcext:value-type="float">
            <text:p>24.53</text:p>
          </table:table-cell>
        </table:table-row>
        <table:table-row table:style-name="ro4">
          <table:table-cell office:value-type="float" office:value="98" calcext:value-type="float">
            <text:p>98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<text:a xlink:href="https://s149-en.ogame.gameforge.com/game/index.php?page=galaxy&amp;galaxy=1&amp;system=41&amp;position=4" xlink:type="simple">Commander Janus (302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216&amp;ajax=1" xlink:type="simple"> </text:a></text:p>
          </table:table-cell>
          <table:table-cell office:value-type="float" office:value="24.467" calcext:value-type="float">
            <text:p>24.47</text:p>
          </table:table-cell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<text:a xlink:href="https://s149-en.ogame.gameforge.com/game/allianceInfo.php?allianceId=500018" xlink:type="simple">[DOOM]</text:a> <text:a xlink:href="https://s149-en.ogame.gameforge.com/game/index.php?page=galaxy&amp;galaxy=1&amp;system=58&amp;position=6" xlink:type="simple">overload (-74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301&amp;ajax=1" xlink:type="simple"> </text:a></text:p>
          </table:table-cell>
          <table:table-cell office:value-type="float" office:value="24.438" calcext:value-type="float">
            <text:p>24.44</text:p>
          </table:table-cell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<text:a xlink:href="https://s149-en.ogame.gameforge.com/game/allianceInfo.php?allianceId=500018" xlink:type="simple">[DOOM]</text:a> <text:a xlink:href="https://s149-en.ogame.gameforge.com/game/index.php?page=galaxy&amp;galaxy=1&amp;system=188&amp;position=6" xlink:type="simple">Exxplosion The Myth (-459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962&amp;ajax=1" xlink:type="simple"> </text:a></text:p>
          </table:table-cell>
          <table:table-cell office:value-type="float" office:value="24.416" calcext:value-type="float">
            <text:p>24.42</text:p>
          </table:table-cell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<text:a xlink:href="https://s149-en.ogame.gameforge.com/game/allianceInfo.php?allianceId=500005" xlink:type="simple">[O_S]</text:a> <text:a xlink:href="https://s149-en.ogame.gameforge.com/game/index.php?page=galaxy&amp;galaxy=1&amp;system=209&amp;position=12" xlink:type="simple">Light_Man (-410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1072&amp;ajax=1" xlink:type="simple"> </text:a></text:p>
          </table:table-cell>
          <table:table-cell office:value-type="float" office:value="24.382" calcext:value-type="float">
            <text:p>24.38</text:p>
          </table:table-cell>
        </table:table-row>
        <table:table-row table:style-name="ro4">
          <table:table-cell office:value-type="float" office:value="102" calcext:value-type="float">
            <text:p>102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<text:a xlink:href="https://s149-en.ogame.gameforge.com/game/index.php?page=galaxy&amp;galaxy=1&amp;system=21&amp;position=8" xlink:type="simple">Lucian (-21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119&amp;ajax=1" xlink:type="simple"> </text:a></text:p>
          </table:table-cell>
          <table:table-cell office:value-type="float" office:value="24.31" calcext:value-type="float">
            <text:p>24.31</text:p>
          </table:table-cell>
        </table:table-row>
        <table:table-row table:style-name="ro4">
          <table:table-cell office:value-type="float" office:value="103" calcext:value-type="float">
            <text:p>103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<text:a xlink:href="https://s149-en.ogame.gameforge.com/game/index.php?page=galaxy&amp;galaxy=1&amp;system=84&amp;position=12" xlink:type="simple">Cpt J Sheridan (3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438&amp;ajax=1" xlink:type="simple"> </text:a></text:p>
          </table:table-cell>
          <table:table-cell office:value-type="float" office:value="24.113" calcext:value-type="float">
            <text:p>24.11</text:p>
          </table:table-cell>
        </table:table-row>
        <table:table-row table:style-name="ro3">
          <table:table-cell office:value-type="float" office:value="104" calcext:value-type="float">
            <text:p>104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<text:a xlink:href="https://s149-en.ogame.gameforge.com/game/allianceInfo.php?allianceId=500153" xlink:type="simple">[TURKS]</text:a> <text:a xlink:href="https://s149-en.ogame.gameforge.com/game/index.php?page=galaxy&amp;galaxy=1&amp;system=15&amp;position=6" xlink:type="simple">LEandNT (17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087&amp;ajax=1" xlink:type="simple"> </text:a></text:p>
          </table:table-cell>
          <table:table-cell office:value-type="float" office:value="24.067" calcext:value-type="float">
            <text:p>24.07</text:p>
          </table:table-cell>
        </table:table-row>
        <table:table-row table:style-name="ro4">
          <table:table-cell office:value-type="float" office:value="105" calcext:value-type="float">
            <text:p>105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<text:a xlink:href="https://s149-en.ogame.gameforge.com/game/index.php?page=galaxy&amp;galaxy=1&amp;system=156&amp;position=10" xlink:type="simple">Kingsize (55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803&amp;ajax=1" xlink:type="simple"> </text:a></text:p>
          </table:table-cell>
          <table:table-cell office:value-type="float" office:value="24.03" calcext:value-type="float">
            <text:p>24.03</text:p>
          </table:table-cell>
        </table:table-row>
        <table:table-row table:style-name="ro3">
          <table:table-cell office:value-type="float" office:value="106" calcext:value-type="float">
            <text:p>106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<text:a xlink:href="https://s149-en.ogame.gameforge.com/game/allianceInfo.php?allianceId=500106" xlink:type="simple">[CHF]</text:a> <text:a xlink:href="https://s149-en.ogame.gameforge.com/game/index.php?page=galaxy&amp;galaxy=1&amp;system=444&amp;position=4" xlink:type="simple">sphinx033 (0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2258&amp;ajax=1" xlink:type="simple"> </text:a></text:p>
          </table:table-cell>
          <table:table-cell office:value-type="float" office:value="23.947" calcext:value-type="float">
            <text:p>23.95</text:p>
          </table:table-cell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<text:a xlink:href="https://s149-en.ogame.gameforge.com/game/allianceInfo.php?allianceId=500001" xlink:type="simple">[ENL]</text:a> <text:a xlink:href="https://s149-en.ogame.gameforge.com/game/index.php?page=galaxy&amp;galaxy=1&amp;system=171&amp;position=8" xlink:type="simple">Naermorth (0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879&amp;ajax=1" xlink:type="simple"> </text:a></text:p>
          </table:table-cell>
          <table:table-cell office:value-type="float" office:value="23.936" calcext:value-type="float">
            <text:p>23.94</text:p>
          </table:table-cell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<text:a xlink:href="https://s149-en.ogame.gameforge.com/game/allianceInfo.php?allianceId=500073" xlink:type="simple">[LOA]</text:a> <text:a xlink:href="https://s149-en.ogame.gameforge.com/game/index.php?page=galaxy&amp;galaxy=1&amp;system=148&amp;position=8" xlink:type="simple">goran (73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762&amp;ajax=1" xlink:type="simple"> </text:a></text:p>
          </table:table-cell>
          <table:table-cell office:value-type="float" office:value="23.927" calcext:value-type="float">
            <text:p>23.93</text:p>
          </table:table-cell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  <text:a xlink:href="https://s149-en.ogame.gameforge.com/game/allianceInfo.php?allianceId=500061" xlink:type="simple">[EXPO]</text:a> <text:a xlink:href="https://s149-en.ogame.gameforge.com/game/index.php?page=galaxy&amp;galaxy=1&amp;system=131&amp;position=12" xlink:type="simple">Mystic Pineapple (-555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678&amp;ajax=1" xlink:type="simple"> </text:a></text:p>
          </table:table-cell>
          <table:table-cell office:value-type="float" office:value="23.927" calcext:value-type="float">
            <text:p>23.93</text:p>
          </table:table-cell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<text:a xlink:href="https://s149-en.ogame.gameforge.com/game/allianceInfo.php?allianceId=500045" xlink:type="simple">[BiA]</text:a> <text:a xlink:href="https://s149-en.ogame.gameforge.com/game/index.php?page=galaxy&amp;galaxy=1&amp;system=457&amp;position=6" xlink:type="simple">Svileni (-326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2328&amp;ajax=1" xlink:type="simple"> </text:a></text:p>
          </table:table-cell>
          <table:table-cell office:value-type="float" office:value="23.64" calcext:value-type="float">
            <text:p>23.64</text:p>
          </table:table-cell>
        </table:table-row>
        <table:table-row table:style-name="ro3">
          <table:table-cell office:value-type="float" office:value="111" calcext:value-type="float">
            <text:p>111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<text:a xlink:href="https://s149-en.ogame.gameforge.com/game/allianceInfo.php?allianceId=500018" xlink:type="simple">[DOOM]</text:a> <text:a xlink:href="https://s149-en.ogame.gameforge.com/game/index.php?page=galaxy&amp;galaxy=1&amp;system=71&amp;position=6" xlink:type="simple">Chicharito (-324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367&amp;ajax=1" xlink:type="simple"> </text:a></text:p>
          </table:table-cell>
          <table:table-cell office:value-type="float" office:value="23.566" calcext:value-type="float">
            <text:p>23.57</text:p>
          </table:table-cell>
        </table:table-row>
        <table:table-row table:style-name="ro3">
          <table:table-cell office:value-type="float" office:value="112" calcext:value-type="float">
            <text:p>112</text:p>
          </table:table-cell>
          <table:table-cell office:value-type="float" office:value="-23" calcext:value-type="float">
            <text:p>-23</text:p>
          </table:table-cell>
          <table:table-cell office:value-type="string" calcext:value-type="string">
            <text:p><text:a xlink:href="https://s149-en.ogame.gameforge.com/game/allianceInfo.php?allianceId=500035" xlink:type="simple">[EON]</text:a> <text:a xlink:href="https://s149-en.ogame.gameforge.com/game/index.php?page=galaxy&amp;galaxy=1&amp;system=103&amp;position=12" xlink:type="simple">FleetCrasher (0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536&amp;ajax=1" xlink:type="simple"> </text:a></text:p>
          </table:table-cell>
          <table:table-cell office:value-type="float" office:value="23.508" calcext:value-type="float">
            <text:p>23.51</text:p>
          </table:table-cell>
        </table:table-row>
        <table:table-row table:style-name="ro3">
          <table:table-cell office:value-type="float" office:value="113" calcext:value-type="float">
            <text:p>113</text:p>
          </table:table-cell>
          <table:table-cell office:value-type="float" office:value="-24" calcext:value-type="float">
            <text:p>-24</text:p>
          </table:table-cell>
          <table:table-cell office:value-type="string" calcext:value-type="string">
            <text:p><text:a xlink:href="https://s149-en.ogame.gameforge.com/game/allianceInfo.php?allianceId=500005" xlink:type="simple">[O_S]</text:a> <text:a xlink:href="https://s149-en.ogame.gameforge.com/game/index.php?page=galaxy&amp;galaxy=1&amp;system=170&amp;position=4" xlink:type="simple">BTB (-51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872&amp;ajax=1" xlink:type="simple"> </text:a></text:p>
          </table:table-cell>
          <table:table-cell office:value-type="float" office:value="23.45" calcext:value-type="float">
            <text:p>23.45</text:p>
          </table:table-cell>
        </table:table-row>
        <table:table-row table:style-name="ro3">
          <table:table-cell office:value-type="float" office:value="114" calcext:value-type="float">
            <text:p>114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<text:a xlink:href="https://s149-en.ogame.gameforge.com/game/allianceInfo.php?allianceId=500039" xlink:type="simple">[Hungary]</text:a> <text:a xlink:href="https://s149-en.ogame.gameforge.com/game/index.php?page=galaxy&amp;galaxy=1&amp;system=15&amp;position=10" xlink:type="simple">United Kingdom (-3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089&amp;ajax=1" xlink:type="simple"> </text:a></text:p>
          </table:table-cell>
          <table:table-cell office:value-type="float" office:value="23.221" calcext:value-type="float">
            <text:p>23.22</text:p>
          </table:table-cell>
        </table:table-row>
        <table:table-row table:style-name="ro3">
          <table:table-cell office:value-type="float" office:value="115" calcext:value-type="float">
            <text:p>115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<text:a xlink:href="https://s149-en.ogame.gameforge.com/game/allianceInfo.php?allianceId=500089" xlink:type="simple">[NO1]</text:a> <text:a xlink:href="https://s149-en.ogame.gameforge.com/game/index.php?page=galaxy&amp;galaxy=1&amp;system=108&amp;position=6" xlink:type="simple">yamter330 (35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559&amp;ajax=1" xlink:type="simple"> </text:a></text:p>
          </table:table-cell>
          <table:table-cell office:value-type="float" office:value="23.031" calcext:value-type="float">
            <text:p>23.03</text:p>
          </table:table-cell>
        </table:table-row>
        <table:table-row table:style-name="ro3">
          <table:table-cell office:value-type="float" office:value="116" calcext:value-type="float">
            <text:p>116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<text:a xlink:href="https://s149-en.ogame.gameforge.com/game/allianceInfo.php?allianceId=500014" xlink:type="simple">[SpaceX]</text:a> <text:a xlink:href="https://s149-en.ogame.gameforge.com/game/index.php?page=galaxy&amp;galaxy=1&amp;system=4&amp;position=4" xlink:type="simple">Chronic (50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020&amp;ajax=1" xlink:type="simple"> </text:a></text:p>
          </table:table-cell>
          <table:table-cell office:value-type="float" office:value="23.007" calcext:value-type="float">
            <text:p>23.01</text:p>
          </table:table-cell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a xlink:href="https://s149-en.ogame.gameforge.com/game/allianceInfo.php?allianceId=500001" xlink:type="simple">[ENL]</text:a> <text:a xlink:href="https://s149-en.ogame.gameforge.com/game/index.php?page=galaxy&amp;galaxy=1&amp;system=30&amp;position=9" xlink:type="simple">Onattoro (-301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042&amp;ajax=1" xlink:type="simple"> </text:a></text:p>
          </table:table-cell>
          <table:table-cell office:value-type="float" office:value="22.994" calcext:value-type="float">
            <text:p>22.99</text:p>
          </table:table-cell>
        </table:table-row>
        <table:table-row table:style-name="ro3">
          <table:table-cell office:value-type="float" office:value="118" calcext:value-type="float">
            <text:p>118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<text:a xlink:href="https://s149-en.ogame.gameforge.com/game/allianceInfo.php?allianceId=500008" xlink:type="simple">[S-A]</text:a> <text:a xlink:href="https://s149-en.ogame.gameforge.com/game/index.php?page=galaxy&amp;galaxy=1&amp;system=136&amp;position=12" xlink:type="simple">Alexias (-369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704&amp;ajax=1" xlink:type="simple"> </text:a></text:p>
          </table:table-cell>
          <table:table-cell office:value-type="float" office:value="22.817" calcext:value-type="float">
            <text:p>22.82</text:p>
          </table:table-cell>
        </table:table-row>
        <table:table-row table:style-name="ro3">
          <table:table-cell office:value-type="float" office:value="119" calcext:value-type="float">
            <text:p>119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  <text:a xlink:href="https://s149-en.ogame.gameforge.com/game/allianceInfo.php?allianceId=500014" xlink:type="simple">[SpaceX]</text:a> <text:a xlink:href="https://s149-en.ogame.gameforge.com/game/index.php?page=galaxy&amp;galaxy=1&amp;system=97&amp;position=4" xlink:type="simple">FuZe (-792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501&amp;ajax=1" xlink:type="simple"> </text:a></text:p>
          </table:table-cell>
          <table:table-cell office:value-type="float" office:value="22.814" calcext:value-type="float">
            <text:p>22.81</text:p>
          </table:table-cell>
        </table:table-row>
        <table:table-row table:style-name="ro3"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s149-en.ogame.gameforge.com/game/index.php?page=alliance" xlink:type="simple">[V A]</text:a> <text:a xlink:href="https://s149-en.ogame.gameforge.com/game/index.php?page=galaxy&amp;galaxy=1&amp;system=53&amp;position=6" xlink:type="simple">Deneb (98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275&amp;ajax=1" xlink:type="simple"> </text:a></text:p>
          </table:table-cell>
          <table:table-cell office:value-type="float" office:value="22.734" calcext:value-type="float">
            <text:p>22.73</text:p>
          </table:table-cell>
        </table:table-row>
        <table:table-row table:style-name="ro4">
          <table:table-cell office:value-type="float" office:value="121" calcext:value-type="float">
            <text:p>121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<text:a xlink:href="https://s149-en.ogame.gameforge.com/game/index.php?page=galaxy&amp;galaxy=1&amp;system=141&amp;position=9" xlink:type="simple">Reddington (105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728&amp;ajax=1" xlink:type="simple"> </text:a></text:p>
          </table:table-cell>
          <table:table-cell office:value-type="float" office:value="22.706" calcext:value-type="float">
            <text:p>22.71</text:p>
          </table:table-cell>
        </table:table-row>
        <table:table-row table:style-name="ro3">
          <table:table-cell office:value-type="float" office:value="122" calcext:value-type="float">
            <text:p>122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<text:a xlink:href="https://s149-en.ogame.gameforge.com/game/allianceInfo.php?allianceId=500176" xlink:type="simple">[Sniper]</text:a> <text:a xlink:href="https://s149-en.ogame.gameforge.com/game/index.php?page=galaxy&amp;galaxy=1&amp;system=375&amp;position=9" xlink:type="simple">MonKey (-214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183&amp;ajax=1" xlink:type="simple"> </text:a></text:p>
          </table:table-cell>
          <table:table-cell office:value-type="float" office:value="22.548" calcext:value-type="float">
            <text:p>22.55</text:p>
          </table:table-cell>
        </table:table-row>
        <table:table-row table:style-name="ro3">
          <table:table-cell office:value-type="float" office:value="123" calcext:value-type="float">
            <text:p>123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<text:a xlink:href="https://s149-en.ogame.gameforge.com/game/allianceInfo.php?allianceId=500065" xlink:type="simple">[DES]</text:a> <text:a xlink:href="https://s149-en.ogame.gameforge.com/game/index.php?page=galaxy&amp;galaxy=6&amp;system=368&amp;position=8" xlink:type="simple">DeS_Dona (261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091&amp;ajax=1" xlink:type="simple"> </text:a></text:p>
          </table:table-cell>
          <table:table-cell office:value-type="float" office:value="22.52" calcext:value-type="float">
            <text:p>22.52</text:p>
          </table:table-cell>
        </table:table-row>
        <table:table-row table:style-name="ro3">
          <table:table-cell office:value-type="float" office:value="124" calcext:value-type="float">
            <text:p>124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  <text:a xlink:href="https://s149-en.ogame.gameforge.com/game/allianceInfo.php?allianceId=500001" xlink:type="simple">[ENL]</text:a> <text:a xlink:href="https://s149-en.ogame.gameforge.com/game/index.php?page=galaxy&amp;galaxy=1&amp;system=111&amp;position=12" xlink:type="simple">chiheb (-535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577&amp;ajax=1" xlink:type="simple"> </text:a></text:p>
          </table:table-cell>
          <table:table-cell office:value-type="float" office:value="22.514" calcext:value-type="float">
            <text:p>22.51</text:p>
          </table:table-cell>
        </table:table-row>
        <table:table-row table:style-name="ro3">
          <table:table-cell office:value-type="float" office:value="125" calcext:value-type="float">
            <text:p>125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<text:a xlink:href="https://s149-en.ogame.gameforge.com/game/allianceInfo.php?allianceId=500027" xlink:type="simple">[NES]</text:a> <text:a xlink:href="https://s149-en.ogame.gameforge.com/game/index.php?page=galaxy&amp;galaxy=1&amp;system=281&amp;position=12" xlink:type="simple">Blackb3ard (-45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1439&amp;ajax=1" xlink:type="simple"> </text:a></text:p>
          </table:table-cell>
          <table:table-cell office:value-type="float" office:value="22.505" calcext:value-type="float">
            <text:p>22.51</text:p>
          </table:table-cell>
        </table:table-row>
        <table:table-row table:style-name="ro3">
          <table:table-cell office:value-type="float" office:value="126" calcext:value-type="float">
            <text:p>126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<text:a xlink:href="https://s149-en.ogame.gameforge.com/game/allianceInfo.php?allianceId=500037" xlink:type="simple">[OKK]</text:a> <text:a xlink:href="https://s149-en.ogame.gameforge.com/game/index.php?page=galaxy&amp;galaxy=1&amp;system=131&amp;position=4" xlink:type="simple">AlargaAnilhas (70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674&amp;ajax=1" xlink:type="simple"> </text:a></text:p>
          </table:table-cell>
          <table:table-cell office:value-type="float" office:value="22.486" calcext:value-type="float">
            <text:p>22.49</text:p>
          </table:table-cell>
        </table:table-row>
        <table:table-row table:style-name="ro3">
          <table:table-cell office:value-type="float" office:value="127" calcext:value-type="float">
            <text:p>127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<text:a xlink:href="https://s149-en.ogame.gameforge.com/game/allianceInfo.php?allianceId=500073" xlink:type="simple">[LOA]</text:a> <text:a xlink:href="https://s149-en.ogame.gameforge.com/game/index.php?page=galaxy&amp;galaxy=1&amp;system=81&amp;position=10" xlink:type="simple">JOKER (-383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422&amp;ajax=1" xlink:type="simple"> </text:a></text:p>
          </table:table-cell>
          <table:table-cell office:value-type="float" office:value="22.465" calcext:value-type="float">
            <text:p>22.47</text:p>
          </table:table-cell>
        </table:table-row>
        <table:table-row table:style-name="ro3">
          <table:table-cell office:value-type="float" office:value="128" calcext:value-type="float">
            <text:p>128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s149-en.ogame.gameforge.com/game/allianceInfo.php?allianceId=500152" xlink:type="simple">[ORC_E]</text:a> <text:a xlink:href="https://s149-en.ogame.gameforge.com/game/index.php?page=galaxy&amp;galaxy=1&amp;system=82&amp;position=12" xlink:type="simple">S33m0n5t3r (15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428&amp;ajax=1" xlink:type="simple"> </text:a></text:p>
          </table:table-cell>
          <table:table-cell office:value-type="float" office:value="22.326" calcext:value-type="float">
            <text:p>22.33</text:p>
          </table:table-cell>
        </table:table-row>
        <table:table-row table:style-name="ro3">
          <table:table-cell office:value-type="float" office:value="129" calcext:value-type="float">
            <text:p>129</text:p>
          </table:table-cell>
          <table:table-cell office:value-type="float" office:value="-22" calcext:value-type="float">
            <text:p>-22</text:p>
          </table:table-cell>
          <table:table-cell office:value-type="string" calcext:value-type="string">
            <text:p>  <text:a xlink:href="https://s149-en.ogame.gameforge.com/game/allianceInfo.php?allianceId=500018" xlink:type="simple">[DOOM]</text:a> <text:a xlink:href="https://s149-en.ogame.gameforge.com/game/index.php?page=galaxy&amp;galaxy=1&amp;system=101&amp;position=12" xlink:type="simple">Alucard (-563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526&amp;ajax=1" xlink:type="simple"> </text:a></text:p>
          </table:table-cell>
          <table:table-cell office:value-type="float" office:value="22.317" calcext:value-type="float">
            <text:p>22.32</text:p>
          </table:table-cell>
        </table:table-row>
        <table:table-row table:style-name="ro4">
          <table:table-cell office:value-type="float" office:value="130" calcext:value-type="float">
            <text:p>13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a xlink:href="https://s149-en.ogame.gameforge.com/game/index.php?page=galaxy&amp;galaxy=1&amp;system=104&amp;position=6" xlink:type="simple">Geologist Voids (121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539&amp;ajax=1" xlink:type="simple"> </text:a></text:p>
          </table:table-cell>
          <table:table-cell office:value-type="float" office:value="22.272" calcext:value-type="float">
            <text:p>22.27</text:p>
          </table:table-cell>
        </table:table-row>
        <table:table-row table:style-name="ro4">
          <table:table-cell office:value-type="float" office:value="131" calcext:value-type="float">
            <text:p>131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<text:a xlink:href="https://s149-en.ogame.gameforge.com/game/index.php?page=galaxy&amp;galaxy=1&amp;system=145&amp;position=4" xlink:type="simple">kreKS (37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745&amp;ajax=1" xlink:type="simple"> </text:a></text:p>
          </table:table-cell>
          <table:table-cell office:value-type="float" office:value="22.219" calcext:value-type="float">
            <text:p>22.22</text:p>
          </table:table-cell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<text:a xlink:href="https://s149-en.ogame.gameforge.com/game/allianceInfo.php?allianceId=500005" xlink:type="simple">[O_S]</text:a> <text:a xlink:href="https://s149-en.ogame.gameforge.com/game/index.php?page=galaxy&amp;galaxy=1&amp;system=269&amp;position=10" xlink:type="simple">TUMS (0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1377&amp;ajax=1" xlink:type="simple"> </text:a></text:p>
          </table:table-cell>
          <table:table-cell office:value-type="float" office:value="22.163" calcext:value-type="float">
            <text:p>22.16</text:p>
          </table:table-cell>
        </table:table-row>
        <table:table-row table:style-name="ro3">
          <table:table-cell office:value-type="float" office:value="133" calcext:value-type="float">
            <text:p>133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<text:a xlink:href="https://s149-en.ogame.gameforge.com/game/allianceInfo.php?allianceId=500027" xlink:type="simple">[NES]</text:a> <text:a xlink:href="https://s149-en.ogame.gameforge.com/game/index.php?page=galaxy&amp;galaxy=1&amp;system=97&amp;position=8" xlink:type="simple">Kakarot (-46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503&amp;ajax=1" xlink:type="simple"> </text:a></text:p>
          </table:table-cell>
          <table:table-cell office:value-type="float" office:value="22.114" calcext:value-type="float">
            <text:p>22.11</text:p>
          </table:table-cell>
        </table:table-row>
        <table:table-row table:style-name="ro3">
          <table:table-cell office:value-type="float" office:value="134" calcext:value-type="float">
            <text:p>134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<text:a xlink:href="https://s149-en.ogame.gameforge.com/game/allianceInfo.php?allianceId=500116" xlink:type="simple">[EnScho]</text:a> <text:a xlink:href="https://s149-en.ogame.gameforge.com/game/index.php?page=galaxy&amp;galaxy=1&amp;system=384&amp;position=11" xlink:type="simple">Viltorber (-48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2245&amp;ajax=1" xlink:type="simple"> </text:a></text:p>
          </table:table-cell>
          <table:table-cell office:value-type="float" office:value="21.992" calcext:value-type="float">
            <text:p>21.99</text:p>
          </table:table-cell>
        </table:table-row>
        <table:table-row table:style-name="ro4">
          <table:table-cell office:value-type="float" office:value="135" calcext:value-type="float">
            <text:p>135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<text:a xlink:href="https://s149-en.ogame.gameforge.com/game/index.php?page=galaxy&amp;galaxy=1&amp;system=276&amp;position=6" xlink:type="simple">Ranger (-12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1411&amp;ajax=1" xlink:type="simple"> </text:a></text:p>
          </table:table-cell>
          <table:table-cell office:value-type="float" office:value="21.886" calcext:value-type="float">
            <text:p>21.89</text:p>
          </table:table-cell>
        </table:table-row>
        <table:table-row table:style-name="ro3">
          <table:table-cell office:value-type="float" office:value="136" calcext:value-type="float">
            <text:p>136</text:p>
          </table:table-cell>
          <table:table-cell office:value-type="float" office:value="-21" calcext:value-type="float">
            <text:p>-21</text:p>
          </table:table-cell>
          <table:table-cell office:value-type="string" calcext:value-type="string">
            <text:p><text:a xlink:href="https://s149-en.ogame.gameforge.com/game/allianceInfo.php?allianceId=500107" xlink:type="simple">[MofS_BA]</text:a> <text:a xlink:href="https://s149-en.ogame.gameforge.com/game/index.php?page=galaxy&amp;galaxy=1&amp;system=27&amp;position=4" xlink:type="simple">DevMaster (54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152&amp;ajax=1" xlink:type="simple"> </text:a></text:p>
          </table:table-cell>
          <table:table-cell office:value-type="float" office:value="21.857" calcext:value-type="float">
            <text:p>21.86</text:p>
          </table:table-cell>
        </table:table-row>
        <table:table-row table:style-name="ro3">
          <table:table-cell office:value-type="float" office:value="137" calcext:value-type="float">
            <text:p>137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<text:a xlink:href="https://s149-en.ogame.gameforge.com/game/allianceInfo.php?allianceId=500061" xlink:type="simple">[EXPO]</text:a> <text:a xlink:href="https://s149-en.ogame.gameforge.com/game/index.php?page=galaxy&amp;galaxy=1&amp;system=131&amp;position=8" xlink:type="simple">Balz (11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676&amp;ajax=1" xlink:type="simple"> </text:a></text:p>
          </table:table-cell>
          <table:table-cell office:value-type="float" office:value="21.734" calcext:value-type="float">
            <text:p>21.73</text:p>
          </table:table-cell>
        </table:table-row>
        <table:table-row table:style-name="ro3">
          <table:table-cell office:value-type="float" office:value="138" calcext:value-type="float">
            <text:p>13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a xlink:href="https://s149-en.ogame.gameforge.com/game/allianceInfo.php?allianceId=500061" xlink:type="simple">[EXPO]</text:a> <text:a xlink:href="https://s149-en.ogame.gameforge.com/game/index.php?page=galaxy&amp;galaxy=1&amp;system=136&amp;position=10" xlink:type="simple">Guild Navigator (-230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703&amp;ajax=1" xlink:type="simple"> </text:a></text:p>
          </table:table-cell>
          <table:table-cell office:value-type="float" office:value="21.699" calcext:value-type="float">
            <text:p>21.7</text:p>
          </table:table-cell>
        </table:table-row>
        <table:table-row table:style-name="ro3">
          <table:table-cell office:value-type="float" office:value="139" calcext:value-type="float">
            <text:p>139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<text:a xlink:href="https://s149-en.ogame.gameforge.com/game/allianceInfo.php?allianceId=500176" xlink:type="simple">[Sniper]</text:a> <text:a xlink:href="https://s149-en.ogame.gameforge.com/game/index.php?page=galaxy&amp;galaxy=1&amp;system=254&amp;position=8" xlink:type="simple">Stone (-42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1299&amp;ajax=1" xlink:type="simple"> </text:a></text:p>
          </table:table-cell>
          <table:table-cell office:value-type="float" office:value="21.487" calcext:value-type="float">
            <text:p>21.49</text:p>
          </table:table-cell>
        </table:table-row>
        <table:table-row table:style-name="ro3">
          <table:table-cell office:value-type="float" office:value="140" calcext:value-type="float">
            <text:p>140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<text:a xlink:href="https://s149-en.ogame.gameforge.com/game/allianceInfo.php?allianceId=500005" xlink:type="simple">[O_S]</text:a> <text:a xlink:href="https://s149-en.ogame.gameforge.com/game/index.php?page=galaxy&amp;galaxy=1&amp;system=83&amp;position=10" xlink:type="simple">SirPirate (42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432&amp;ajax=1" xlink:type="simple"> </text:a></text:p>
          </table:table-cell>
          <table:table-cell office:value-type="float" office:value="21.359" calcext:value-type="float">
            <text:p>21.36</text:p>
          </table:table-cell>
        </table:table-row>
        <table:table-row table:style-name="ro3">
          <table:table-cell office:value-type="float" office:value="141" calcext:value-type="float">
            <text:p>141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s149-en.ogame.gameforge.com/game/allianceInfo.php?allianceId=500096" xlink:type="simple">[StrFltCm]</text:a> <text:a xlink:href="https://s149-en.ogame.gameforge.com/game/index.php?page=galaxy&amp;galaxy=1&amp;system=151&amp;position=6" xlink:type="simple">Admiral James T Kirk (0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776&amp;ajax=1" xlink:type="simple"> </text:a></text:p>
          </table:table-cell>
          <table:table-cell office:value-type="float" office:value="21.313" calcext:value-type="float">
            <text:p>21.31</text:p>
          </table:table-cell>
        </table:table-row>
        <table:table-row table:style-name="ro3">
          <table:table-cell office:value-type="float" office:value="142" calcext:value-type="float">
            <text:p>14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<text:a xlink:href="https://s149-en.ogame.gameforge.com/game/allianceInfo.php?allianceId=500092" xlink:type="simple">[T-D]</text:a> <text:a xlink:href="https://s149-en.ogame.gameforge.com/game/index.php?page=galaxy&amp;galaxy=1&amp;system=253&amp;position=10" xlink:type="simple">Siren (-3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1294&amp;ajax=1" xlink:type="simple"> </text:a></text:p>
          </table:table-cell>
          <table:table-cell office:value-type="float" office:value="21.217" calcext:value-type="float">
            <text:p>21.22</text:p>
          </table:table-cell>
        </table:table-row>
        <table:table-row table:style-name="ro3">
          <table:table-cell office:value-type="float" office:value="143" calcext:value-type="float">
            <text:p>143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<text:a xlink:href="https://s149-en.ogame.gameforge.com/game/allianceInfo.php?allianceId=500013" xlink:type="simple">[JIGSAW]</text:a> <text:a xlink:href="https://s149-en.ogame.gameforge.com/game/index.php?page=galaxy&amp;galaxy=1&amp;system=45&amp;position=6" xlink:type="simple">Geologist Libra (48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235&amp;ajax=1" xlink:type="simple"> </text:a></text:p>
          </table:table-cell>
          <table:table-cell office:value-type="float" office:value="21.201" calcext:value-type="float">
            <text:p>21.2</text:p>
          </table:table-cell>
        </table:table-row>
        <table:table-row table:style-name="ro4">
          <table:table-cell office:value-type="float" office:value="144" calcext:value-type="float">
            <text:p>144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<text:a xlink:href="https://s149-en.ogame.gameforge.com/game/index.php?page=galaxy&amp;galaxy=1&amp;system=289&amp;position=6" xlink:type="simple">Nocturnis (-209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1477&amp;ajax=1" xlink:type="simple"> </text:a></text:p>
          </table:table-cell>
          <table:table-cell office:value-type="float" office:value="21.198" calcext:value-type="float">
            <text:p>21.2</text:p>
          </table:table-cell>
        </table:table-row>
        <table:table-row table:style-name="ro4">
          <table:table-cell office:value-type="float" office:value="145" calcext:value-type="float">
            <text:p>145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<text:a xlink:href="https://s149-en.ogame.gameforge.com/game/index.php?page=galaxy&amp;galaxy=1&amp;system=53&amp;position=8" xlink:type="simple">Dobriy (1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276&amp;ajax=1" xlink:type="simple"> </text:a></text:p>
          </table:table-cell>
          <table:table-cell office:value-type="float" office:value="21.134" calcext:value-type="float">
            <text:p>21.13</text:p>
          </table:table-cell>
        </table:table-row>
        <table:table-row table:style-name="ro4">
          <table:table-cell office:value-type="float" office:value="146" calcext:value-type="float">
            <text:p>146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<text:a xlink:href="https://s149-en.ogame.gameforge.com/game/index.php?page=galaxy&amp;galaxy=1&amp;system=318&amp;position=10" xlink:type="simple">foxi (-165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1626&amp;ajax=1" xlink:type="simple"> </text:a></text:p>
          </table:table-cell>
          <table:table-cell office:value-type="float" office:value="20.995" calcext:value-type="float">
            <text:p>21</text:p>
          </table:table-cell>
        </table:table-row>
        <table:table-row table:style-name="ro4">
          <table:table-cell office:value-type="float" office:value="147" calcext:value-type="float">
            <text:p>14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a xlink:href="https://s149-en.ogame.gameforge.com/game/index.php?page=galaxy&amp;galaxy=1&amp;system=323&amp;position=8" xlink:type="simple">Barker Boy (0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1650&amp;ajax=1" xlink:type="simple"> </text:a></text:p>
          </table:table-cell>
          <table:table-cell office:value-type="float" office:value="20.991" calcext:value-type="float">
            <text:p>20.99</text:p>
          </table:table-cell>
        </table:table-row>
        <table:table-row table:style-name="ro3">
          <table:table-cell office:value-type="float" office:value="148" calcext:value-type="float">
            <text:p>148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<text:a xlink:href="https://s149-en.ogame.gameforge.com/game/allianceInfo.php?allianceId=500004" xlink:type="simple">[AFK]</text:a> <text:a xlink:href="https://s149-en.ogame.gameforge.com/game/index.php?page=galaxy&amp;galaxy=1&amp;system=9&amp;position=8" xlink:type="simple">shimmy (-138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051&amp;ajax=1" xlink:type="simple"> </text:a></text:p>
          </table:table-cell>
          <table:table-cell office:value-type="float" office:value="20.893" calcext:value-type="float">
            <text:p>20.89</text:p>
          </table:table-cell>
        </table:table-row>
        <table:table-row table:style-name="ro3">
          <table:table-cell office:value-type="float" office:value="149" calcext:value-type="float">
            <text:p>149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<text:a xlink:href="https://s149-en.ogame.gameforge.com/game/allianceInfo.php?allianceId=500089" xlink:type="simple">[NO1]</text:a> <text:a xlink:href="https://s149-en.ogame.gameforge.com/game/index.php?page=galaxy&amp;galaxy=1&amp;system=92&amp;position=11" xlink:type="simple">Sovereign Comet (-24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1459&amp;ajax=1" xlink:type="simple"> </text:a></text:p>
          </table:table-cell>
          <table:table-cell office:value-type="float" office:value="20.893" calcext:value-type="float">
            <text:p>20.89</text:p>
          </table:table-cell>
        </table:table-row>
        <table:table-row table:style-name="ro3">
          <table:table-cell office:value-type="float" office:value="150" calcext:value-type="float">
            <text:p>150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  <text:a xlink:href="https://s149-en.ogame.gameforge.com/game/allianceInfo.php?allianceId=500030" xlink:type="simple">[BlAZE]</text:a> <text:a xlink:href="https://s149-en.ogame.gameforge.com/game/index.php?page=galaxy&amp;galaxy=1&amp;system=76&amp;position=12" xlink:type="simple">BLADE (-785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398&amp;ajax=1" xlink:type="simple"> </text:a></text:p>
          </table:table-cell>
          <table:table-cell office:value-type="float" office:value="20.886" calcext:value-type="float">
            <text:p>20.89</text:p>
          </table:table-cell>
        </table:table-row>
        <table:table-row table:style-name="ro3">
          <table:table-cell office:value-type="float" office:value="151" calcext:value-type="float">
            <text:p>15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a xlink:href="https://s149-en.ogame.gameforge.com/game/allianceInfo.php?allianceId=500040" xlink:type="simple">[WCKD]</text:a> <text:a xlink:href="https://s149-en.ogame.gameforge.com/game/index.php?page=galaxy&amp;galaxy=1&amp;system=266&amp;position=4" xlink:type="simple">MalthEEE (-13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1359&amp;ajax=1" xlink:type="simple"> </text:a></text:p>
          </table:table-cell>
          <table:table-cell office:value-type="float" office:value="20.836" calcext:value-type="float">
            <text:p>20.84</text:p>
          </table:table-cell>
        </table:table-row>
        <table:table-row table:style-name="ro4">
          <table:table-cell office:value-type="float" office:value="152" calcext:value-type="float">
            <text:p>152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<text:a xlink:href="https://s149-en.ogame.gameforge.com/game/allianceInfo.php?allianceId=500009" xlink:type="simple">[B-P]</text:a> <text:a xlink:href="https://s149-en.ogame.gameforge.com/game/index.php?page=galaxy&amp;galaxy=1&amp;system=35&amp;position=8" xlink:type="simple">bTn (38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190&amp;ajax=1" xlink:type="simple"> </text:a></text:p>
          </table:table-cell>
          <table:table-cell office:value-type="float" office:value="20.588" calcext:value-type="float">
            <text:p>20.59</text:p>
          </table:table-cell>
        </table:table-row>
        <table:table-row table:style-name="ro3">
          <table:table-cell office:value-type="float" office:value="153" calcext:value-type="float">
            <text:p>153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  <text:a xlink:href="https://s149-en.ogame.gameforge.com/game/allianceInfo.php?allianceId=500142" xlink:type="simple">[Trance]</text:a> <text:a xlink:href="https://s149-en.ogame.gameforge.com/game/index.php?page=galaxy&amp;galaxy=1&amp;system=367&amp;position=10" xlink:type="simple">eroucm (-591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1872&amp;ajax=1" xlink:type="simple"> </text:a></text:p>
          </table:table-cell>
          <table:table-cell office:value-type="float" office:value="20.505" calcext:value-type="float">
            <text:p>20.51</text:p>
          </table:table-cell>
        </table:table-row>
        <table:table-row table:style-name="ro3">
          <table:table-cell office:value-type="float" office:value="154" calcext:value-type="float">
            <text:p>154</text:p>
          </table:table-cell>
          <table:table-cell office:value-type="float" office:value="-42" calcext:value-type="float">
            <text:p>-42</text:p>
          </table:table-cell>
          <table:table-cell office:value-type="string" calcext:value-type="string">
            <text:p><text:a xlink:href="https://s149-en.ogame.gameforge.com/game/allianceInfo.php?allianceId=500030" xlink:type="simple">[BlAZE]</text:a> <text:a xlink:href="https://s149-en.ogame.gameforge.com/game/index.php?page=galaxy&amp;galaxy=1&amp;system=192&amp;position=8" xlink:type="simple">wegsfeer (374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983&amp;ajax=1" xlink:type="simple"> </text:a></text:p>
          </table:table-cell>
          <table:table-cell office:value-type="float" office:value="20.478" calcext:value-type="float">
            <text:p>20.48</text:p>
          </table:table-cell>
        </table:table-row>
        <table:table-row table:style-name="ro3">
          <table:table-cell office:value-type="float" office:value="155" calcext:value-type="float">
            <text:p>155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<text:a xlink:href="https://s149-en.ogame.gameforge.com/game/allianceInfo.php?allianceId=500045" xlink:type="simple">[BiA]</text:a> <text:a xlink:href="https://s149-en.ogame.gameforge.com/game/index.php?page=galaxy&amp;galaxy=1&amp;system=154&amp;position=4" xlink:type="simple">Michael Scofiled (3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790&amp;ajax=1" xlink:type="simple"> </text:a></text:p>
          </table:table-cell>
          <table:table-cell office:value-type="float" office:value="20.237" calcext:value-type="float">
            <text:p>20.24</text:p>
          </table:table-cell>
        </table:table-row>
        <table:table-row table:style-name="ro3">
          <table:table-cell office:value-type="float" office:value="156" calcext:value-type="float">
            <text:p>156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<text:a xlink:href="https://s149-en.ogame.gameforge.com/game/allianceInfo.php?allianceId=500001" xlink:type="simple">[ENL]</text:a> <text:a xlink:href="https://s149-en.ogame.gameforge.com/game/index.php?page=galaxy&amp;galaxy=1&amp;system=50&amp;position=12" xlink:type="simple">Psyko (18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263&amp;ajax=1" xlink:type="simple"> </text:a></text:p>
          </table:table-cell>
          <table:table-cell office:value-type="float" office:value="20.166" calcext:value-type="float">
            <text:p>20.17</text:p>
          </table:table-cell>
        </table:table-row>
        <table:table-row table:style-name="ro3">
          <table:table-cell office:value-type="float" office:value="157" calcext:value-type="float">
            <text:p>157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<text:a xlink:href="https://s149-en.ogame.gameforge.com/game/allianceInfo.php?allianceId=500142" xlink:type="simple">[Trance]</text:a> <text:a xlink:href="https://s149-en.ogame.gameforge.com/game/index.php?page=galaxy&amp;galaxy=1&amp;system=367&amp;position=8" xlink:type="simple">Zw3rG (206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1871&amp;ajax=1" xlink:type="simple"> </text:a></text:p>
          </table:table-cell>
          <table:table-cell office:value-type="float" office:value="20.131" calcext:value-type="float">
            <text:p>20.13</text:p>
          </table:table-cell>
        </table:table-row>
        <table:table-row table:style-name="ro4">
          <table:table-cell office:value-type="float" office:value="158" calcext:value-type="float">
            <text:p>158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<text:a xlink:href="https://s149-en.ogame.gameforge.com/game/index.php?page=galaxy&amp;galaxy=1&amp;system=142&amp;position=6" xlink:type="simple">ViniPuh (5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731&amp;ajax=1" xlink:type="simple"> </text:a></text:p>
          </table:table-cell>
          <table:table-cell office:value-type="float" office:value="20.126" calcext:value-type="float">
            <text:p>20.13</text:p>
          </table:table-cell>
        </table:table-row>
        <table:table-row table:style-name="ro3">
          <table:table-cell office:value-type="float" office:value="159" calcext:value-type="float">
            <text:p>15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a xlink:href="https://s149-en.ogame.gameforge.com/game/allianceInfo.php?allianceId=500008" xlink:type="simple">[S-A]</text:a> <text:a xlink:href="https://s149-en.ogame.gameforge.com/game/index.php?page=galaxy&amp;galaxy=1&amp;system=11&amp;position=10" xlink:type="simple">Regs (241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065&amp;ajax=1" xlink:type="simple"> </text:a></text:p>
          </table:table-cell>
          <table:table-cell office:value-type="float" office:value="20.032" calcext:value-type="float">
            <text:p>20.03</text:p>
          </table:table-cell>
        </table:table-row>
        <table:table-row table:style-name="ro3">
          <table:table-cell office:value-type="float" office:value="160" calcext:value-type="float">
            <text:p>160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<text:a xlink:href="https://s149-en.ogame.gameforge.com/game/allianceInfo.php?allianceId=500005" xlink:type="simple">[O_S]</text:a> <text:a xlink:href="https://s149-en.ogame.gameforge.com/game/index.php?page=galaxy&amp;galaxy=1&amp;system=265&amp;position=12" xlink:type="simple">Nexi (-489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1358&amp;ajax=1" xlink:type="simple"> </text:a></text:p>
          </table:table-cell>
          <table:table-cell office:value-type="float" office:value="19.996" calcext:value-type="float">
            <text:p>20</text:p>
          </table:table-cell>
        </table:table-row>
        <table:table-row table:style-name="ro4">
          <table:table-cell office:value-type="float" office:value="161" calcext:value-type="float">
            <text:p>161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<text:a xlink:href="https://s149-en.ogame.gameforge.com/game/index.php?page=galaxy&amp;galaxy=1&amp;system=61&amp;position=6" xlink:type="simple">ISellDeuterium (-1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316&amp;ajax=1" xlink:type="simple"> </text:a></text:p>
          </table:table-cell>
          <table:table-cell office:value-type="float" office:value="19.861" calcext:value-type="float">
            <text:p>19.86</text:p>
          </table:table-cell>
        </table:table-row>
        <table:table-row table:style-name="ro4">
          <table:table-cell office:value-type="float" office:value="162" calcext:value-type="float">
            <text:p>162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<text:a xlink:href="https://s149-en.ogame.gameforge.com/game/index.php?page=galaxy&amp;galaxy=1&amp;system=343&amp;position=4" xlink:type="simple">Kiko (-42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1749&amp;ajax=1" xlink:type="simple"> </text:a></text:p>
          </table:table-cell>
          <table:table-cell office:value-type="float" office:value="19.763" calcext:value-type="float">
            <text:p>19.76</text:p>
          </table:table-cell>
        </table:table-row>
        <table:table-row table:style-name="ro3">
          <table:table-cell office:value-type="float" office:value="163" calcext:value-type="float">
            <text:p>16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a xlink:href="https://s149-en.ogame.gameforge.com/game/allianceInfo.php?allianceId=500045" xlink:type="simple">[BiA]</text:a> <text:a xlink:href="https://s149-en.ogame.gameforge.com/game/index.php?page=galaxy&amp;galaxy=1&amp;system=178&amp;position=6" xlink:type="simple">CroMan (0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913&amp;ajax=1" xlink:type="simple"> </text:a></text:p>
          </table:table-cell>
          <table:table-cell office:value-type="float" office:value="19.639" calcext:value-type="float">
            <text:p>19.64</text:p>
          </table:table-cell>
        </table:table-row>
        <table:table-row table:style-name="ro4">
          <table:table-cell office:value-type="float" office:value="164" calcext:value-type="float">
            <text:p>164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<text:a xlink:href="https://s149-en.ogame.gameforge.com/game/index.php?page=galaxy&amp;galaxy=1&amp;system=5&amp;position=8" xlink:type="simple">Technocrat Perseus (0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028&amp;ajax=1" xlink:type="simple"> </text:a></text:p>
          </table:table-cell>
          <table:table-cell office:value-type="float" office:value="19.571" calcext:value-type="float">
            <text:p>19.57</text:p>
          </table:table-cell>
        </table:table-row>
        <table:table-row table:style-name="ro3">
          <table:table-cell office:value-type="float" office:value="165" calcext:value-type="float">
            <text:p>165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<text:a xlink:href="https://s149-en.ogame.gameforge.com/game/allianceInfo.php?allianceId=500176" xlink:type="simple">[Sniper]</text:a> <text:a xlink:href="https://s149-en.ogame.gameforge.com/game/index.php?page=galaxy&amp;galaxy=1&amp;system=131&amp;position=9" xlink:type="simple">ilovesnow (33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484&amp;ajax=1" xlink:type="simple"> </text:a></text:p>
          </table:table-cell>
          <table:table-cell office:value-type="float" office:value="19.555" calcext:value-type="float">
            <text:p>19.56</text:p>
          </table:table-cell>
        </table:table-row>
        <table:table-row table:style-name="ro3">
          <table:table-cell office:value-type="float" office:value="166" calcext:value-type="float">
            <text:p>166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<text:a xlink:href="https://s149-en.ogame.gameforge.com/game/allianceInfo.php?allianceId=500014" xlink:type="simple">[SpaceX]</text:a> <text:a xlink:href="https://s149-en.ogame.gameforge.com/game/index.php?page=galaxy&amp;galaxy=1&amp;system=117&amp;position=8" xlink:type="simple">Hosie (-402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605&amp;ajax=1" xlink:type="simple"> </text:a></text:p>
          </table:table-cell>
          <table:table-cell office:value-type="float" office:value="19.412" calcext:value-type="float">
            <text:p>19.41</text:p>
          </table:table-cell>
        </table:table-row>
        <table:table-row table:style-name="ro3">
          <table:table-cell office:value-type="float" office:value="167" calcext:value-type="float">
            <text:p>167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<text:a xlink:href="https://s149-en.ogame.gameforge.com/game/allianceInfo.php?allianceId=500014" xlink:type="simple">[SpaceX]</text:a> <text:a xlink:href="https://s149-en.ogame.gameforge.com/game/index.php?page=galaxy&amp;galaxy=1&amp;system=143&amp;position=10" xlink:type="simple">pipo (-117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738&amp;ajax=1" xlink:type="simple"> </text:a></text:p>
          </table:table-cell>
          <table:table-cell office:value-type="float" office:value="19.375" calcext:value-type="float">
            <text:p>19.38</text:p>
          </table:table-cell>
        </table:table-row>
        <table:table-row table:style-name="ro3">
          <table:table-cell office:value-type="float" office:value="168" calcext:value-type="float">
            <text:p>168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<text:a xlink:href="https://s149-en.ogame.gameforge.com/game/allianceInfo.php?allianceId=500014" xlink:type="simple">[SpaceX]</text:a> <text:a xlink:href="https://s149-en.ogame.gameforge.com/game/index.php?page=galaxy&amp;galaxy=1&amp;system=115&amp;position=4" xlink:type="simple">Marshal Nekkar (1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593&amp;ajax=1" xlink:type="simple"> </text:a></text:p>
          </table:table-cell>
          <table:table-cell office:value-type="float" office:value="19.317" calcext:value-type="float">
            <text:p>19.32</text:p>
          </table:table-cell>
        </table:table-row>
        <table:table-row table:style-name="ro3">
          <table:table-cell office:value-type="float" office:value="169" calcext:value-type="float">
            <text:p>169</text:p>
          </table:table-cell>
          <table:table-cell office:value-type="float" office:value="-13" calcext:value-type="float">
            <text:p>-13</text:p>
          </table:table-cell>
          <table:table-cell office:value-type="string" calcext:value-type="string">
            <text:p><text:a xlink:href="https://s149-en.ogame.gameforge.com/game/allianceInfo.php?allianceId=500067" xlink:type="simple">[GMF]</text:a> <text:a xlink:href="https://s149-en.ogame.gameforge.com/game/index.php?page=galaxy&amp;galaxy=1&amp;system=40&amp;position=10" xlink:type="simple">LanxfortheMemories (35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214&amp;ajax=1" xlink:type="simple"> </text:a></text:p>
          </table:table-cell>
          <table:table-cell office:value-type="float" office:value="19.317" calcext:value-type="float">
            <text:p>19.32</text:p>
          </table:table-cell>
        </table:table-row>
        <table:table-row table:style-name="ro4">
          <table:table-cell office:value-type="float" office:value="170" calcext:value-type="float">
            <text:p>170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<text:a xlink:href="https://s149-en.ogame.gameforge.com/game/index.php?page=galaxy&amp;galaxy=1&amp;system=272&amp;position=8" xlink:type="simple">Commodore Pegasus (0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1391&amp;ajax=1" xlink:type="simple"> </text:a></text:p>
          </table:table-cell>
          <table:table-cell office:value-type="float" office:value="19.081" calcext:value-type="float">
            <text:p>19.08</text:p>
          </table:table-cell>
        </table:table-row>
        <table:table-row table:style-name="ro3">
          <table:table-cell office:value-type="float" office:value="171" calcext:value-type="float">
            <text:p>171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<text:a xlink:href="https://s149-en.ogame.gameforge.com/game/allianceInfo.php?allianceId=500049" xlink:type="simple">[Alliance]</text:a> <text:a xlink:href="https://s149-en.ogame.gameforge.com/game/index.php?page=galaxy&amp;galaxy=1&amp;system=45&amp;position=4" xlink:type="simple">Proconsul Aten (22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234&amp;ajax=1" xlink:type="simple"> </text:a></text:p>
          </table:table-cell>
          <table:table-cell office:value-type="float" office:value="19.036" calcext:value-type="float">
            <text:p>19.04</text:p>
          </table:table-cell>
        </table:table-row>
        <table:table-row table:style-name="ro4">
          <table:table-cell office:value-type="float" office:value="172" calcext:value-type="float">
            <text:p>172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<text:a xlink:href="https://s149-en.ogame.gameforge.com/game/allianceInfo.php?allianceId=500009" xlink:type="simple">[B-P]</text:a> <text:a xlink:href="https://s149-en.ogame.gameforge.com/game/index.php?page=galaxy&amp;galaxy=1&amp;system=323&amp;position=4" xlink:type="simple">kolja (0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1648&amp;ajax=1" xlink:type="simple"> </text:a></text:p>
          </table:table-cell>
          <table:table-cell office:value-type="float" office:value="19.01" calcext:value-type="float">
            <text:p>19.01</text:p>
          </table:table-cell>
        </table:table-row>
        <table:table-row table:style-name="ro3">
          <table:table-cell office:value-type="float" office:value="173" calcext:value-type="float">
            <text:p>173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<text:a xlink:href="https://s149-en.ogame.gameforge.com/game/allianceInfo.php?allianceId=500039" xlink:type="simple">[Hungary]</text:a> <text:a xlink:href="https://s149-en.ogame.gameforge.com/game/index.php?page=galaxy&amp;galaxy=1&amp;system=385&amp;position=10" xlink:type="simple">David (11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1963&amp;ajax=1" xlink:type="simple"> </text:a></text:p>
          </table:table-cell>
          <table:table-cell office:value-type="float" office:value="18.995" calcext:value-type="float">
            <text:p>19</text:p>
          </table:table-cell>
        </table:table-row>
        <table:table-row table:style-name="ro4">
          <table:table-cell office:value-type="float" office:value="174" calcext:value-type="float">
            <text:p>174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<text:a xlink:href="https://s149-en.ogame.gameforge.com/game/index.php?page=galaxy&amp;galaxy=7&amp;system=125&amp;position=7" xlink:type="simple">cokoladni (85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1971&amp;ajax=1" xlink:type="simple"> </text:a></text:p>
          </table:table-cell>
          <table:table-cell office:value-type="float" office:value="18.981" calcext:value-type="float">
            <text:p>18.98</text:p>
          </table:table-cell>
        </table:table-row>
        <table:table-row table:style-name="ro3">
          <table:table-cell office:value-type="float" office:value="175" calcext:value-type="float">
            <text:p>175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<text:a xlink:href="https://s149-en.ogame.gameforge.com/game/allianceInfo.php?allianceId=500009" xlink:type="simple">[B-P]</text:a> <text:a xlink:href="https://s149-en.ogame.gameforge.com/game/index.php?page=galaxy&amp;galaxy=1&amp;system=17&amp;position=10" xlink:type="simple">zeus (-432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100&amp;ajax=1" xlink:type="simple"> </text:a></text:p>
          </table:table-cell>
          <table:table-cell office:value-type="float" office:value="18.966" calcext:value-type="float">
            <text:p>18.97</text:p>
          </table:table-cell>
        </table:table-row>
        <table:table-row table:style-name="ro4">
          <table:table-cell office:value-type="float" office:value="176" calcext:value-type="float">
            <text:p>176</text:p>
          </table:table-cell>
          <table:table-cell office:value-type="float" office:value="-19" calcext:value-type="float">
            <text:p>-19</text:p>
          </table:table-cell>
          <table:table-cell office:value-type="string" calcext:value-type="string">
            <text:p><text:a xlink:href="https://s149-en.ogame.gameforge.com/game/index.php?page=galaxy&amp;galaxy=1&amp;system=393&amp;position=8" xlink:type="simple">peshe (1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2002&amp;ajax=1" xlink:type="simple"> </text:a></text:p>
          </table:table-cell>
          <table:table-cell office:value-type="float" office:value="18.825" calcext:value-type="float">
            <text:p>18.83</text:p>
          </table:table-cell>
        </table:table-row>
        <table:table-row table:style-name="ro4">
          <table:table-cell office:value-type="float" office:value="177" calcext:value-type="float">
            <text:p>177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<text:a xlink:href="https://s149-en.ogame.gameforge.com/game/index.php?page=galaxy&amp;galaxy=1&amp;system=51&amp;position=12" xlink:type="simple">Lord of Ice (-77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268&amp;ajax=1" xlink:type="simple"> </text:a></text:p>
          </table:table-cell>
          <table:table-cell office:value-type="float" office:value="18.816" calcext:value-type="float">
            <text:p>18.82</text:p>
          </table:table-cell>
        </table:table-row>
        <table:table-row table:style-name="ro3">
          <table:table-cell office:value-type="float" office:value="178" calcext:value-type="float">
            <text:p>178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s149-en.ogame.gameforge.com/game/allianceInfo.php?allianceId=500014" xlink:type="simple">[SpaceX]</text:a> <text:a xlink:href="https://s149-en.ogame.gameforge.com/game/index.php?page=galaxy&amp;galaxy=1&amp;system=151&amp;position=9" xlink:type="simple">ArianaGrande (-134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232&amp;ajax=1" xlink:type="simple"> </text:a></text:p>
          </table:table-cell>
          <table:table-cell office:value-type="float" office:value="18.71" calcext:value-type="float">
            <text:p>18.71</text:p>
          </table:table-cell>
        </table:table-row>
        <table:table-row table:style-name="ro4">
          <table:table-cell office:value-type="float" office:value="179" calcext:value-type="float">
            <text:p>179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<text:a xlink:href="https://s149-en.ogame.gameforge.com/game/index.php?page=galaxy&amp;galaxy=1&amp;system=178&amp;position=8" xlink:type="simple">thomastem (0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914&amp;ajax=1" xlink:type="simple"> </text:a></text:p>
          </table:table-cell>
          <table:table-cell office:value-type="float" office:value="18.659" calcext:value-type="float">
            <text:p>18.66</text:p>
          </table:table-cell>
        </table:table-row>
        <table:table-row table:style-name="ro3">
          <table:table-cell office:value-type="float" office:value="180" calcext:value-type="float">
            <text:p>180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<text:a xlink:href="https://s149-en.ogame.gameforge.com/game/allianceInfo.php?allianceId=500014" xlink:type="simple">[SpaceX]</text:a> <text:a xlink:href="https://s149-en.ogame.gameforge.com/game/index.php?page=galaxy&amp;galaxy=1&amp;system=41&amp;position=12" xlink:type="simple">Ender (12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220&amp;ajax=1" xlink:type="simple"> </text:a></text:p>
          </table:table-cell>
          <table:table-cell office:value-type="float" office:value="18.602" calcext:value-type="float">
            <text:p>18.6</text:p>
          </table:table-cell>
        </table:table-row>
        <table:table-row table:style-name="ro3">
          <table:table-cell office:value-type="float" office:value="181" calcext:value-type="float">
            <text:p>181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<text:a xlink:href="https://s149-en.ogame.gameforge.com/game/allianceInfo.php?allianceId=500001" xlink:type="simple">[ENL]</text:a> <text:a xlink:href="https://s149-en.ogame.gameforge.com/game/index.php?page=galaxy&amp;galaxy=1&amp;system=33&amp;position=4" xlink:type="simple">r1koo (-17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180&amp;ajax=1" xlink:type="simple"> </text:a></text:p>
          </table:table-cell>
          <table:table-cell office:value-type="float" office:value="18.482" calcext:value-type="float">
            <text:p>18.48</text:p>
          </table:table-cell>
        </table:table-row>
        <table:table-row table:style-name="ro4">
          <table:table-cell office:value-type="float" office:value="182" calcext:value-type="float">
            <text:p>18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a xlink:href="https://s149-en.ogame.gameforge.com/game/index.php?page=galaxy&amp;galaxy=1&amp;system=320&amp;position=8" xlink:type="simple">Chief Comet (7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1635&amp;ajax=1" xlink:type="simple"> </text:a></text:p>
          </table:table-cell>
          <table:table-cell office:value-type="float" office:value="18.437" calcext:value-type="float">
            <text:p>18.44</text:p>
          </table:table-cell>
        </table:table-row>
        <table:table-row table:style-name="ro3">
          <table:table-cell office:value-type="float" office:value="183" calcext:value-type="float">
            <text:p>183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<text:a xlink:href="https://s149-en.ogame.gameforge.com/game/allianceInfo.php?allianceId=500014" xlink:type="simple">[SpaceX]</text:a> <text:a xlink:href="https://s149-en.ogame.gameforge.com/game/index.php?page=galaxy&amp;galaxy=1&amp;system=96&amp;position=8" xlink:type="simple">Uioy007 (180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498&amp;ajax=1" xlink:type="simple"> </text:a></text:p>
          </table:table-cell>
          <table:table-cell office:value-type="float" office:value="18.449" calcext:value-type="float">
            <text:p>18.45</text:p>
          </table:table-cell>
        </table:table-row>
        <table:table-row table:style-name="ro3">
          <table:table-cell office:value-type="float" office:value="184" calcext:value-type="float">
            <text:p>184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<text:a xlink:href="https://s149-en.ogame.gameforge.com/game/allianceInfo.php?allianceId=500001" xlink:type="simple">[ENL]</text:a> <text:a xlink:href="https://s149-en.ogame.gameforge.com/game/index.php?page=galaxy&amp;galaxy=1&amp;system=312&amp;position=10" xlink:type="simple">Bagy (294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1596&amp;ajax=1" xlink:type="simple"> </text:a></text:p>
          </table:table-cell>
          <table:table-cell office:value-type="float" office:value="18.398" calcext:value-type="float">
            <text:p>18.4</text:p>
          </table:table-cell>
        </table:table-row>
        <table:table-row table:style-name="ro3">
          <table:table-cell office:value-type="float" office:value="185" calcext:value-type="float">
            <text:p>18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a xlink:href="https://s149-en.ogame.gameforge.com/game/allianceInfo.php?allianceId=500107" xlink:type="simple">[MofS_BA]</text:a> <text:a xlink:href="https://s149-en.ogame.gameforge.com/game/index.php?page=galaxy&amp;galaxy=1&amp;system=386&amp;position=10" xlink:type="simple">Hellripper93 (46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1968&amp;ajax=1" xlink:type="simple"> </text:a></text:p>
          </table:table-cell>
          <table:table-cell office:value-type="float" office:value="18.332" calcext:value-type="float">
            <text:p>18.33</text:p>
          </table:table-cell>
        </table:table-row>
        <table:table-row table:style-name="ro3">
          <table:table-cell office:value-type="float" office:value="186" calcext:value-type="float">
            <text:p>186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<text:a xlink:href="https://s149-en.ogame.gameforge.com/game/allianceInfo.php?allianceId=500014" xlink:type="simple">[SpaceX]</text:a> <text:a xlink:href="https://s149-en.ogame.gameforge.com/game/index.php?page=galaxy&amp;galaxy=1&amp;system=91&amp;position=12" xlink:type="simple">Senator Ceti (-8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474&amp;ajax=1" xlink:type="simple"> </text:a></text:p>
          </table:table-cell>
          <table:table-cell office:value-type="float" office:value="18.263" calcext:value-type="float">
            <text:p>18.26</text:p>
          </table:table-cell>
        </table:table-row>
        <table:table-row table:style-name="ro4">
          <table:table-cell office:value-type="float" office:value="187" calcext:value-type="float">
            <text:p>18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a xlink:href="https://s149-en.ogame.gameforge.com/game/index.php?page=galaxy&amp;galaxy=1&amp;system=310&amp;position=4" xlink:type="simple">dyoung (30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1583&amp;ajax=1" xlink:type="simple"> </text:a></text:p>
          </table:table-cell>
          <table:table-cell office:value-type="float" office:value="18.127" calcext:value-type="float">
            <text:p>18.13</text:p>
          </table:table-cell>
        </table:table-row>
        <table:table-row table:style-name="ro3">
          <table:table-cell office:value-type="float" office:value="188" calcext:value-type="float">
            <text:p>188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<text:a xlink:href="https://s149-en.ogame.gameforge.com/game/allianceInfo.php?allianceId=500001" xlink:type="simple">[ENL]</text:a> <text:a xlink:href="https://s149-en.ogame.gameforge.com/game/index.php?page=galaxy&amp;galaxy=1&amp;system=217&amp;position=10" xlink:type="simple">Fumanchu (31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1113&amp;ajax=1" xlink:type="simple"> </text:a></text:p>
          </table:table-cell>
          <table:table-cell office:value-type="float" office:value="17.965" calcext:value-type="float">
            <text:p>17.97</text:p>
          </table:table-cell>
        </table:table-row>
        <table:table-row table:style-name="ro3">
          <table:table-cell office:value-type="float" office:value="189" calcext:value-type="float">
            <text:p>189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<text:a xlink:href="https://s149-en.ogame.gameforge.com/game/allianceInfo.php?allianceId=500014" xlink:type="simple">[SpaceX]</text:a> <text:a xlink:href="https://s149-en.ogame.gameforge.com/game/index.php?page=galaxy&amp;galaxy=1&amp;system=370&amp;position=10" xlink:type="simple">Captain Centauri (36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1887&amp;ajax=1" xlink:type="simple"> </text:a></text:p>
          </table:table-cell>
          <table:table-cell office:value-type="float" office:value="17.881" calcext:value-type="float">
            <text:p>17.88</text:p>
          </table:table-cell>
        </table:table-row>
        <table:table-row table:style-name="ro3">
          <table:table-cell office:value-type="float" office:value="190" calcext:value-type="float">
            <text:p>190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<text:a xlink:href="https://s149-en.ogame.gameforge.com/game/allianceInfo.php?allianceId=500005" xlink:type="simple">[O_S]</text:a> <text:a xlink:href="https://s149-en.ogame.gameforge.com/game/index.php?page=galaxy&amp;galaxy=1&amp;system=59&amp;position=4" xlink:type="simple">Sinon (-37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305&amp;ajax=1" xlink:type="simple"> </text:a></text:p>
          </table:table-cell>
          <table:table-cell office:value-type="float" office:value="17.83" calcext:value-type="float">
            <text:p>17.83</text:p>
          </table:table-cell>
        </table:table-row>
        <table:table-row table:style-name="ro3">
          <table:table-cell office:value-type="float" office:value="191" calcext:value-type="float">
            <text:p>191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s149-en.ogame.gameforge.com/game/allianceInfo.php?allianceId=500083" xlink:type="simple">[Nomad]</text:a> <text:a xlink:href="https://s149-en.ogame.gameforge.com/game/index.php?page=galaxy&amp;galaxy=1&amp;system=54&amp;position=6" xlink:type="simple">Madman (-5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280&amp;ajax=1" xlink:type="simple"> </text:a></text:p>
          </table:table-cell>
          <table:table-cell office:value-type="float" office:value="17.759" calcext:value-type="float">
            <text:p>17.76</text:p>
          </table:table-cell>
        </table:table-row>
        <table:table-row table:style-name="ro3">
          <table:table-cell office:value-type="float" office:value="192" calcext:value-type="float">
            <text:p>19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<text:a xlink:href="https://s149-en.ogame.gameforge.com/game/allianceInfo.php?allianceId=500134" xlink:type="simple">[UBM]</text:a> <text:a xlink:href="https://s149-en.ogame.gameforge.com/game/index.php?page=galaxy&amp;galaxy=1&amp;system=84&amp;position=10" xlink:type="simple">hadisen (21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437&amp;ajax=1" xlink:type="simple"> </text:a></text:p>
          </table:table-cell>
          <table:table-cell office:value-type="float" office:value="17.751" calcext:value-type="float">
            <text:p>17.75</text:p>
          </table:table-cell>
        </table:table-row>
        <table:table-row table:style-name="ro4">
          <table:table-cell office:value-type="float" office:value="193" calcext:value-type="float">
            <text:p>193</text:p>
          </table:table-cell>
          <table:table-cell office:value-type="float" office:value="-17" calcext:value-type="float">
            <text:p>-17</text:p>
          </table:table-cell>
          <table:table-cell office:value-type="string" calcext:value-type="string">
            <text:p><text:a xlink:href="https://s149-en.ogame.gameforge.com/game/index.php?page=galaxy&amp;galaxy=1&amp;system=40&amp;position=6" xlink:type="simple">l0lman (1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212&amp;ajax=1" xlink:type="simple"> </text:a></text:p>
          </table:table-cell>
          <table:table-cell office:value-type="float" office:value="17.71" calcext:value-type="float">
            <text:p>17.71</text:p>
          </table:table-cell>
        </table:table-row>
        <table:table-row table:style-name="ro3">
          <table:table-cell office:value-type="float" office:value="194" calcext:value-type="float">
            <text:p>194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  <text:a xlink:href="https://s149-en.ogame.gameforge.com/game/allianceInfo.php?allianceId=500107" xlink:type="simple">[MofS_BA]</text:a> <text:a xlink:href="https://s149-en.ogame.gameforge.com/game/index.php?page=galaxy&amp;galaxy=1&amp;system=7&amp;position=12" xlink:type="simple">exodus (-1.012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040&amp;ajax=1" xlink:type="simple"> </text:a></text:p>
          </table:table-cell>
          <table:table-cell office:value-type="float" office:value="17.672" calcext:value-type="float">
            <text:p>17.67</text:p>
          </table:table-cell>
        </table:table-row>
        <table:table-row table:style-name="ro3">
          <table:table-cell office:value-type="float" office:value="195" calcext:value-type="float">
            <text:p>195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<text:a xlink:href="https://s149-en.ogame.gameforge.com/game/allianceInfo.php?allianceId=500045" xlink:type="simple">[BiA]</text:a> <text:a xlink:href="https://s149-en.ogame.gameforge.com/game/index.php?page=galaxy&amp;galaxy=1&amp;system=245&amp;position=4" xlink:type="simple">corona_extra (42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1251&amp;ajax=1" xlink:type="simple"> </text:a></text:p>
          </table:table-cell>
          <table:table-cell office:value-type="float" office:value="17.667" calcext:value-type="float">
            <text:p>17.67</text:p>
          </table:table-cell>
        </table:table-row>
        <table:table-row table:style-name="ro3">
          <table:table-cell office:value-type="float" office:value="196" calcext:value-type="float">
            <text:p>196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<text:a xlink:href="https://s149-en.ogame.gameforge.com/game/allianceInfo.php?allianceId=500034" xlink:type="simple">[BoD]</text:a> <text:a xlink:href="https://s149-en.ogame.gameforge.com/game/index.php?page=galaxy&amp;galaxy=1&amp;system=54&amp;position=8" xlink:type="simple">Captain Portia (132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281&amp;ajax=1" xlink:type="simple"> </text:a></text:p>
          </table:table-cell>
          <table:table-cell office:value-type="float" office:value="17.619" calcext:value-type="float">
            <text:p>17.62</text:p>
          </table:table-cell>
        </table:table-row>
        <table:table-row table:style-name="ro4">
          <table:table-cell office:value-type="float" office:value="197" calcext:value-type="float">
            <text:p>197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<text:a xlink:href="https://s149-en.ogame.gameforge.com/game/index.php?page=galaxy&amp;galaxy=1&amp;system=149&amp;position=12" xlink:type="simple">Consul Davida (1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769&amp;ajax=1" xlink:type="simple"> </text:a></text:p>
          </table:table-cell>
          <table:table-cell office:value-type="float" office:value="17.381" calcext:value-type="float">
            <text:p>17.38</text:p>
          </table:table-cell>
        </table:table-row>
        <table:table-row table:style-name="ro4">
          <table:table-cell office:value-type="float" office:value="198" calcext:value-type="float">
            <text:p>198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<text:a xlink:href="https://s149-en.ogame.gameforge.com/game/index.php?page=galaxy&amp;galaxy=1&amp;system=10&amp;position=8" xlink:type="simple">Crixus (13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056&amp;ajax=1" xlink:type="simple"> </text:a></text:p>
          </table:table-cell>
          <table:table-cell office:value-type="float" office:value="17.365" calcext:value-type="float">
            <text:p>17.37</text:p>
          </table:table-cell>
        </table:table-row>
        <table:table-row table:style-name="ro3">
          <table:table-cell office:value-type="float" office:value="199" calcext:value-type="float">
            <text:p>19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a xlink:href="https://s149-en.ogame.gameforge.com/game/allianceInfo.php?allianceId=500014" xlink:type="simple">[SpaceX]</text:a> <text:a xlink:href="https://s149-en.ogame.gameforge.com/game/index.php?page=galaxy&amp;galaxy=1&amp;system=104&amp;position=4" xlink:type="simple">BigEagleT11 (-3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538&amp;ajax=1" xlink:type="simple"> </text:a></text:p>
          </table:table-cell>
          <table:table-cell office:value-type="float" office:value="17.213" calcext:value-type="float">
            <text:p>17.21</text:p>
          </table:table-cell>
        </table:table-row>
        <table:table-row table:style-name="ro3">
          <table:table-cell office:value-type="float" office:value="200" calcext:value-type="float">
            <text:p>200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  <text:a xlink:href="https://s149-en.ogame.gameforge.com/game/allianceInfo.php?allianceId=500025" xlink:type="simple">[o0O0o]</text:a> <text:a xlink:href="https://s149-en.ogame.gameforge.com/game/index.php?page=galaxy&amp;galaxy=1&amp;system=94&amp;position=8" xlink:type="simple">Proconsul Osiris (-600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487&amp;ajax=1" xlink:type="simple"> </text:a></text:p>
          </table:table-cell>
          <table:table-cell office:value-type="float" office:value="17.212" calcext:value-type="float">
            <text:p>17.21</text:p>
          </table:table-cell>
        </table:table-row>
        <table:table-row table:style-name="ro3">
          <table:table-cell office:value-type="float" office:value="201" calcext:value-type="float">
            <text:p>201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<text:a xlink:href="https://s149-en.ogame.gameforge.com/game/allianceInfo.php?allianceId=500053" xlink:type="simple">[nite]</text:a> <text:a xlink:href="https://s149-en.ogame.gameforge.com/game/index.php?page=galaxy&amp;galaxy=1&amp;system=451&amp;position=12" xlink:type="simple">KlamarN (-134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2295&amp;ajax=1" xlink:type="simple"> </text:a></text:p>
          </table:table-cell>
          <table:table-cell office:value-type="float" office:value="17.193" calcext:value-type="float">
            <text:p>17.19</text:p>
          </table:table-cell>
        </table:table-row>
        <table:table-row table:style-name="ro4">
          <table:table-cell office:value-type="float" office:value="202" calcext:value-type="float">
            <text:p>202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<text:a xlink:href="https://s149-en.ogame.gameforge.com/game/index.php?page=galaxy&amp;galaxy=1&amp;system=404&amp;position=7" xlink:type="simple">Marshal Dorado (0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2312&amp;ajax=1" xlink:type="simple"> </text:a></text:p>
          </table:table-cell>
          <table:table-cell office:value-type="float" office:value="17.192" calcext:value-type="float">
            <text:p>17.19</text:p>
          </table:table-cell>
        </table:table-row>
        <table:table-row table:style-name="ro3">
          <table:table-cell office:value-type="float" office:value="203" calcext:value-type="float">
            <text:p>203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  <text:a xlink:href="https://s149-en.ogame.gameforge.com/game/allianceInfo.php?allianceId=500074" xlink:type="simple">[BrExit]</text:a> <text:a xlink:href="https://s149-en.ogame.gameforge.com/game/index.php?page=galaxy&amp;galaxy=1&amp;system=132&amp;position=8" xlink:type="simple">J Cameron (-930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681&amp;ajax=1" xlink:type="simple"> </text:a></text:p>
          </table:table-cell>
          <table:table-cell office:value-type="float" office:value="17.126" calcext:value-type="float">
            <text:p>17.13</text:p>
          </table:table-cell>
        </table:table-row>
        <table:table-row table:style-name="ro4">
          <table:table-cell office:value-type="float" office:value="204" calcext:value-type="float">
            <text:p>204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<text:a xlink:href="https://s149-en.ogame.gameforge.com/game/allianceInfo.php?allianceId=500045" xlink:type="simple">[BiA]</text:a> <text:a xlink:href="https://s149-en.ogame.gameforge.com/game/index.php?page=galaxy&amp;galaxy=1&amp;system=209&amp;position=8" xlink:type="simple">y2k (0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1070&amp;ajax=1" xlink:type="simple"> </text:a></text:p>
          </table:table-cell>
          <table:table-cell office:value-type="float" office:value="17.064" calcext:value-type="float">
            <text:p>17.06</text:p>
          </table:table-cell>
        </table:table-row>
        <table:table-row table:style-name="ro3">
          <table:table-cell office:value-type="float" office:value="205" calcext:value-type="float">
            <text:p>205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<text:a xlink:href="https://s149-en.ogame.gameforge.com/game/allianceInfo.php?allianceId=500001" xlink:type="simple">[ENL]</text:a> <text:a xlink:href="https://s149-en.ogame.gameforge.com/game/index.php?page=galaxy&amp;galaxy=1&amp;system=317&amp;position=4" xlink:type="simple">Ozymandias (3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1618&amp;ajax=1" xlink:type="simple"> </text:a></text:p>
          </table:table-cell>
          <table:table-cell office:value-type="float" office:value="17.056" calcext:value-type="float">
            <text:p>17.06</text:p>
          </table:table-cell>
        </table:table-row>
        <table:table-row table:style-name="ro4">
          <table:table-cell office:value-type="float" office:value="206" calcext:value-type="float">
            <text:p>206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<text:a xlink:href="https://s149-en.ogame.gameforge.com/game/index.php?page=galaxy&amp;galaxy=1&amp;system=336&amp;position=6" xlink:type="simple">3pointone4one592 (36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1715&amp;ajax=1" xlink:type="simple"> </text:a></text:p>
          </table:table-cell>
          <table:table-cell office:value-type="float" office:value="17.034" calcext:value-type="float">
            <text:p>17.03</text:p>
          </table:table-cell>
        </table:table-row>
        <table:table-row table:style-name="ro3">
          <table:table-cell office:value-type="float" office:value="207" calcext:value-type="float">
            <text:p>207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<text:a xlink:href="https://s149-en.ogame.gameforge.com/game/allianceInfo.php?allianceId=500093" xlink:type="simple">[KiTa]</text:a> <text:a xlink:href="https://s149-en.ogame.gameforge.com/game/index.php?page=galaxy&amp;galaxy=1&amp;system=328&amp;position=12" xlink:type="simple">Zoc (-172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1677&amp;ajax=1" xlink:type="simple"> </text:a></text:p>
          </table:table-cell>
          <table:table-cell office:value-type="float" office:value="16.963" calcext:value-type="float">
            <text:p>16.96</text:p>
          </table:table-cell>
        </table:table-row>
        <table:table-row table:style-name="ro4">
          <table:table-cell office:value-type="float" office:value="208" calcext:value-type="float">
            <text:p>208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<text:a xlink:href="https://s149-en.ogame.gameforge.com/game/index.php?page=galaxy&amp;galaxy=1&amp;system=75&amp;position=10" xlink:type="simple">ZAGORSKA NEMAN (7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391&amp;ajax=1" xlink:type="simple"> </text:a></text:p>
          </table:table-cell>
          <table:table-cell office:value-type="float" office:value="16.906" calcext:value-type="float">
            <text:p>16.91</text:p>
          </table:table-cell>
        </table:table-row>
        <table:table-row table:style-name="ro3">
          <table:table-cell office:value-type="float" office:value="209" calcext:value-type="float">
            <text:p>209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<text:a xlink:href="https://s149-en.ogame.gameforge.com/game/index.php?page=alliance" xlink:type="simple">[V A]</text:a> <text:a xlink:href="https://s149-en.ogame.gameforge.com/game/index.php?page=galaxy&amp;galaxy=1&amp;system=53&amp;position=12" xlink:type="simple">peca777 (-143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278&amp;ajax=1" xlink:type="simple"> </text:a></text:p>
          </table:table-cell>
          <table:table-cell office:value-type="float" office:value="16.881" calcext:value-type="float">
            <text:p>16.88</text:p>
          </table:table-cell>
        </table:table-row>
        <table:table-row table:style-name="ro4">
          <table:table-cell office:value-type="float" office:value="210" calcext:value-type="float">
            <text:p>210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<text:a xlink:href="https://s149-en.ogame.gameforge.com/game/index.php?page=galaxy&amp;galaxy=1&amp;system=186&amp;position=4" xlink:type="simple">SticKy (-316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952&amp;ajax=1" xlink:type="simple"> </text:a></text:p>
          </table:table-cell>
          <table:table-cell office:value-type="float" office:value="16.864" calcext:value-type="float">
            <text:p>16.86</text:p>
          </table:table-cell>
        </table:table-row>
        <table:table-row table:style-name="ro4">
          <table:table-cell office:value-type="float" office:value="211" calcext:value-type="float">
            <text:p>211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<text:a xlink:href="https://s149-en.ogame.gameforge.com/game/index.php?page=galaxy&amp;galaxy=1&amp;system=277&amp;position=10" xlink:type="simple">SEKULA (0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1418&amp;ajax=1" xlink:type="simple"> </text:a></text:p>
          </table:table-cell>
          <table:table-cell office:value-type="float" office:value="16.864" calcext:value-type="float">
            <text:p>16.86</text:p>
          </table:table-cell>
        </table:table-row>
        <table:table-row table:style-name="ro3">
          <table:table-cell office:value-type="float" office:value="212" calcext:value-type="float">
            <text:p>212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<text:a xlink:href="https://s149-en.ogame.gameforge.com/game/allianceInfo.php?allianceId=500001" xlink:type="simple">[ENL]</text:a> <text:a xlink:href="https://s149-en.ogame.gameforge.com/game/index.php?page=galaxy&amp;galaxy=1&amp;system=33&amp;position=8" xlink:type="simple">Bassie (0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060&amp;ajax=1" xlink:type="simple"> </text:a></text:p>
          </table:table-cell>
          <table:table-cell office:value-type="float" office:value="16.852" calcext:value-type="float">
            <text:p>16.85</text:p>
          </table:table-cell>
        </table:table-row>
        <table:table-row table:style-name="ro3">
          <table:table-cell office:value-type="float" office:value="213" calcext:value-type="float">
            <text:p>213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<text:a xlink:href="https://s149-en.ogame.gameforge.com/game/allianceInfo.php?allianceId=500107" xlink:type="simple">[MofS_BA]</text:a> <text:a xlink:href="https://s149-en.ogame.gameforge.com/game/index.php?page=galaxy&amp;galaxy=1&amp;system=88&amp;position=12" xlink:type="simple">Quantum (-417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458&amp;ajax=1" xlink:type="simple"> </text:a></text:p>
          </table:table-cell>
          <table:table-cell office:value-type="float" office:value="16.828" calcext:value-type="float">
            <text:p>16.83</text:p>
          </table:table-cell>
        </table:table-row>
        <table:table-row table:style-name="ro3">
          <table:table-cell office:value-type="float" office:value="214" calcext:value-type="float">
            <text:p>214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<text:a xlink:href="https://s149-en.ogame.gameforge.com/game/allianceInfo.php?allianceId=500001" xlink:type="simple">[ENL]</text:a> <text:a xlink:href="https://s149-en.ogame.gameforge.com/game/index.php?page=galaxy&amp;galaxy=1&amp;system=27&amp;position=8" xlink:type="simple">Han Solo (249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154&amp;ajax=1" xlink:type="simple"> </text:a></text:p>
          </table:table-cell>
          <table:table-cell office:value-type="float" office:value="16.821" calcext:value-type="float">
            <text:p>16.82</text:p>
          </table:table-cell>
        </table:table-row>
        <table:table-row table:style-name="ro3">
          <table:table-cell office:value-type="float" office:value="215" calcext:value-type="float">
            <text:p>215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<text:a xlink:href="https://s149-en.ogame.gameforge.com/game/allianceInfo.php?allianceId=500014" xlink:type="simple">[SpaceX]</text:a> <text:a xlink:href="https://s149-en.ogame.gameforge.com/game/index.php?page=galaxy&amp;galaxy=1&amp;system=32&amp;position=4" xlink:type="simple">s1mple (89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175&amp;ajax=1" xlink:type="simple"> </text:a></text:p>
          </table:table-cell>
          <table:table-cell office:value-type="float" office:value="16.733" calcext:value-type="float">
            <text:p>16.73</text:p>
          </table:table-cell>
        </table:table-row>
        <table:table-row table:style-name="ro3">
          <table:table-cell office:value-type="float" office:value="216" calcext:value-type="float">
            <text:p>216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<text:a xlink:href="https://s149-en.ogame.gameforge.com/game/allianceInfo.php?allianceId=500051" xlink:type="simple">[wtf]</text:a> <text:a xlink:href="https://s149-en.ogame.gameforge.com/game/index.php?page=galaxy&amp;galaxy=1&amp;system=175&amp;position=4" xlink:type="simple">Maverick (-34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897&amp;ajax=1" xlink:type="simple"> </text:a></text:p>
          </table:table-cell>
          <table:table-cell office:value-type="float" office:value="16.62" calcext:value-type="float">
            <text:p>16.62</text:p>
          </table:table-cell>
        </table:table-row>
        <table:table-row table:style-name="ro3">
          <table:table-cell office:value-type="float" office:value="217" calcext:value-type="float">
            <text:p>217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<text:a xlink:href="https://s149-en.ogame.gameforge.com/game/allianceInfo.php?allianceId=500092" xlink:type="simple">[T-D]</text:a> <text:a xlink:href="https://s149-en.ogame.gameforge.com/game/index.php?page=galaxy&amp;galaxy=1&amp;system=221&amp;position=12" xlink:type="simple">Elegie (14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1134&amp;ajax=1" xlink:type="simple"> </text:a></text:p>
          </table:table-cell>
          <table:table-cell office:value-type="float" office:value="16.558" calcext:value-type="float">
            <text:p>16.56</text:p>
          </table:table-cell>
        </table:table-row>
        <table:table-row table:style-name="ro3">
          <table:table-cell office:value-type="float" office:value="218" calcext:value-type="float">
            <text:p>218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<text:a xlink:href="https://s149-en.ogame.gameforge.com/game/allianceInfo.php?allianceId=500025" xlink:type="simple">[o0O0o]</text:a> <text:a xlink:href="https://s149-en.ogame.gameforge.com/game/index.php?page=galaxy&amp;galaxy=1&amp;system=102&amp;position=6" xlink:type="simple">Sila (211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528&amp;ajax=1" xlink:type="simple"> </text:a></text:p>
          </table:table-cell>
          <table:table-cell office:value-type="float" office:value="16.41" calcext:value-type="float">
            <text:p>16.41</text:p>
          </table:table-cell>
        </table:table-row>
        <table:table-row table:style-name="ro3">
          <table:table-cell office:value-type="float" office:value="219" calcext:value-type="float">
            <text:p>219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  <text:a xlink:href="https://s149-en.ogame.gameforge.com/game/index.php?page=alliance" xlink:type="simple">[V A]</text:a> <text:a xlink:href="https://s149-en.ogame.gameforge.com/game/index.php?page=galaxy&amp;galaxy=1&amp;system=81&amp;position=4" xlink:type="simple">Uberman (-616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419&amp;ajax=1" xlink:type="simple"> </text:a></text:p>
          </table:table-cell>
          <table:table-cell office:value-type="float" office:value="16.373" calcext:value-type="float">
            <text:p>16.37</text:p>
          </table:table-cell>
        </table:table-row>
        <table:table-row table:style-name="ro3">
          <table:table-cell office:value-type="float" office:value="220" calcext:value-type="float">
            <text:p>22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<text:a xlink:href="https://s149-en.ogame.gameforge.com/game/allianceInfo.php?allianceId=500018" xlink:type="simple">[DOOM]</text:a> <text:a xlink:href="https://s149-en.ogame.gameforge.com/game/index.php?page=galaxy&amp;galaxy=1&amp;system=132&amp;position=12" xlink:type="simple">zegran_ansem (-70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683&amp;ajax=1" xlink:type="simple"> </text:a></text:p>
          </table:table-cell>
          <table:table-cell office:value-type="float" office:value="16.345" calcext:value-type="float">
            <text:p>16.35</text:p>
          </table:table-cell>
        </table:table-row>
        <table:table-row table:style-name="ro3">
          <table:table-cell office:value-type="float" office:value="221" calcext:value-type="float">
            <text:p>221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<text:a xlink:href="https://s149-en.ogame.gameforge.com/game/allianceInfo.php?allianceId=500001" xlink:type="simple">[ENL]</text:a> <text:a xlink:href="https://s149-en.ogame.gameforge.com/game/index.php?page=galaxy&amp;galaxy=1&amp;system=251&amp;position=12" xlink:type="simple">Lord Fireball (40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1285&amp;ajax=1" xlink:type="simple"> </text:a></text:p>
          </table:table-cell>
          <table:table-cell office:value-type="float" office:value="16.343" calcext:value-type="float">
            <text:p>16.34</text:p>
          </table:table-cell>
        </table:table-row>
        <table:table-row table:style-name="ro4">
          <table:table-cell office:value-type="float" office:value="222" calcext:value-type="float">
            <text:p>222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<text:a xlink:href="https://s149-en.ogame.gameforge.com/game/allianceInfo.php?allianceId=500006" xlink:type="simple">[TFT]</text:a> <text:a xlink:href="https://s149-en.ogame.gameforge.com/game/index.php?page=galaxy&amp;galaxy=1&amp;system=109&amp;position=7" xlink:type="simple">dusk (0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053&amp;ajax=1" xlink:type="simple"> </text:a></text:p>
          </table:table-cell>
          <table:table-cell office:value-type="float" office:value="16.327" calcext:value-type="float">
            <text:p>16.33</text:p>
          </table:table-cell>
        </table:table-row>
        <table:table-row table:style-name="ro3">
          <table:table-cell office:value-type="float" office:value="223" calcext:value-type="float">
            <text:p>223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<text:a xlink:href="https://s149-en.ogame.gameforge.com/game/allianceInfo.php?allianceId=500009" xlink:type="simple">[B-P]</text:a> <text:a xlink:href="https://s149-en.ogame.gameforge.com/game/index.php?page=galaxy&amp;galaxy=1&amp;system=16&amp;position=4" xlink:type="simple">Ena (115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092&amp;ajax=1" xlink:type="simple"> </text:a></text:p>
          </table:table-cell>
          <table:table-cell office:value-type="float" office:value="16.265" calcext:value-type="float">
            <text:p>16.27</text:p>
          </table:table-cell>
        </table:table-row>
        <table:table-row table:style-name="ro3">
          <table:table-cell office:value-type="float" office:value="224" calcext:value-type="float">
            <text:p>224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<text:a xlink:href="https://s149-en.ogame.gameforge.com/game/allianceInfo.php?allianceId=500045" xlink:type="simple">[BiA]</text:a> <text:a xlink:href="https://s149-en.ogame.gameforge.com/game/index.php?page=galaxy&amp;galaxy=1&amp;system=152&amp;position=10" xlink:type="simple">chechenac (355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783&amp;ajax=1" xlink:type="simple"> </text:a></text:p>
          </table:table-cell>
          <table:table-cell office:value-type="float" office:value="16.194" calcext:value-type="float">
            <text:p>16.19</text:p>
          </table:table-cell>
        </table:table-row>
        <table:table-row table:style-name="ro3">
          <table:table-cell office:value-type="float" office:value="225" calcext:value-type="float">
            <text:p>22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a xlink:href="https://s149-en.ogame.gameforge.com/game/allianceInfo.php?allianceId=500149" xlink:type="simple">[EA03]</text:a> <text:a xlink:href="https://s149-en.ogame.gameforge.com/game/index.php?page=galaxy&amp;galaxy=1&amp;system=236&amp;position=6" xlink:type="simple">klok (64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1206&amp;ajax=1" xlink:type="simple"> </text:a></text:p>
          </table:table-cell>
          <table:table-cell office:value-type="float" office:value="16.164" calcext:value-type="float">
            <text:p>16.16</text:p>
          </table:table-cell>
        </table:table-row>
        <table:table-row table:style-name="ro3">
          <table:table-cell office:value-type="float" office:value="226" calcext:value-type="float">
            <text:p>226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<text:a xlink:href="https://s149-en.ogame.gameforge.com/game/allianceInfo.php?allianceId=500008" xlink:type="simple">[S-A]</text:a> <text:a xlink:href="https://s149-en.ogame.gameforge.com/game/index.php?page=galaxy&amp;galaxy=1&amp;system=145&amp;position=12" xlink:type="simple">Fire and Blood (-93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749&amp;ajax=1" xlink:type="simple"> </text:a></text:p>
          </table:table-cell>
          <table:table-cell office:value-type="float" office:value="16.077" calcext:value-type="float">
            <text:p>16.08</text:p>
          </table:table-cell>
        </table:table-row>
        <table:table-row table:style-name="ro3">
          <table:table-cell office:value-type="float" office:value="227" calcext:value-type="float">
            <text:p>227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<text:a xlink:href="https://s149-en.ogame.gameforge.com/game/allianceInfo.php?allianceId=500008" xlink:type="simple">[S-A]</text:a> <text:a xlink:href="https://s149-en.ogame.gameforge.com/game/index.php?page=galaxy&amp;galaxy=1&amp;system=440&amp;position=4" xlink:type="simple">Spartacus (112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2238&amp;ajax=1" xlink:type="simple"> </text:a></text:p>
          </table:table-cell>
          <table:table-cell office:value-type="float" office:value="16.063" calcext:value-type="float">
            <text:p>16.06</text:p>
          </table:table-cell>
        </table:table-row>
        <table:table-row table:style-name="ro4">
          <table:table-cell office:value-type="float" office:value="228" calcext:value-type="float">
            <text:p>228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<text:a xlink:href="https://s149-en.ogame.gameforge.com/game/index.php?page=galaxy&amp;galaxy=1&amp;system=39&amp;position=12" xlink:type="simple">Mogul Phobos (-60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210&amp;ajax=1" xlink:type="simple"> </text:a></text:p>
          </table:table-cell>
          <table:table-cell office:value-type="float" office:value="16.056" calcext:value-type="float">
            <text:p>16.06</text:p>
          </table:table-cell>
        </table:table-row>
        <table:table-row table:style-name="ro3">
          <table:table-cell office:value-type="float" office:value="229" calcext:value-type="float">
            <text:p>229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<text:a xlink:href="https://s149-en.ogame.gameforge.com/game/allianceInfo.php?allianceId=500001" xlink:type="simple">[ENL]</text:a> <text:a xlink:href="https://s149-en.ogame.gameforge.com/game/index.php?page=galaxy&amp;galaxy=1&amp;system=171&amp;position=12" xlink:type="simple">Terra (48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881&amp;ajax=1" xlink:type="simple"> </text:a></text:p>
          </table:table-cell>
          <table:table-cell office:value-type="float" office:value="16.027" calcext:value-type="float">
            <text:p>16.03</text:p>
          </table:table-cell>
        </table:table-row>
        <table:table-row table:style-name="ro4">
          <table:table-cell office:value-type="float" office:value="230" calcext:value-type="float">
            <text:p>230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<text:a xlink:href="https://s149-en.ogame.gameforge.com/game/index.php?page=galaxy&amp;galaxy=1&amp;system=5&amp;position=10" xlink:type="simple">IVICA TODORIC (15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029&amp;ajax=1" xlink:type="simple"> </text:a></text:p>
          </table:table-cell>
          <table:table-cell office:value-type="float" office:value="16.022" calcext:value-type="float">
            <text:p>16.02</text:p>
          </table:table-cell>
        </table:table-row>
        <table:table-row table:style-name="ro4">
          <table:table-cell office:value-type="float" office:value="231" calcext:value-type="float">
            <text:p>231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<text:a xlink:href="https://s149-en.ogame.gameforge.com/game/index.php?page=galaxy&amp;galaxy=1&amp;system=449&amp;position=4" xlink:type="simple">Procurator Ferret (-331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2283&amp;ajax=1" xlink:type="simple"> </text:a></text:p>
          </table:table-cell>
          <table:table-cell office:value-type="float" office:value="16.011" calcext:value-type="float">
            <text:p>16.01</text:p>
          </table:table-cell>
        </table:table-row>
        <table:table-row table:style-name="ro3">
          <table:table-cell office:value-type="float" office:value="232" calcext:value-type="float">
            <text:p>232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<text:a xlink:href="https://s149-en.ogame.gameforge.com/game/allianceInfo.php?allianceId=500093" xlink:type="simple">[KiTa]</text:a> <text:a xlink:href="https://s149-en.ogame.gameforge.com/game/index.php?page=galaxy&amp;galaxy=1&amp;system=309&amp;position=12" xlink:type="simple">Zejzl (84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1582&amp;ajax=1" xlink:type="simple"> </text:a></text:p>
          </table:table-cell>
          <table:table-cell office:value-type="float" office:value="16.001" calcext:value-type="float">
            <text:p>16</text:p>
          </table:table-cell>
        </table:table-row>
        <table:table-row table:style-name="ro4">
          <table:table-cell office:value-type="float" office:value="233" calcext:value-type="float">
            <text:p>23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a xlink:href="https://s149-en.ogame.gameforge.com/game/index.php?page=galaxy&amp;galaxy=1&amp;system=83&amp;position=8" xlink:type="simple">Consul Lepus (43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431&amp;ajax=1" xlink:type="simple"> </text:a></text:p>
          </table:table-cell>
          <table:table-cell office:value-type="float" office:value="15.99" calcext:value-type="float">
            <text:p>15.99</text:p>
          </table:table-cell>
        </table:table-row>
        <table:table-row table:style-name="ro3">
          <table:table-cell office:value-type="float" office:value="234" calcext:value-type="float">
            <text:p>234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  <text:a xlink:href="https://s149-en.ogame.gameforge.com/game/allianceInfo.php?allianceId=500030" xlink:type="simple">[BlAZE]</text:a> <text:a xlink:href="https://s149-en.ogame.gameforge.com/game/index.php?page=galaxy&amp;galaxy=1&amp;system=120&amp;position=10" xlink:type="simple">Tian Zi (504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622&amp;ajax=1" xlink:type="simple"> </text:a></text:p>
          </table:table-cell>
          <table:table-cell office:value-type="float" office:value="15.867" calcext:value-type="float">
            <text:p>15.87</text:p>
          </table:table-cell>
        </table:table-row>
        <table:table-row table:style-name="ro3">
          <table:table-cell office:value-type="float" office:value="235" calcext:value-type="float">
            <text:p>235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<text:a xlink:href="https://s149-en.ogame.gameforge.com/game/allianceInfo.php?allianceId=500001" xlink:type="simple">[ENL]</text:a> <text:a xlink:href="https://s149-en.ogame.gameforge.com/game/index.php?page=galaxy&amp;galaxy=1&amp;system=75&amp;position=6" xlink:type="simple">Aismen (1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389&amp;ajax=1" xlink:type="simple"> </text:a></text:p>
          </table:table-cell>
          <table:table-cell office:value-type="float" office:value="15.82" calcext:value-type="float">
            <text:p>15.82</text:p>
          </table:table-cell>
        </table:table-row>
        <table:table-row table:style-name="ro4">
          <table:table-cell office:value-type="float" office:value="236" calcext:value-type="float">
            <text:p>236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s149-en.ogame.gameforge.com/game/index.php?page=galaxy&amp;galaxy=1&amp;system=70&amp;position=4" xlink:type="simple">MKT (0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361&amp;ajax=1" xlink:type="simple"> </text:a></text:p>
          </table:table-cell>
          <table:table-cell office:value-type="float" office:value="15.793" calcext:value-type="float">
            <text:p>15.79</text:p>
          </table:table-cell>
        </table:table-row>
        <table:table-row table:style-name="ro3">
          <table:table-cell office:value-type="float" office:value="237" calcext:value-type="float">
            <text:p>237</text:p>
          </table:table-cell>
          <table:table-cell office:value-type="float" office:value="-34" calcext:value-type="float">
            <text:p>-34</text:p>
          </table:table-cell>
          <table:table-cell office:value-type="string" calcext:value-type="string">
            <text:p><text:a xlink:href="https://s149-en.ogame.gameforge.com/game/index.php?page=alliance" xlink:type="simple">[V A]</text:a> <text:a xlink:href="https://s149-en.ogame.gameforge.com/game/index.php?page=galaxy&amp;galaxy=1&amp;system=183&amp;position=6" xlink:type="simple">Falcon (-7)</text:a></text:p>
          </table:table-cell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15.691" calcext:value-type="float">
            <text:p>15.69</text:p>
          </table:table-cell>
        </table:table-row>
        <table:table-row table:style-name="ro3">
          <table:table-cell office:value-type="float" office:value="238" calcext:value-type="float">
            <text:p>238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<text:a xlink:href="https://s149-en.ogame.gameforge.com/game/allianceInfo.php?allianceId=500001" xlink:type="simple">[ENL]</text:a> <text:a xlink:href="https://s149-en.ogame.gameforge.com/game/index.php?page=galaxy&amp;galaxy=1&amp;system=22&amp;position=12" xlink:type="simple">rambo3 (-5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125&amp;ajax=1" xlink:type="simple"> </text:a></text:p>
          </table:table-cell>
          <table:table-cell office:value-type="float" office:value="15.556" calcext:value-type="float">
            <text:p>15.56</text:p>
          </table:table-cell>
        </table:table-row>
        <table:table-row table:style-name="ro3">
          <table:table-cell office:value-type="float" office:value="239" calcext:value-type="float">
            <text:p>23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a xlink:href="https://s149-en.ogame.gameforge.com/game/allianceInfo.php?allianceId=500142" xlink:type="simple">[Trance]</text:a> <text:a xlink:href="https://s149-en.ogame.gameforge.com/game/index.php?page=galaxy&amp;galaxy=1&amp;system=315&amp;position=6" xlink:type="simple">Hermes73 (-2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1609&amp;ajax=1" xlink:type="simple"> </text:a></text:p>
          </table:table-cell>
          <table:table-cell office:value-type="float" office:value="15.538" calcext:value-type="float">
            <text:p>15.54</text:p>
          </table:table-cell>
        </table:table-row>
        <table:table-row table:style-name="ro4">
          <table:table-cell office:value-type="float" office:value="240" calcext:value-type="float">
            <text:p>24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<text:a xlink:href="https://s149-en.ogame.gameforge.com/game/index.php?page=galaxy&amp;galaxy=1&amp;system=35&amp;position=4" xlink:type="simple">Vice Hercules (17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188&amp;ajax=1" xlink:type="simple"> </text:a></text:p>
          </table:table-cell>
          <table:table-cell office:value-type="float" office:value="15.522" calcext:value-type="float">
            <text:p>15.52</text:p>
          </table:table-cell>
        </table:table-row>
        <table:table-row table:style-name="ro3">
          <table:table-cell office:value-type="float" office:value="241" calcext:value-type="float">
            <text:p>241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<text:a xlink:href="https://s149-en.ogame.gameforge.com/game/allianceInfo.php?allianceId=500009" xlink:type="simple">[B-P]</text:a> <text:a xlink:href="https://s149-en.ogame.gameforge.com/game/index.php?page=galaxy&amp;galaxy=1&amp;system=99&amp;position=6" xlink:type="simple">StArFoG (-468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513&amp;ajax=1" xlink:type="simple"> </text:a></text:p>
          </table:table-cell>
          <table:table-cell office:value-type="float" office:value="15.519" calcext:value-type="float">
            <text:p>15.52</text:p>
          </table:table-cell>
        </table:table-row>
        <table:table-row table:style-name="ro3">
          <table:table-cell office:value-type="float" office:value="242" calcext:value-type="float">
            <text:p>242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<text:a xlink:href="https://s149-en.ogame.gameforge.com/game/allianceInfo.php?allianceId=500106" xlink:type="simple">[CHF]</text:a> <text:a xlink:href="https://s149-en.ogame.gameforge.com/game/index.php?page=galaxy&amp;galaxy=1&amp;system=444&amp;position=6" xlink:type="simple">Ulyx (-1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2259&amp;ajax=1" xlink:type="simple"> </text:a></text:p>
          </table:table-cell>
          <table:table-cell office:value-type="float" office:value="15.431" calcext:value-type="float">
            <text:p>15.43</text:p>
          </table:table-cell>
        </table:table-row>
        <table:table-row table:style-name="ro3">
          <table:table-cell office:value-type="float" office:value="243" calcext:value-type="float">
            <text:p>243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<text:a xlink:href="https://s149-en.ogame.gameforge.com/game/allianceInfo.php?allianceId=500025" xlink:type="simple">[o0O0o]</text:a> <text:a xlink:href="https://s149-en.ogame.gameforge.com/game/index.php?page=galaxy&amp;galaxy=1&amp;system=112&amp;position=8" xlink:type="simple">motka (52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580&amp;ajax=1" xlink:type="simple"> </text:a></text:p>
          </table:table-cell>
          <table:table-cell office:value-type="float" office:value="15.367" calcext:value-type="float">
            <text:p>15.37</text:p>
          </table:table-cell>
        </table:table-row>
        <table:table-row table:style-name="ro3">
          <table:table-cell office:value-type="float" office:value="244" calcext:value-type="float">
            <text:p>244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<text:a xlink:href="https://s149-en.ogame.gameforge.com/game/allianceInfo.php?allianceId=500013" xlink:type="simple">[JIGSAW]</text:a> <text:a xlink:href="https://s149-en.ogame.gameforge.com/game/index.php?page=galaxy&amp;galaxy=1&amp;system=119&amp;position=6" xlink:type="simple">Al B Troz (25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614&amp;ajax=1" xlink:type="simple"> </text:a></text:p>
          </table:table-cell>
          <table:table-cell office:value-type="float" office:value="15.365" calcext:value-type="float">
            <text:p>15.37</text:p>
          </table:table-cell>
        </table:table-row>
        <table:table-row table:style-name="ro3">
          <table:table-cell office:value-type="float" office:value="245" calcext:value-type="float">
            <text:p>245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<text:a xlink:href="https://s149-en.ogame.gameforge.com/game/allianceInfo.php?allianceId=500014" xlink:type="simple">[SpaceX]</text:a> <text:a xlink:href="https://s149-en.ogame.gameforge.com/game/index.php?page=galaxy&amp;galaxy=1&amp;system=47&amp;position=4" xlink:type="simple">ThePredator116 (-15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244&amp;ajax=1" xlink:type="simple"> </text:a></text:p>
          </table:table-cell>
          <table:table-cell office:value-type="float" office:value="15.362" calcext:value-type="float">
            <text:p>15.36</text:p>
          </table:table-cell>
        </table:table-row>
        <table:table-row table:style-name="ro3">
          <table:table-cell office:value-type="float" office:value="246" calcext:value-type="float">
            <text:p>246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<text:a xlink:href="https://s149-en.ogame.gameforge.com/game/allianceInfo.php?allianceId=500004" xlink:type="simple">[AFK]</text:a> <text:a xlink:href="https://s149-en.ogame.gameforge.com/game/index.php?page=galaxy&amp;galaxy=1&amp;system=160&amp;position=12" xlink:type="simple">Moonmen (75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825&amp;ajax=1" xlink:type="simple"> </text:a></text:p>
          </table:table-cell>
          <table:table-cell office:value-type="float" office:value="15.282" calcext:value-type="float">
            <text:p>15.28</text:p>
          </table:table-cell>
        </table:table-row>
        <table:table-row table:style-name="ro4">
          <table:table-cell office:value-type="float" office:value="247" calcext:value-type="float">
            <text:p>247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<text:a xlink:href="https://s149-en.ogame.gameforge.com/game/index.php?page=galaxy&amp;galaxy=1&amp;system=26&amp;position=10" xlink:type="simple">Lucas (0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150&amp;ajax=1" xlink:type="simple"> </text:a></text:p>
          </table:table-cell>
          <table:table-cell office:value-type="float" office:value="15.257" calcext:value-type="float">
            <text:p>15.26</text:p>
          </table:table-cell>
        </table:table-row>
        <table:table-row table:style-name="ro3">
          <table:table-cell office:value-type="float" office:value="248" calcext:value-type="float">
            <text:p>248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<text:a xlink:href="https://s149-en.ogame.gameforge.com/game/allianceInfo.php?allianceId=500027" xlink:type="simple">[NES]</text:a> <text:a xlink:href="https://s149-en.ogame.gameforge.com/game/index.php?page=galaxy&amp;galaxy=1&amp;system=108&amp;position=10" xlink:type="simple">Pikipix (125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561&amp;ajax=1" xlink:type="simple"> </text:a></text:p>
          </table:table-cell>
          <table:table-cell office:value-type="float" office:value="15.12" calcext:value-type="float">
            <text:p>15.12</text:p>
          </table:table-cell>
        </table:table-row>
        <table:table-row table:style-name="ro3">
          <table:table-cell office:value-type="float" office:value="249" calcext:value-type="float">
            <text:p>249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<text:a xlink:href="https://s149-en.ogame.gameforge.com/game/allianceInfo.php?allianceId=500045" xlink:type="simple">[BiA]</text:a> <text:a xlink:href="https://s149-en.ogame.gameforge.com/game/index.php?page=galaxy&amp;galaxy=1&amp;system=203&amp;position=12" xlink:type="simple">Zippo_Srb (152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1041&amp;ajax=1" xlink:type="simple"> </text:a></text:p>
          </table:table-cell>
          <table:table-cell office:value-type="float" office:value="15.058" calcext:value-type="float">
            <text:p>15.06</text:p>
          </table:table-cell>
        </table:table-row>
        <table:table-row table:style-name="ro3">
          <table:table-cell office:value-type="float" office:value="250" calcext:value-type="float">
            <text:p>250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<text:a xlink:href="https://s149-en.ogame.gameforge.com/game/allianceInfo.php?allianceId=500001" xlink:type="simple">[ENL]</text:a> <text:a xlink:href="https://s149-en.ogame.gameforge.com/game/index.php?page=galaxy&amp;galaxy=1&amp;system=19&amp;position=11" xlink:type="simple">Redr4 (11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298&amp;ajax=1" xlink:type="simple"> </text:a></text:p>
          </table:table-cell>
          <table:table-cell office:value-type="float" office:value="14.905" calcext:value-type="float">
            <text:p>14.91</text:p>
          </table:table-cell>
        </table:table-row>
        <table:table-row table:style-name="ro3">
          <table:table-cell office:value-type="float" office:value="251" calcext:value-type="float">
            <text:p>25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a xlink:href="https://s149-en.ogame.gameforge.com/game/allianceInfo.php?allianceId=500039" xlink:type="simple">[Hungary]</text:a> <text:a xlink:href="https://s149-en.ogame.gameforge.com/game/index.php?page=galaxy&amp;galaxy=1&amp;system=330&amp;position=8" xlink:type="simple">Chaos (8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1685&amp;ajax=1" xlink:type="simple"> </text:a></text:p>
          </table:table-cell>
          <table:table-cell office:value-type="float" office:value="14.896" calcext:value-type="float">
            <text:p>14.9</text:p>
          </table:table-cell>
        </table:table-row>
        <table:table-row table:style-name="ro3">
          <table:table-cell office:value-type="float" office:value="252" calcext:value-type="float">
            <text:p>252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<text:a xlink:href="https://s149-en.ogame.gameforge.com/game/allianceInfo.php?allianceId=500014" xlink:type="simple">[SpaceX]</text:a> <text:a xlink:href="https://s149-en.ogame.gameforge.com/game/index.php?page=galaxy&amp;galaxy=1&amp;system=92&amp;position=6" xlink:type="simple">Rick (-154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476&amp;ajax=1" xlink:type="simple"> </text:a></text:p>
          </table:table-cell>
          <table:table-cell office:value-type="float" office:value="14.832" calcext:value-type="float">
            <text:p>14.83</text:p>
          </table:table-cell>
        </table:table-row>
        <table:table-row table:style-name="ro3">
          <table:table-cell office:value-type="float" office:value="253" calcext:value-type="float">
            <text:p>25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  <text:a xlink:href="https://s149-en.ogame.gameforge.com/game/index.php?page=galaxy&amp;galaxy=1&amp;system=440&amp;position=10" xlink:type="simple">Blackpeace (-1.294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2240&amp;ajax=1" xlink:type="simple"> </text:a></text:p>
          </table:table-cell>
          <table:table-cell office:value-type="float" office:value="14.824" calcext:value-type="float">
            <text:p>14.82</text:p>
          </table:table-cell>
        </table:table-row>
        <table:table-row table:style-name="ro4">
          <table:table-cell office:value-type="float" office:value="254" calcext:value-type="float">
            <text:p>25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a xlink:href="https://s149-en.ogame.gameforge.com/game/index.php?page=galaxy&amp;galaxy=1&amp;system=434&amp;position=10" xlink:type="simple">cptDave (279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2211&amp;ajax=1" xlink:type="simple"> </text:a></text:p>
          </table:table-cell>
          <table:table-cell office:value-type="float" office:value="14.708" calcext:value-type="float">
            <text:p>14.71</text:p>
          </table:table-cell>
        </table:table-row>
        <table:table-row table:style-name="ro3">
          <table:table-cell office:value-type="float" office:value="255" calcext:value-type="float">
            <text:p>255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<text:a xlink:href="https://s149-en.ogame.gameforge.com/game/allianceInfo.php?allianceId=500061" xlink:type="simple">[EXPO]</text:a> <text:a xlink:href="https://s149-en.ogame.gameforge.com/game/index.php?page=galaxy&amp;galaxy=1&amp;system=226&amp;position=10" xlink:type="simple">wanderlust (83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1158&amp;ajax=1" xlink:type="simple"> </text:a></text:p>
          </table:table-cell>
          <table:table-cell office:value-type="float" office:value="14.684" calcext:value-type="float">
            <text:p>14.68</text:p>
          </table:table-cell>
        </table:table-row>
        <table:table-row table:style-name="ro4">
          <table:table-cell office:value-type="float" office:value="256" calcext:value-type="float">
            <text:p>256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<text:a xlink:href="https://s149-en.ogame.gameforge.com/game/index.php?page=galaxy&amp;galaxy=8&amp;system=137&amp;position=6" xlink:type="simple">Pravda (8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707&amp;ajax=1" xlink:type="simple"> </text:a></text:p>
          </table:table-cell>
          <table:table-cell office:value-type="float" office:value="14.594" calcext:value-type="float">
            <text:p>14.59</text:p>
          </table:table-cell>
        </table:table-row>
        <table:table-row table:style-name="ro3">
          <table:table-cell office:value-type="float" office:value="257" calcext:value-type="float">
            <text:p>257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<text:a xlink:href="https://s149-en.ogame.gameforge.com/game/allianceInfo.php?allianceId=500014" xlink:type="simple">[SpaceX]</text:a> <text:a xlink:href="https://s149-en.ogame.gameforge.com/game/index.php?page=galaxy&amp;galaxy=1&amp;system=86&amp;position=12" xlink:type="simple">Mr X (-246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448&amp;ajax=1" xlink:type="simple"> </text:a></text:p>
          </table:table-cell>
          <table:table-cell office:value-type="float" office:value="14.546" calcext:value-type="float">
            <text:p>14.55</text:p>
          </table:table-cell>
        </table:table-row>
        <table:table-row table:style-name="ro3">
          <table:table-cell office:value-type="float" office:value="258" calcext:value-type="float">
            <text:p>258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<text:a xlink:href="https://s149-en.ogame.gameforge.com/game/allianceInfo.php?allianceId=500053" xlink:type="simple">[nite]</text:a> <text:a xlink:href="https://s149-en.ogame.gameforge.com/game/index.php?page=galaxy&amp;galaxy=1&amp;system=36&amp;position=6" xlink:type="simple">FrozenNipz (-29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194&amp;ajax=1" xlink:type="simple"> </text:a></text:p>
          </table:table-cell>
          <table:table-cell office:value-type="float" office:value="14.485" calcext:value-type="float">
            <text:p>14.49</text:p>
          </table:table-cell>
        </table:table-row>
        <table:table-row table:style-name="ro3">
          <table:table-cell office:value-type="float" office:value="259" calcext:value-type="float">
            <text:p>259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<text:a xlink:href="https://s149-en.ogame.gameforge.com/game/allianceInfo.php?allianceId=500176" xlink:type="simple">[Sniper]</text:a> <text:a xlink:href="https://s149-en.ogame.gameforge.com/game/index.php?page=galaxy&amp;galaxy=1&amp;system=226&amp;position=4" xlink:type="simple">Seele (-196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1155&amp;ajax=1" xlink:type="simple"> </text:a></text:p>
          </table:table-cell>
          <table:table-cell office:value-type="float" office:value="14.432" calcext:value-type="float">
            <text:p>14.43</text:p>
          </table:table-cell>
        </table:table-row>
        <table:table-row table:style-name="ro3">
          <table:table-cell office:value-type="float" office:value="260" calcext:value-type="float">
            <text:p>260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<text:a xlink:href="https://s149-en.ogame.gameforge.com/game/allianceInfo.php?allianceId=500116" xlink:type="simple">[EnScho]</text:a> <text:a xlink:href="https://s149-en.ogame.gameforge.com/game/index.php?page=galaxy&amp;galaxy=1&amp;system=341&amp;position=6" xlink:type="simple">Exoze (-8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1740&amp;ajax=1" xlink:type="simple"> </text:a></text:p>
          </table:table-cell>
          <table:table-cell office:value-type="float" office:value="14.362" calcext:value-type="float">
            <text:p>14.36</text:p>
          </table:table-cell>
        </table:table-row>
        <table:table-row table:style-name="ro4">
          <table:table-cell office:value-type="float" office:value="261" calcext:value-type="float">
            <text:p>261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<text:a xlink:href="https://s149-en.ogame.gameforge.com/game/index.php?page=galaxy&amp;galaxy=1&amp;system=73&amp;position=12" xlink:type="simple">Sad_VN (16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381&amp;ajax=1" xlink:type="simple"> </text:a></text:p>
          </table:table-cell>
          <table:table-cell office:value-type="float" office:value="14.355" calcext:value-type="float">
            <text:p>14.36</text:p>
          </table:table-cell>
        </table:table-row>
        <table:table-row table:style-name="ro3">
          <table:table-cell office:value-type="float" office:value="262" calcext:value-type="float">
            <text:p>262</text:p>
          </table:table-cell>
          <table:table-cell office:value-type="float" office:value="-21" calcext:value-type="float">
            <text:p>-21</text:p>
          </table:table-cell>
          <table:table-cell office:value-type="string" calcext:value-type="string">
            <text:p><text:a xlink:href="https://s149-en.ogame.gameforge.com/game/allianceInfo.php?allianceId=500001" xlink:type="simple">[ENL]</text:a> <text:a xlink:href="https://s149-en.ogame.gameforge.com/game/index.php?page=galaxy&amp;galaxy=1&amp;system=15&amp;position=11" xlink:type="simple">SeHuSu (128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537&amp;ajax=1" xlink:type="simple"> </text:a></text:p>
          </table:table-cell>
          <table:table-cell office:value-type="float" office:value="14.325" calcext:value-type="float">
            <text:p>14.33</text:p>
          </table:table-cell>
        </table:table-row>
        <table:table-row table:style-name="ro3">
          <table:table-cell office:value-type="float" office:value="263" calcext:value-type="float">
            <text:p>263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<text:a xlink:href="https://s149-en.ogame.gameforge.com/game/allianceInfo.php?allianceId=500061" xlink:type="simple">[EXPO]</text:a> <text:a xlink:href="https://s149-en.ogame.gameforge.com/game/index.php?page=galaxy&amp;galaxy=1&amp;system=240&amp;position=6" xlink:type="simple">beatrix (29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1227&amp;ajax=1" xlink:type="simple"> </text:a></text:p>
          </table:table-cell>
          <table:table-cell office:value-type="float" office:value="14.297" calcext:value-type="float">
            <text:p>14.3</text:p>
          </table:table-cell>
        </table:table-row>
        <table:table-row table:style-name="ro3">
          <table:table-cell office:value-type="float" office:value="264" calcext:value-type="float">
            <text:p>264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s149-en.ogame.gameforge.com/game/allianceInfo.php?allianceId=500118" xlink:type="simple">[LOG]</text:a> <text:a xlink:href="https://s149-en.ogame.gameforge.com/game/index.php?page=galaxy&amp;galaxy=1&amp;system=190&amp;position=4" xlink:type="simple">Papa Lazarou (2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971&amp;ajax=1" xlink:type="simple"> </text:a></text:p>
          </table:table-cell>
          <table:table-cell office:value-type="float" office:value="14.277" calcext:value-type="float">
            <text:p>14.28</text:p>
          </table:table-cell>
        </table:table-row>
        <table:table-row table:style-name="ro3">
          <table:table-cell office:value-type="float" office:value="265" calcext:value-type="float">
            <text:p>265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s149-en.ogame.gameforge.com/game/allianceInfo.php?allianceId=500142" xlink:type="simple">[Trance]</text:a> <text:a xlink:href="https://s149-en.ogame.gameforge.com/game/index.php?page=galaxy&amp;galaxy=1&amp;system=359&amp;position=8" xlink:type="simple">Krca (0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1831&amp;ajax=1" xlink:type="simple"> </text:a></text:p>
          </table:table-cell>
          <table:table-cell office:value-type="float" office:value="14.179" calcext:value-type="float">
            <text:p>14.18</text:p>
          </table:table-cell>
        </table:table-row>
        <table:table-row table:style-name="ro3">
          <table:table-cell office:value-type="float" office:value="266" calcext:value-type="float">
            <text:p>266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<text:a xlink:href="https://s149-en.ogame.gameforge.com/game/allianceInfo.php?allianceId=500131" xlink:type="simple">[Arctic]</text:a> <text:a xlink:href="https://s149-en.ogame.gameforge.com/game/index.php?page=galaxy&amp;galaxy=1&amp;system=473&amp;position=6" xlink:type="simple">President Hunter (418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2413&amp;ajax=1" xlink:type="simple"> </text:a></text:p>
          </table:table-cell>
          <table:table-cell office:value-type="float" office:value="14.171" calcext:value-type="float">
            <text:p>14.17</text:p>
          </table:table-cell>
        </table:table-row>
        <table:table-row table:style-name="ro3">
          <table:table-cell office:value-type="float" office:value="267" calcext:value-type="float">
            <text:p>267</text:p>
          </table:table-cell>
          <table:table-cell office:value-type="float" office:value="-22" calcext:value-type="float">
            <text:p>-22</text:p>
          </table:table-cell>
          <table:table-cell office:value-type="string" calcext:value-type="string">
            <text:p><text:a xlink:href="https://s149-en.ogame.gameforge.com/game/allianceInfo.php?allianceId=500040" xlink:type="simple">[WCKD]</text:a> <text:a xlink:href="https://s149-en.ogame.gameforge.com/game/index.php?page=galaxy&amp;galaxy=1&amp;system=349&amp;position=8" xlink:type="simple">JustFreak (50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1781&amp;ajax=1" xlink:type="simple"> </text:a></text:p>
          </table:table-cell>
          <table:table-cell office:value-type="float" office:value="14.162" calcext:value-type="float">
            <text:p>14.16</text:p>
          </table:table-cell>
        </table:table-row>
        <table:table-row table:style-name="ro3">
          <table:table-cell office:value-type="float" office:value="268" calcext:value-type="float">
            <text:p>268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<text:a xlink:href="https://s149-en.ogame.gameforge.com/game/allianceInfo.php?allianceId=500027" xlink:type="simple">[NES]</text:a> <text:a xlink:href="https://s149-en.ogame.gameforge.com/game/index.php?page=galaxy&amp;galaxy=7&amp;system=474&amp;position=5" xlink:type="simple">Gul Evek (0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465&amp;ajax=1" xlink:type="simple"> </text:a></text:p>
          </table:table-cell>
          <table:table-cell office:value-type="float" office:value="14.143" calcext:value-type="float">
            <text:p>14.14</text:p>
          </table:table-cell>
        </table:table-row>
        <table:table-row table:style-name="ro3">
          <table:table-cell office:value-type="float" office:value="269" calcext:value-type="float">
            <text:p>269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<text:a xlink:href="https://s149-en.ogame.gameforge.com/game/allianceInfo.php?allianceId=500001" xlink:type="simple">[ENL]</text:a> <text:a xlink:href="https://s149-en.ogame.gameforge.com/game/index.php?page=galaxy&amp;galaxy=1&amp;system=261&amp;position=6" xlink:type="simple">Psycho (52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1335&amp;ajax=1" xlink:type="simple"> </text:a></text:p>
          </table:table-cell>
          <table:table-cell office:value-type="float" office:value="14.085" calcext:value-type="float">
            <text:p>14.09</text:p>
          </table:table-cell>
        </table:table-row>
        <table:table-row table:style-name="ro3">
          <table:table-cell office:value-type="float" office:value="270" calcext:value-type="float">
            <text:p>270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<text:a xlink:href="https://s149-en.ogame.gameforge.com/game/allianceInfo.php?allianceId=500089" xlink:type="simple">[NO1]</text:a> <text:a xlink:href="https://s149-en.ogame.gameforge.com/game/index.php?page=galaxy&amp;galaxy=1&amp;system=107&amp;position=11" xlink:type="simple">Captain Viking (27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1094&amp;ajax=1" xlink:type="simple"> </text:a></text:p>
          </table:table-cell>
          <table:table-cell office:value-type="float" office:value="14.04" calcext:value-type="float">
            <text:p>14.04</text:p>
          </table:table-cell>
        </table:table-row>
        <table:table-row table:style-name="ro3">
          <table:table-cell office:value-type="float" office:value="271" calcext:value-type="float">
            <text:p>271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<text:a xlink:href="https://s149-en.ogame.gameforge.com/game/allianceInfo.php?allianceId=500018" xlink:type="simple">[DOOM]</text:a> <text:a xlink:href="https://s149-en.ogame.gameforge.com/game/index.php?page=galaxy&amp;galaxy=1&amp;system=106&amp;position=4" xlink:type="simple">Jiren (157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548&amp;ajax=1" xlink:type="simple"> </text:a></text:p>
          </table:table-cell>
          <table:table-cell office:value-type="float" office:value="13.923" calcext:value-type="float">
            <text:p>13.92</text:p>
          </table:table-cell>
        </table:table-row>
        <table:table-row table:style-name="ro4">
          <table:table-cell office:value-type="float" office:value="272" calcext:value-type="float">
            <text:p>272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<text:a xlink:href="https://s149-en.ogame.gameforge.com/game/index.php?page=galaxy&amp;galaxy=1&amp;system=165&amp;position=6" xlink:type="simple">Lord Pluto (5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847&amp;ajax=1" xlink:type="simple"> </text:a></text:p>
          </table:table-cell>
          <table:table-cell office:value-type="float" office:value="13.923" calcext:value-type="float">
            <text:p>13.92</text:p>
          </table:table-cell>
        </table:table-row>
        <table:table-row table:style-name="ro3">
          <table:table-cell office:value-type="float" office:value="273" calcext:value-type="float">
            <text:p>273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<text:a xlink:href="https://s149-en.ogame.gameforge.com/game/allianceInfo.php?allianceId=500039" xlink:type="simple">[Hungary]</text:a> <text:a xlink:href="https://s149-en.ogame.gameforge.com/game/index.php?page=galaxy&amp;galaxy=1&amp;system=69&amp;position=6" xlink:type="simple">jumper (-28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358&amp;ajax=1" xlink:type="simple"> </text:a></text:p>
          </table:table-cell>
          <table:table-cell office:value-type="float" office:value="13.895" calcext:value-type="float">
            <text:p>13.9</text:p>
          </table:table-cell>
        </table:table-row>
        <table:table-row table:style-name="ro3">
          <table:table-cell office:value-type="float" office:value="274" calcext:value-type="float">
            <text:p>274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<text:a xlink:href="https://s149-en.ogame.gameforge.com/game/allianceInfo.php?allianceId=500148" xlink:type="simple">[Embrace]</text:a> <text:a xlink:href="https://s149-en.ogame.gameforge.com/game/index.php?page=galaxy&amp;galaxy=1&amp;system=232&amp;position=8" xlink:type="simple">LifeBitties (-75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1187&amp;ajax=1" xlink:type="simple"> </text:a></text:p>
          </table:table-cell>
          <table:table-cell office:value-type="float" office:value="13.881" calcext:value-type="float">
            <text:p>13.88</text:p>
          </table:table-cell>
        </table:table-row>
        <table:table-row table:style-name="ro4">
          <table:table-cell office:value-type="float" office:value="275" calcext:value-type="float">
            <text:p>275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<text:a xlink:href="https://s149-en.ogame.gameforge.com/game/index.php?page=galaxy&amp;galaxy=1&amp;system=94&amp;position=4" xlink:type="simple">Overmine (1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485&amp;ajax=1" xlink:type="simple"> </text:a></text:p>
          </table:table-cell>
          <table:table-cell office:value-type="float" office:value="13.868" calcext:value-type="float">
            <text:p>13.87</text:p>
          </table:table-cell>
        </table:table-row>
        <table:table-row table:style-name="ro4">
          <table:table-cell office:value-type="float" office:value="276" calcext:value-type="float">
            <text:p>276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<text:a xlink:href="https://s149-en.ogame.gameforge.com/game/index.php?page=galaxy&amp;galaxy=1&amp;system=282&amp;position=10" xlink:type="simple">AD1528 (5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1443&amp;ajax=1" xlink:type="simple"> </text:a></text:p>
          </table:table-cell>
          <table:table-cell office:value-type="float" office:value="13.825" calcext:value-type="float">
            <text:p>13.83</text:p>
          </table:table-cell>
        </table:table-row>
        <table:table-row table:style-name="ro4">
          <table:table-cell office:value-type="float" office:value="277" calcext:value-type="float">
            <text:p>277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<text:a xlink:href="https://s149-en.ogame.gameforge.com/game/index.php?page=galaxy&amp;galaxy=1&amp;system=63&amp;position=12" xlink:type="simple">Morphine (0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330&amp;ajax=1" xlink:type="simple"> </text:a></text:p>
          </table:table-cell>
          <table:table-cell office:value-type="float" office:value="13.796" calcext:value-type="float">
            <text:p>13.8</text:p>
          </table:table-cell>
        </table:table-row>
        <table:table-row table:style-name="ro4">
          <table:table-cell office:value-type="float" office:value="278" calcext:value-type="float">
            <text:p>278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<text:a xlink:href="https://s149-en.ogame.gameforge.com/game/index.php?page=galaxy&amp;galaxy=1&amp;system=178&amp;position=10" xlink:type="simple">dzevko (-7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915&amp;ajax=1" xlink:type="simple"> </text:a></text:p>
          </table:table-cell>
          <table:table-cell office:value-type="float" office:value="13.74" calcext:value-type="float">
            <text:p>13.74</text:p>
          </table:table-cell>
        </table:table-row>
        <table:table-row table:style-name="ro4">
          <table:table-cell office:value-type="float" office:value="279" calcext:value-type="float">
            <text:p>279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<text:a xlink:href="https://s149-en.ogame.gameforge.com/game/index.php?page=galaxy&amp;galaxy=1&amp;system=169&amp;position=12" xlink:type="simple">Mythos (-56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871&amp;ajax=1" xlink:type="simple"> </text:a></text:p>
          </table:table-cell>
          <table:table-cell office:value-type="float" office:value="13.625" calcext:value-type="float">
            <text:p>13.63</text:p>
          </table:table-cell>
        </table:table-row>
        <table:table-row table:style-name="ro3">
          <table:table-cell office:value-type="float" office:value="280" calcext:value-type="float">
            <text:p>280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<text:a xlink:href="https://s149-en.ogame.gameforge.com/game/allianceInfo.php?allianceId=500076" xlink:type="simple">[GVI]</text:a> <text:a xlink:href="https://s149-en.ogame.gameforge.com/game/index.php?page=galaxy&amp;galaxy=1&amp;system=293&amp;position=4" xlink:type="simple">Weezer (21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1496&amp;ajax=1" xlink:type="simple"> </text:a></text:p>
          </table:table-cell>
          <table:table-cell office:value-type="float" office:value="13.523" calcext:value-type="float">
            <text:p>13.52</text:p>
          </table:table-cell>
        </table:table-row>
        <table:table-row table:style-name="ro3">
          <table:table-cell office:value-type="float" office:value="281" calcext:value-type="float">
            <text:p>28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a xlink:href="https://s149-en.ogame.gameforge.com/game/allianceInfo.php?allianceId=500139" xlink:type="simple">[donkeys]</text:a> <text:a xlink:href="https://s149-en.ogame.gameforge.com/game/index.php?page=galaxy&amp;galaxy=1&amp;system=356&amp;position=10" xlink:type="simple">Chainy (48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1817&amp;ajax=1" xlink:type="simple"> </text:a></text:p>
          </table:table-cell>
          <table:table-cell office:value-type="float" office:value="13.476" calcext:value-type="float">
            <text:p>13.48</text:p>
          </table:table-cell>
        </table:table-row>
        <table:table-row table:style-name="ro3">
          <table:table-cell office:value-type="float" office:value="282" calcext:value-type="float">
            <text:p>282</text:p>
          </table:table-cell>
          <table:table-cell office:value-type="float" office:value="-19" calcext:value-type="float">
            <text:p>-19</text:p>
          </table:table-cell>
          <table:table-cell office:value-type="string" calcext:value-type="string">
            <text:p><text:a xlink:href="https://s149-en.ogame.gameforge.com/game/allianceInfo.php?allianceId=500005" xlink:type="simple">[O_S]</text:a> <text:a xlink:href="https://s149-en.ogame.gameforge.com/game/index.php?page=galaxy&amp;galaxy=1&amp;system=188&amp;position=12" xlink:type="simple">Bandit Klio (33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965&amp;ajax=1" xlink:type="simple"> </text:a></text:p>
          </table:table-cell>
          <table:table-cell office:value-type="float" office:value="13.468" calcext:value-type="float">
            <text:p>13.47</text:p>
          </table:table-cell>
        </table:table-row>
        <table:table-row table:style-name="ro3">
          <table:table-cell office:value-type="float" office:value="283" calcext:value-type="float">
            <text:p>283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<text:a xlink:href="https://s149-en.ogame.gameforge.com/game/allianceInfo.php?allianceId=500141" xlink:type="simple">[666]</text:a> <text:a xlink:href="https://s149-en.ogame.gameforge.com/game/index.php?page=galaxy&amp;galaxy=1&amp;system=456&amp;position=5" xlink:type="simple">universal (-105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2325&amp;ajax=1" xlink:type="simple"> </text:a></text:p>
          </table:table-cell>
          <table:table-cell office:value-type="float" office:value="13.436" calcext:value-type="float">
            <text:p>13.44</text:p>
          </table:table-cell>
        </table:table-row>
        <table:table-row table:style-name="ro3">
          <table:table-cell office:value-type="float" office:value="284" calcext:value-type="float">
            <text:p>284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<text:a xlink:href="https://s149-en.ogame.gameforge.com/game/allianceInfo.php?allianceId=500009" xlink:type="simple">[B-P]</text:a> <text:a xlink:href="https://s149-en.ogame.gameforge.com/game/index.php?page=galaxy&amp;galaxy=1&amp;system=28&amp;position=12" xlink:type="simple">Ljubicica (343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161&amp;ajax=1" xlink:type="simple"> </text:a></text:p>
          </table:table-cell>
          <table:table-cell office:value-type="float" office:value="13.433" calcext:value-type="float">
            <text:p>13.43</text:p>
          </table:table-cell>
        </table:table-row>
        <table:table-row table:style-name="ro3">
          <table:table-cell office:value-type="float" office:value="285" calcext:value-type="float">
            <text:p>28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a xlink:href="https://s149-en.ogame.gameforge.com/game/allianceInfo.php?allianceId=500152" xlink:type="simple">[ORC_E]</text:a> <text:a xlink:href="https://s149-en.ogame.gameforge.com/game/index.php?page=galaxy&amp;galaxy=1&amp;system=83&amp;position=6" xlink:type="simple">FormalFiend119 (-7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430&amp;ajax=1" xlink:type="simple"> </text:a></text:p>
          </table:table-cell>
          <table:table-cell office:value-type="float" office:value="13.323" calcext:value-type="float">
            <text:p>13.32</text:p>
          </table:table-cell>
        </table:table-row>
        <table:table-row table:style-name="ro3">
          <table:table-cell office:value-type="float" office:value="286" calcext:value-type="float">
            <text:p>286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<text:a xlink:href="https://s149-en.ogame.gameforge.com/game/allianceInfo.php?allianceId=500014" xlink:type="simple">[SpaceX]</text:a> <text:a xlink:href="https://s149-en.ogame.gameforge.com/game/index.php?page=galaxy&amp;galaxy=1&amp;system=45&amp;position=8" xlink:type="simple">Commodore Hubble (418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236&amp;ajax=1" xlink:type="simple"> </text:a></text:p>
          </table:table-cell>
          <table:table-cell office:value-type="float" office:value="13.24" calcext:value-type="float">
            <text:p>13.24</text:p>
          </table:table-cell>
        </table:table-row>
        <table:table-row table:style-name="ro4">
          <table:table-cell office:value-type="float" office:value="287" calcext:value-type="float">
            <text:p>287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<text:a xlink:href="https://s149-en.ogame.gameforge.com/game/index.php?page=galaxy&amp;galaxy=1&amp;system=72&amp;position=10" xlink:type="simple">Vice Pulsar (41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375&amp;ajax=1" xlink:type="simple"> </text:a></text:p>
          </table:table-cell>
          <table:table-cell office:value-type="float" office:value="13.156" calcext:value-type="float">
            <text:p>13.16</text:p>
          </table:table-cell>
        </table:table-row>
        <table:table-row table:style-name="ro4">
          <table:table-cell office:value-type="float" office:value="288" calcext:value-type="float">
            <text:p>28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a xlink:href="https://s149-en.ogame.gameforge.com/game/index.php?page=galaxy&amp;galaxy=1&amp;system=166&amp;position=10" xlink:type="simple">Spartanac (-56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854&amp;ajax=1" xlink:type="simple"> </text:a></text:p>
          </table:table-cell>
          <table:table-cell office:value-type="float" office:value="13.089" calcext:value-type="float">
            <text:p>13.09</text:p>
          </table:table-cell>
        </table:table-row>
        <table:table-row table:style-name="ro4">
          <table:table-cell office:value-type="float" office:value="289" calcext:value-type="float">
            <text:p>289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<text:a xlink:href="https://s149-en.ogame.gameforge.com/game/index.php?page=galaxy&amp;galaxy=1&amp;system=339&amp;position=12" xlink:type="simple">Mr SMith (0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1733&amp;ajax=1" xlink:type="simple"> </text:a></text:p>
          </table:table-cell>
          <table:table-cell office:value-type="float" office:value="12.996" calcext:value-type="float">
            <text:p>13</text:p>
          </table:table-cell>
        </table:table-row>
        <table:table-row table:style-name="ro4">
          <table:table-cell office:value-type="float" office:value="290" calcext:value-type="float">
            <text:p>290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<text:a xlink:href="https://s149-en.ogame.gameforge.com/game/index.php?page=galaxy&amp;galaxy=1&amp;system=202&amp;position=4" xlink:type="simple">Sovereign Neutrino (37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1032&amp;ajax=1" xlink:type="simple"> </text:a></text:p>
          </table:table-cell>
          <table:table-cell office:value-type="float" office:value="12.935" calcext:value-type="float">
            <text:p>12.94</text:p>
          </table:table-cell>
        </table:table-row>
        <table:table-row table:style-name="ro4">
          <table:table-cell office:value-type="float" office:value="291" calcext:value-type="float">
            <text:p>291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<text:a xlink:href="https://s149-en.ogame.gameforge.com/game/index.php?page=galaxy&amp;galaxy=1&amp;system=454&amp;position=6" xlink:type="simple">Cal (-138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2311&amp;ajax=1" xlink:type="simple"> </text:a></text:p>
          </table:table-cell>
          <table:table-cell office:value-type="float" office:value="12.923" calcext:value-type="float">
            <text:p>12.92</text:p>
          </table:table-cell>
        </table:table-row>
        <table:table-row table:style-name="ro4">
          <table:table-cell office:value-type="float" office:value="292" calcext:value-type="float">
            <text:p>292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<text:a xlink:href="https://s149-en.ogame.gameforge.com/game/index.php?page=galaxy&amp;galaxy=1&amp;system=3&amp;position=12" xlink:type="simple">DarthDabz (3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019&amp;ajax=1" xlink:type="simple"> </text:a></text:p>
          </table:table-cell>
          <table:table-cell office:value-type="float" office:value="12.883" calcext:value-type="float">
            <text:p>12.88</text:p>
          </table:table-cell>
        </table:table-row>
        <table:table-row table:style-name="ro4">
          <table:table-cell office:value-type="float" office:value="293" calcext:value-type="float">
            <text:p>29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a xlink:href="https://s149-en.ogame.gameforge.com/game/index.php?page=galaxy&amp;galaxy=1&amp;system=18&amp;position=4" xlink:type="simple">Momo (-18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101&amp;ajax=1" xlink:type="simple"> </text:a></text:p>
          </table:table-cell>
          <table:table-cell office:value-type="float" office:value="12.801" calcext:value-type="float">
            <text:p>12.8</text:p>
          </table:table-cell>
        </table:table-row>
        <table:table-row table:style-name="ro4">
          <table:table-cell office:value-type="float" office:value="294" calcext:value-type="float">
            <text:p>294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<text:a xlink:href="https://s149-en.ogame.gameforge.com/game/index.php?page=galaxy&amp;galaxy=1&amp;system=38&amp;position=8" xlink:type="simple">Palouloh (13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203&amp;ajax=1" xlink:type="simple"> </text:a></text:p>
          </table:table-cell>
          <table:table-cell office:value-type="float" office:value="12.748" calcext:value-type="float">
            <text:p>12.75</text:p>
          </table:table-cell>
        </table:table-row>
        <table:table-row table:style-name="ro3">
          <table:table-cell office:value-type="float" office:value="295" calcext:value-type="float">
            <text:p>295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<text:a xlink:href="https://s149-en.ogame.gameforge.com/game/allianceInfo.php?allianceId=500001" xlink:type="simple">[ENL]</text:a> <text:a xlink:href="https://s149-en.ogame.gameforge.com/game/index.php?page=galaxy&amp;galaxy=1&amp;system=367&amp;position=4" xlink:type="simple">bart (29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1869&amp;ajax=1" xlink:type="simple"> </text:a></text:p>
          </table:table-cell>
          <table:table-cell office:value-type="float" office:value="12.714" calcext:value-type="float">
            <text:p>12.71</text:p>
          </table:table-cell>
        </table:table-row>
        <table:table-row table:style-name="ro4">
          <table:table-cell office:value-type="float" office:value="296" calcext:value-type="float">
            <text:p>296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<text:a xlink:href="https://s149-en.ogame.gameforge.com/game/index.php?page=galaxy&amp;galaxy=1&amp;system=169&amp;position=10" xlink:type="simple">Kwon Clan (4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870&amp;ajax=1" xlink:type="simple"> </text:a></text:p>
          </table:table-cell>
          <table:table-cell office:value-type="float" office:value="12.714" calcext:value-type="float">
            <text:p>12.71</text:p>
          </table:table-cell>
        </table:table-row>
        <table:table-row table:style-name="ro3">
          <table:table-cell office:value-type="float" office:value="297" calcext:value-type="float">
            <text:p>297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<text:a xlink:href="https://s149-en.ogame.gameforge.com/game/allianceInfo.php?allianceId=500116" xlink:type="simple">[EnScho]</text:a> <text:a xlink:href="https://s149-en.ogame.gameforge.com/game/index.php?page=galaxy&amp;galaxy=1&amp;system=381&amp;position=7" xlink:type="simple">Zyzz (-10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2302&amp;ajax=1" xlink:type="simple"> </text:a></text:p>
          </table:table-cell>
          <table:table-cell office:value-type="float" office:value="12.672" calcext:value-type="float">
            <text:p>12.67</text:p>
          </table:table-cell>
        </table:table-row>
        <table:table-row table:style-name="ro3">
          <table:table-cell office:value-type="float" office:value="298" calcext:value-type="float">
            <text:p>298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<text:a xlink:href="https://s149-en.ogame.gameforge.com/game/allianceInfo.php?allianceId=500014" xlink:type="simple">[SpaceX]</text:a> <text:a xlink:href="https://s149-en.ogame.gameforge.com/game/index.php?page=galaxy&amp;galaxy=1&amp;system=100&amp;position=8" xlink:type="simple">Troy (-105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519&amp;ajax=1" xlink:type="simple"> </text:a></text:p>
          </table:table-cell>
          <table:table-cell office:value-type="float" office:value="12.573" calcext:value-type="float">
            <text:p>12.57</text:p>
          </table:table-cell>
        </table:table-row>
        <table:table-row table:style-name="ro3">
          <table:table-cell office:value-type="float" office:value="299" calcext:value-type="float">
            <text:p>29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a xlink:href="https://s149-en.ogame.gameforge.com/game/allianceInfo.php?allianceId=500035" xlink:type="simple">[EON]</text:a> <text:a xlink:href="https://s149-en.ogame.gameforge.com/game/index.php?page=galaxy&amp;galaxy=1&amp;system=353&amp;position=6" xlink:type="simple">Senator Proton (287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1800&amp;ajax=1" xlink:type="simple"> </text:a></text:p>
          </table:table-cell>
          <table:table-cell office:value-type="float" office:value="12.522" calcext:value-type="float">
            <text:p>12.52</text:p>
          </table:table-cell>
        </table:table-row>
        <table:table-row table:style-name="ro4">
          <table:table-cell office:value-type="float" office:value="300" calcext:value-type="float">
            <text:p>3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a xlink:href="https://s149-en.ogame.gameforge.com/game/index.php?page=galaxy&amp;galaxy=1&amp;system=115&amp;position=8" xlink:type="simple">Jedonai Stonehammer (6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595&amp;ajax=1" xlink:type="simple"> </text:a></text:p>
          </table:table-cell>
          <table:table-cell office:value-type="float" office:value="12.505" calcext:value-type="float">
            <text:p>12.51</text:p>
          </table:table-cell>
        </table:table-row>
        <table:table-row table:style-name="ro4">
          <table:table-cell office:value-type="float" office:value="301" calcext:value-type="float">
            <text:p>301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<text:a xlink:href="https://s149-en.ogame.gameforge.com/game/index.php?page=galaxy&amp;galaxy=1&amp;system=38&amp;position=12" xlink:type="simple">Oldman (144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205&amp;ajax=1" xlink:type="simple"> </text:a></text:p>
          </table:table-cell>
          <table:table-cell office:value-type="float" office:value="12.48" calcext:value-type="float">
            <text:p>12.48</text:p>
          </table:table-cell>
        </table:table-row>
        <table:table-row table:style-name="ro3">
          <table:table-cell office:value-type="float" office:value="302" calcext:value-type="float">
            <text:p>302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<text:a xlink:href="https://s149-en.ogame.gameforge.com/game/allianceInfo.php?allianceId=500061" xlink:type="simple">[EXPO]</text:a> <text:a xlink:href="https://s149-en.ogame.gameforge.com/game/index.php?page=galaxy&amp;galaxy=1&amp;system=233&amp;position=4" xlink:type="simple">Captain Altair (83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1190&amp;ajax=1" xlink:type="simple"> </text:a></text:p>
          </table:table-cell>
          <table:table-cell office:value-type="float" office:value="12.467" calcext:value-type="float">
            <text:p>12.47</text:p>
          </table:table-cell>
        </table:table-row>
        <table:table-row table:style-name="ro4">
          <table:table-cell office:value-type="float" office:value="303" calcext:value-type="float">
            <text:p>30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a xlink:href="https://s149-en.ogame.gameforge.com/game/index.php?page=galaxy&amp;galaxy=1&amp;system=119&amp;position=10" xlink:type="simple">King BOO (16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616&amp;ajax=1" xlink:type="simple"> </text:a></text:p>
          </table:table-cell>
          <table:table-cell office:value-type="float" office:value="12.418" calcext:value-type="float">
            <text:p>12.42</text:p>
          </table:table-cell>
        </table:table-row>
        <table:table-row table:style-name="ro4">
          <table:table-cell office:value-type="float" office:value="304" calcext:value-type="float">
            <text:p>304</text:p>
          </table:table-cell>
          <table:table-cell office:value-type="float" office:value="-13" calcext:value-type="float">
            <text:p>-13</text:p>
          </table:table-cell>
          <table:table-cell office:value-type="string" calcext:value-type="string">
            <text:p><text:a xlink:href="https://s149-en.ogame.gameforge.com/game/index.php?page=galaxy&amp;galaxy=1&amp;system=45&amp;position=10" xlink:type="simple">Le Verrier (47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237&amp;ajax=1" xlink:type="simple"> </text:a></text:p>
          </table:table-cell>
          <table:table-cell office:value-type="float" office:value="12.388" calcext:value-type="float">
            <text:p>12.39</text:p>
          </table:table-cell>
        </table:table-row>
        <table:table-row table:style-name="ro3">
          <table:table-cell office:value-type="float" office:value="305" calcext:value-type="float">
            <text:p>305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<text:a xlink:href="https://s149-en.ogame.gameforge.com/game/allianceInfo.php?allianceId=500107" xlink:type="simple">[MofS_BA]</text:a> <text:a xlink:href="https://s149-en.ogame.gameforge.com/game/index.php?page=galaxy&amp;galaxy=1&amp;system=333&amp;position=6" xlink:type="simple">shagg7 (68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1699&amp;ajax=1" xlink:type="simple"> </text:a></text:p>
          </table:table-cell>
          <table:table-cell office:value-type="float" office:value="12.378" calcext:value-type="float">
            <text:p>12.38</text:p>
          </table:table-cell>
        </table:table-row>
        <table:table-row table:style-name="ro4">
          <table:table-cell office:value-type="float" office:value="306" calcext:value-type="float">
            <text:p>306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<text:a xlink:href="https://s149-en.ogame.gameforge.com/game/index.php?page=galaxy&amp;galaxy=1&amp;system=361&amp;position=4" xlink:type="simple">Chief Rigel (7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1839&amp;ajax=1" xlink:type="simple"> </text:a></text:p>
          </table:table-cell>
          <table:table-cell office:value-type="float" office:value="12.32" calcext:value-type="float">
            <text:p>12.32</text:p>
          </table:table-cell>
        </table:table-row>
        <table:table-row table:style-name="ro3">
          <table:table-cell office:value-type="float" office:value="307" calcext:value-type="float">
            <text:p>307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  <text:a xlink:href="https://s149-en.ogame.gameforge.com/game/allianceInfo.php?allianceId=500018" xlink:type="simple">[DOOM]</text:a> <text:a xlink:href="https://s149-en.ogame.gameforge.com/game/index.php?page=galaxy&amp;galaxy=1&amp;system=78&amp;position=10" xlink:type="simple">Texugo (-832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407&amp;ajax=1" xlink:type="simple"> </text:a></text:p>
          </table:table-cell>
          <table:table-cell office:value-type="float" office:value="12.309" calcext:value-type="float">
            <text:p>12.31</text:p>
          </table:table-cell>
        </table:table-row>
        <table:table-row table:style-name="ro4">
          <table:table-cell office:value-type="float" office:value="308" calcext:value-type="float">
            <text:p>308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<text:a xlink:href="https://s149-en.ogame.gameforge.com/game/index.php?page=galaxy&amp;galaxy=1&amp;system=329&amp;position=8" xlink:type="simple">Sovereign Twighlight (62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1680&amp;ajax=1" xlink:type="simple"> </text:a></text:p>
          </table:table-cell>
          <table:table-cell office:value-type="float" office:value="12.22" calcext:value-type="float">
            <text:p>12.22</text:p>
          </table:table-cell>
        </table:table-row>
        <table:table-row table:style-name="ro4">
          <table:table-cell office:value-type="float" office:value="309" calcext:value-type="float">
            <text:p>30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a xlink:href="https://s149-en.ogame.gameforge.com/game/index.php?page=galaxy&amp;galaxy=1&amp;system=192&amp;position=12" xlink:type="simple">Pants down (10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986&amp;ajax=1" xlink:type="simple"> </text:a></text:p>
          </table:table-cell>
          <table:table-cell office:value-type="float" office:value="12.204" calcext:value-type="float">
            <text:p>12.2</text:p>
          </table:table-cell>
        </table:table-row>
        <table:table-row table:style-name="ro4">
          <table:table-cell office:value-type="float" office:value="310" calcext:value-type="float">
            <text:p>310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<text:a xlink:href="https://s149-en.ogame.gameforge.com/game/index.php?page=galaxy&amp;galaxy=1&amp;system=119&amp;position=4" xlink:type="simple">sunup (0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613&amp;ajax=1" xlink:type="simple"> </text:a></text:p>
          </table:table-cell>
          <table:table-cell office:value-type="float" office:value="12.152" calcext:value-type="float">
            <text:p>12.15</text:p>
          </table:table-cell>
        </table:table-row>
        <table:table-row table:style-name="ro4">
          <table:table-cell office:value-type="float" office:value="311" calcext:value-type="float">
            <text:p>311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<text:a xlink:href="https://s149-en.ogame.gameforge.com/game/index.php?page=galaxy&amp;galaxy=1&amp;system=253&amp;position=12" xlink:type="simple">iVar (26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1295&amp;ajax=1" xlink:type="simple"> </text:a></text:p>
          </table:table-cell>
          <table:table-cell office:value-type="float" office:value="12.114" calcext:value-type="float">
            <text:p>12.11</text:p>
          </table:table-cell>
        </table:table-row>
        <table:table-row table:style-name="ro3">
          <table:table-cell office:value-type="float" office:value="312" calcext:value-type="float">
            <text:p>312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<text:a xlink:href="https://s149-en.ogame.gameforge.com/game/allianceInfo.php?allianceId=500001" xlink:type="simple">[ENL]</text:a> <text:a xlink:href="https://s149-en.ogame.gameforge.com/game/index.php?page=galaxy&amp;galaxy=1&amp;system=180&amp;position=4" xlink:type="simple">V17ALA (-28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922&amp;ajax=1" xlink:type="simple"> </text:a></text:p>
          </table:table-cell>
          <table:table-cell office:value-type="float" office:value="12.098" calcext:value-type="float">
            <text:p>12.1</text:p>
          </table:table-cell>
        </table:table-row>
        <table:table-row table:style-name="ro3">
          <table:table-cell office:value-type="float" office:value="313" calcext:value-type="float">
            <text:p>313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<text:a xlink:href="https://s149-en.ogame.gameforge.com/game/allianceInfo.php?allianceId=500005" xlink:type="simple">[O_S]</text:a> <text:a xlink:href="https://s149-en.ogame.gameforge.com/game/index.php?page=galaxy&amp;galaxy=1&amp;system=264&amp;position=6" xlink:type="simple">Silverlight (-72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1350&amp;ajax=1" xlink:type="simple"> </text:a></text:p>
          </table:table-cell>
          <table:table-cell office:value-type="float" office:value="12.09" calcext:value-type="float">
            <text:p>12.09</text:p>
          </table:table-cell>
        </table:table-row>
        <table:table-row table:style-name="ro3">
          <table:table-cell office:value-type="float" office:value="314" calcext:value-type="float">
            <text:p>314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<text:a xlink:href="https://s149-en.ogame.gameforge.com/game/allianceInfo.php?allianceId=500061" xlink:type="simple">[EXPO]</text:a> <text:a xlink:href="https://s149-en.ogame.gameforge.com/game/index.php?page=galaxy&amp;galaxy=1&amp;system=405&amp;position=6" xlink:type="simple">Renan_Silveira (6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2063&amp;ajax=1" xlink:type="simple"> </text:a></text:p>
          </table:table-cell>
          <table:table-cell office:value-type="float" office:value="11.997" calcext:value-type="float">
            <text:p>12</text:p>
          </table:table-cell>
        </table:table-row>
        <table:table-row table:style-name="ro4">
          <table:table-cell office:value-type="float" office:value="315" calcext:value-type="float">
            <text:p>31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a xlink:href="https://s149-en.ogame.gameforge.com/game/index.php?page=galaxy&amp;galaxy=1&amp;system=71&amp;position=8" xlink:type="simple">Constable Davida (11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368&amp;ajax=1" xlink:type="simple"> </text:a></text:p>
          </table:table-cell>
          <table:table-cell office:value-type="float" office:value="11.978" calcext:value-type="float">
            <text:p>11.98</text:p>
          </table:table-cell>
        </table:table-row>
        <table:table-row table:style-name="ro4">
          <table:table-cell office:value-type="float" office:value="316" calcext:value-type="float">
            <text:p>316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<text:a xlink:href="https://s149-en.ogame.gameforge.com/game/index.php?page=galaxy&amp;galaxy=1&amp;system=20&amp;position=4" xlink:type="simple">OGC (0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112&amp;ajax=1" xlink:type="simple"> </text:a></text:p>
          </table:table-cell>
          <table:table-cell office:value-type="float" office:value="11.908" calcext:value-type="float">
            <text:p>11.91</text:p>
          </table:table-cell>
        </table:table-row>
        <table:table-row table:style-name="ro3">
          <table:table-cell office:value-type="float" office:value="317" calcext:value-type="float">
            <text:p>31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a xlink:href="https://s149-en.ogame.gameforge.com/game/allianceInfo.php?allianceId=500093" xlink:type="simple">[KiTa]</text:a> <text:a xlink:href="https://s149-en.ogame.gameforge.com/game/index.php?page=galaxy&amp;galaxy=1&amp;system=308&amp;position=8" xlink:type="simple">Speak (-28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1575&amp;ajax=1" xlink:type="simple"> </text:a></text:p>
          </table:table-cell>
          <table:table-cell office:value-type="float" office:value="11.901" calcext:value-type="float">
            <text:p>11.9</text:p>
          </table:table-cell>
        </table:table-row>
        <table:table-row table:style-name="ro3">
          <table:table-cell office:value-type="float" office:value="318" calcext:value-type="float">
            <text:p>318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<text:a xlink:href="https://s149-en.ogame.gameforge.com/game/allianceInfo.php?allianceId=500116" xlink:type="simple">[EnScho]</text:a> <text:a xlink:href="https://s149-en.ogame.gameforge.com/game/index.php?page=galaxy&amp;galaxy=1&amp;system=379&amp;position=6" xlink:type="simple">Amis (107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1931&amp;ajax=1" xlink:type="simple"> </text:a></text:p>
          </table:table-cell>
          <table:table-cell office:value-type="float" office:value="11.89" calcext:value-type="float">
            <text:p>11.89</text:p>
          </table:table-cell>
        </table:table-row>
        <table:table-row table:style-name="ro4">
          <table:table-cell office:value-type="float" office:value="319" calcext:value-type="float">
            <text:p>319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<text:a xlink:href="https://s149-en.ogame.gameforge.com/game/index.php?page=galaxy&amp;galaxy=1&amp;system=8&amp;position=6" xlink:type="simple">Spartan043 (3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043&amp;ajax=1" xlink:type="simple"> </text:a></text:p>
          </table:table-cell>
          <table:table-cell office:value-type="float" office:value="11.827" calcext:value-type="float">
            <text:p>11.83</text:p>
          </table:table-cell>
        </table:table-row>
        <table:table-row table:style-name="ro3">
          <table:table-cell office:value-type="float" office:value="320" calcext:value-type="float">
            <text:p>32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a xlink:href="https://s149-en.ogame.gameforge.com/game/allianceInfo.php?allianceId=500065" xlink:type="simple">[DES]</text:a> <text:a xlink:href="https://s149-en.ogame.gameforge.com/game/index.php?page=galaxy&amp;galaxy=1&amp;system=16&amp;position=6" xlink:type="simple">DeS_Cationic366 (39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093&amp;ajax=1" xlink:type="simple"> </text:a></text:p>
          </table:table-cell>
          <table:table-cell office:value-type="float" office:value="11.821" calcext:value-type="float">
            <text:p>11.82</text:p>
          </table:table-cell>
        </table:table-row>
        <table:table-row table:style-name="ro4">
          <table:table-cell office:value-type="float" office:value="321" calcext:value-type="float">
            <text:p>321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s149-en.ogame.gameforge.com/game/index.php?page=galaxy&amp;galaxy=1&amp;system=363&amp;position=10" xlink:type="simple">Bobby knuckles (46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1852&amp;ajax=1" xlink:type="simple"> </text:a></text:p>
          </table:table-cell>
          <table:table-cell office:value-type="float" office:value="11.789" calcext:value-type="float">
            <text:p>11.79</text:p>
          </table:table-cell>
        </table:table-row>
        <table:table-row table:style-name="ro3">
          <table:table-cell office:value-type="float" office:value="322" calcext:value-type="float">
            <text:p>322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<text:a xlink:href="https://s149-en.ogame.gameforge.com/game/allianceInfo.php?allianceId=500045" xlink:type="simple">[BiA]</text:a> <text:a xlink:href="https://s149-en.ogame.gameforge.com/game/index.php?page=galaxy&amp;galaxy=1&amp;system=407&amp;position=4" xlink:type="simple">SaFaX (0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2072&amp;ajax=1" xlink:type="simple"> </text:a></text:p>
          </table:table-cell>
          <table:table-cell office:value-type="float" office:value="11.743" calcext:value-type="float">
            <text:p>11.74</text:p>
          </table:table-cell>
        </table:table-row>
        <table:table-row table:style-name="ro4">
          <table:table-cell office:value-type="float" office:value="323" calcext:value-type="float">
            <text:p>323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s149-en.ogame.gameforge.com/game/index.php?page=galaxy&amp;galaxy=1&amp;system=170&amp;position=12" xlink:type="simple">Psycholog (313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876&amp;ajax=1" xlink:type="simple"> </text:a></text:p>
          </table:table-cell>
          <table:table-cell office:value-type="float" office:value="11.646" calcext:value-type="float">
            <text:p>11.65</text:p>
          </table:table-cell>
        </table:table-row>
        <table:table-row table:style-name="ro3">
          <table:table-cell office:value-type="float" office:value="324" calcext:value-type="float">
            <text:p>324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<text:a xlink:href="https://s149-en.ogame.gameforge.com/game/allianceInfo.php?allianceId=500061" xlink:type="simple">[EXPO]</text:a> <text:a xlink:href="https://s149-en.ogame.gameforge.com/game/index.php?page=galaxy&amp;galaxy=1&amp;system=237&amp;position=6" xlink:type="simple">zoidysvk (-14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1212&amp;ajax=1" xlink:type="simple"> </text:a></text:p>
          </table:table-cell>
          <table:table-cell office:value-type="float" office:value="11.539" calcext:value-type="float">
            <text:p>11.54</text:p>
          </table:table-cell>
        </table:table-row>
        <table:table-row table:style-name="ro3">
          <table:table-cell office:value-type="float" office:value="325" calcext:value-type="float">
            <text:p>325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<text:a xlink:href="https://s149-en.ogame.gameforge.com/game/allianceInfo.php?allianceId=500005" xlink:type="simple">[O_S]</text:a> <text:a xlink:href="https://s149-en.ogame.gameforge.com/game/index.php?page=galaxy&amp;galaxy=1&amp;system=210&amp;position=6" xlink:type="simple">CanadianGoldenEagle (-11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1074&amp;ajax=1" xlink:type="simple"> </text:a></text:p>
          </table:table-cell>
          <table:table-cell office:value-type="float" office:value="11.483" calcext:value-type="float">
            <text:p>11.48</text:p>
          </table:table-cell>
        </table:table-row>
        <table:table-row table:style-name="ro4">
          <table:table-cell office:value-type="float" office:value="326" calcext:value-type="float">
            <text:p>326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<text:a xlink:href="https://s149-en.ogame.gameforge.com/game/index.php?page=galaxy&amp;galaxy=1&amp;system=318&amp;position=6" xlink:type="simple">lukaku (62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1624&amp;ajax=1" xlink:type="simple"> </text:a></text:p>
          </table:table-cell>
          <table:table-cell office:value-type="float" office:value="11.468" calcext:value-type="float">
            <text:p>11.47</text:p>
          </table:table-cell>
        </table:table-row>
        <table:table-row table:style-name="ro4">
          <table:table-cell office:value-type="float" office:value="327" calcext:value-type="float">
            <text:p>327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<text:a xlink:href="https://s149-en.ogame.gameforge.com/game/index.php?page=galaxy&amp;galaxy=1&amp;system=270&amp;position=8" xlink:type="simple">NaTaknEm (39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1381&amp;ajax=1" xlink:type="simple"> </text:a></text:p>
          </table:table-cell>
          <table:table-cell office:value-type="float" office:value="11.468" calcext:value-type="float">
            <text:p>11.47</text:p>
          </table:table-cell>
        </table:table-row>
        <table:table-row table:style-name="ro3">
          <table:table-cell office:value-type="float" office:value="328" calcext:value-type="float">
            <text:p>328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<text:a xlink:href="https://s149-en.ogame.gameforge.com/game/allianceInfo.php?allianceId=500014" xlink:type="simple">[SpaceX]</text:a> <text:a xlink:href="https://s149-en.ogame.gameforge.com/game/index.php?page=galaxy&amp;galaxy=1&amp;system=44&amp;position=4" xlink:type="simple">Stilgar (-15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230&amp;ajax=1" xlink:type="simple"> </text:a></text:p>
          </table:table-cell>
          <table:table-cell office:value-type="float" office:value="11.403" calcext:value-type="float">
            <text:p>11.4</text:p>
          </table:table-cell>
        </table:table-row>
        <table:table-row table:style-name="ro4">
          <table:table-cell office:value-type="float" office:value="329" calcext:value-type="float">
            <text:p>329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<text:a xlink:href="https://s149-en.ogame.gameforge.com/game/index.php?page=galaxy&amp;galaxy=1&amp;system=204&amp;position=12" xlink:type="simple">OgKush (-315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1046&amp;ajax=1" xlink:type="simple"> </text:a></text:p>
          </table:table-cell>
          <table:table-cell office:value-type="float" office:value="11.382" calcext:value-type="float">
            <text:p>11.38</text:p>
          </table:table-cell>
        </table:table-row>
        <table:table-row table:style-name="ro3">
          <table:table-cell office:value-type="float" office:value="330" calcext:value-type="float">
            <text:p>33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<text:a xlink:href="https://s149-en.ogame.gameforge.com/game/allianceInfo.php?allianceId=500126" xlink:type="simple">[Forsaken]</text:a> <text:a xlink:href="https://s149-en.ogame.gameforge.com/game/index.php?page=galaxy&amp;galaxy=1&amp;system=140&amp;position=10" xlink:type="simple">Sylvanas Windrunner (9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723&amp;ajax=1" xlink:type="simple"> </text:a></text:p>
          </table:table-cell>
          <table:table-cell office:value-type="float" office:value="11.345" calcext:value-type="float">
            <text:p>11.35</text:p>
          </table:table-cell>
        </table:table-row>
        <table:table-row table:style-name="ro3">
          <table:table-cell office:value-type="float" office:value="331" calcext:value-type="float">
            <text:p>331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s149-en.ogame.gameforge.com/game/allianceInfo.php?allianceId=500025" xlink:type="simple">[o0O0o]</text:a> <text:a xlink:href="https://s149-en.ogame.gameforge.com/game/index.php?page=galaxy&amp;galaxy=1&amp;system=254&amp;position=12" xlink:type="simple">Miroljub Petrovic (0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1301&amp;ajax=1" xlink:type="simple"> </text:a></text:p>
          </table:table-cell>
          <table:table-cell office:value-type="float" office:value="11.33" calcext:value-type="float">
            <text:p>11.33</text:p>
          </table:table-cell>
        </table:table-row>
        <table:table-row table:style-name="ro3">
          <table:table-cell office:value-type="float" office:value="332" calcext:value-type="float">
            <text:p>332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<text:a xlink:href="https://s149-en.ogame.gameforge.com/game/allianceInfo.php?allianceId=500061" xlink:type="simple">[EXPO]</text:a> <text:a xlink:href="https://s149-en.ogame.gameforge.com/game/index.php?page=galaxy&amp;galaxy=1&amp;system=137&amp;position=6" xlink:type="simple">someone (18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706&amp;ajax=1" xlink:type="simple"> </text:a></text:p>
          </table:table-cell>
          <table:table-cell office:value-type="float" office:value="11.332" calcext:value-type="float">
            <text:p>11.33</text:p>
          </table:table-cell>
        </table:table-row>
        <table:table-row table:style-name="ro4">
          <table:table-cell office:value-type="float" office:value="333" calcext:value-type="float">
            <text:p>333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<text:a xlink:href="https://s149-en.ogame.gameforge.com/game/index.php?page=galaxy&amp;galaxy=1&amp;system=240&amp;position=12" xlink:type="simple">pandas (-7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1230&amp;ajax=1" xlink:type="simple"> </text:a></text:p>
          </table:table-cell>
          <table:table-cell office:value-type="float" office:value="11.308" calcext:value-type="float">
            <text:p>11.31</text:p>
          </table:table-cell>
        </table:table-row>
        <table:table-row table:style-name="ro3">
          <table:table-cell office:value-type="float" office:value="334" calcext:value-type="float">
            <text:p>334</text:p>
          </table:table-cell>
          <table:table-cell office:value-type="float" office:value="-19" calcext:value-type="float">
            <text:p>-19</text:p>
          </table:table-cell>
          <table:table-cell office:value-type="string" calcext:value-type="string">
            <text:p><text:a xlink:href="https://s149-en.ogame.gameforge.com/game/index.php?page=alliance" xlink:type="simple">[V A]</text:a> <text:a xlink:href="https://s149-en.ogame.gameforge.com/game/index.php?page=galaxy&amp;galaxy=9&amp;system=113&amp;position=7" xlink:type="simple">Straw Hat (71)</text:a></text:p>
          </table:table-cell>
          <table:table-cell table:style-name="ce2"/>
          <table:table-cell office:value-type="float" office:value="11.27" calcext:value-type="float">
            <text:p>11.27</text:p>
          </table:table-cell>
        </table:table-row>
        <table:table-row table:style-name="ro3">
          <table:table-cell office:value-type="float" office:value="335" calcext:value-type="float">
            <text:p>335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s149-en.ogame.gameforge.com/game/allianceInfo.php?allianceId=500061" xlink:type="simple">[EXPO]</text:a> <text:a xlink:href="https://s149-en.ogame.gameforge.com/game/index.php?page=galaxy&amp;galaxy=1&amp;system=278&amp;position=12" xlink:type="simple">PRISM (0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1424&amp;ajax=1" xlink:type="simple"> </text:a></text:p>
          </table:table-cell>
          <table:table-cell office:value-type="float" office:value="11.269" calcext:value-type="float">
            <text:p>11.27</text:p>
          </table:table-cell>
        </table:table-row>
        <table:table-row table:style-name="ro4">
          <table:table-cell office:value-type="float" office:value="336" calcext:value-type="float">
            <text:p>336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<text:a xlink:href="https://s149-en.ogame.gameforge.com/game/index.php?page=galaxy&amp;galaxy=1&amp;system=69&amp;position=8" xlink:type="simple">Puppet (284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359&amp;ajax=1" xlink:type="simple"> </text:a></text:p>
          </table:table-cell>
          <table:table-cell office:value-type="float" office:value="11.267" calcext:value-type="float">
            <text:p>11.27</text:p>
          </table:table-cell>
        </table:table-row>
        <table:table-row table:style-name="ro4">
          <table:table-cell office:value-type="float" office:value="337" calcext:value-type="float">
            <text:p>337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<text:a xlink:href="https://s149-en.ogame.gameforge.com/game/index.php?page=galaxy&amp;galaxy=1&amp;system=381&amp;position=10" xlink:type="simple">Geologist Beid (0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1943&amp;ajax=1" xlink:type="simple"> </text:a></text:p>
          </table:table-cell>
          <table:table-cell office:value-type="float" office:value="11.175" calcext:value-type="float">
            <text:p>11.18</text:p>
          </table:table-cell>
        </table:table-row>
        <table:table-row table:style-name="ro3">
          <table:table-cell office:value-type="float" office:value="338" calcext:value-type="float">
            <text:p>338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<text:a xlink:href="https://s149-en.ogame.gameforge.com/game/index.php?page=alliance" xlink:type="simple">[V A]</text:a> <text:a xlink:href="https://s149-en.ogame.gameforge.com/game/index.php?page=galaxy&amp;galaxy=1&amp;system=36&amp;position=9" xlink:type="simple">Zer (-120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2367&amp;ajax=1" xlink:type="simple"> </text:a></text:p>
          </table:table-cell>
          <table:table-cell office:value-type="float" office:value="11.186" calcext:value-type="float">
            <text:p>11.19</text:p>
          </table:table-cell>
        </table:table-row>
        <table:table-row table:style-name="ro3">
          <table:table-cell office:value-type="float" office:value="339" calcext:value-type="float">
            <text:p>339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<text:a xlink:href="https://s149-en.ogame.gameforge.com/game/allianceInfo.php?allianceId=500131" xlink:type="simple">[Arctic]</text:a> <text:a xlink:href="https://s149-en.ogame.gameforge.com/game/index.php?page=galaxy&amp;galaxy=1&amp;system=452&amp;position=6" xlink:type="simple">Stensil (25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2298&amp;ajax=1" xlink:type="simple"> </text:a></text:p>
          </table:table-cell>
          <table:table-cell office:value-type="float" office:value="11.156" calcext:value-type="float">
            <text:p>11.16</text:p>
          </table:table-cell>
        </table:table-row>
        <table:table-row table:style-name="ro3">
          <table:table-cell office:value-type="float" office:value="340" calcext:value-type="float">
            <text:p>340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<text:a xlink:href="https://s149-en.ogame.gameforge.com/game/allianceInfo.php?allianceId=500061" xlink:type="simple">[EXPO]</text:a> <text:a xlink:href="https://s149-en.ogame.gameforge.com/game/index.php?page=galaxy&amp;galaxy=1&amp;system=242&amp;position=10" xlink:type="simple">Vice Aten (43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1239&amp;ajax=1" xlink:type="simple"> </text:a></text:p>
          </table:table-cell>
          <table:table-cell office:value-type="float" office:value="11.13" calcext:value-type="float">
            <text:p>11.13</text:p>
          </table:table-cell>
        </table:table-row>
        <table:table-row table:style-name="ro4">
          <table:table-cell office:value-type="float" office:value="341" calcext:value-type="float">
            <text:p>341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<text:a xlink:href="https://s149-en.ogame.gameforge.com/game/index.php?page=galaxy&amp;galaxy=1&amp;system=268&amp;position=12" xlink:type="simple">Salko Dinamitash (3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1373&amp;ajax=1" xlink:type="simple"> </text:a></text:p>
          </table:table-cell>
          <table:table-cell office:value-type="float" office:value="11.129" calcext:value-type="float">
            <text:p>11.13</text:p>
          </table:table-cell>
        </table:table-row>
        <table:table-row table:style-name="ro3">
          <table:table-cell office:value-type="float" office:value="342" calcext:value-type="float">
            <text:p>342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<text:a xlink:href="https://s149-en.ogame.gameforge.com/game/allianceInfo.php?allianceId=500065" xlink:type="simple">[DES]</text:a> <text:a xlink:href="https://s149-en.ogame.gameforge.com/game/index.php?page=galaxy&amp;galaxy=1&amp;system=20&amp;position=10" xlink:type="simple">DeS_Bruga (31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115&amp;ajax=1" xlink:type="simple"> </text:a></text:p>
          </table:table-cell>
          <table:table-cell office:value-type="float" office:value="11.116" calcext:value-type="float">
            <text:p>11.12</text:p>
          </table:table-cell>
        </table:table-row>
        <table:table-row table:style-name="ro4">
          <table:table-cell office:value-type="float" office:value="343" calcext:value-type="float">
            <text:p>343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<text:a xlink:href="https://s149-en.ogame.gameforge.com/game/index.php?page=galaxy&amp;galaxy=1&amp;system=28&amp;position=9" xlink:type="simple">Holleeder (65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139&amp;ajax=1" xlink:type="simple"> </text:a></text:p>
          </table:table-cell>
          <table:table-cell office:value-type="float" office:value="10.951" calcext:value-type="float">
            <text:p>10.95</text:p>
          </table:table-cell>
        </table:table-row>
        <table:table-row table:style-name="ro3">
          <table:table-cell office:value-type="float" office:value="344" calcext:value-type="float">
            <text:p>344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<text:a xlink:href="https://s149-en.ogame.gameforge.com/game/allianceInfo.php?allianceId=500051" xlink:type="simple">[wtf]</text:a> <text:a xlink:href="https://s149-en.ogame.gameforge.com/game/index.php?page=galaxy&amp;galaxy=1&amp;system=203&amp;position=6" xlink:type="simple">Doo Ho Choi (-28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1038&amp;ajax=1" xlink:type="simple"> </text:a></text:p>
          </table:table-cell>
          <table:table-cell office:value-type="float" office:value="10.945" calcext:value-type="float">
            <text:p>10.95</text:p>
          </table:table-cell>
        </table:table-row>
        <table:table-row table:style-name="ro3">
          <table:table-cell office:value-type="float" office:value="345" calcext:value-type="float">
            <text:p>345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<text:a xlink:href="https://s149-en.ogame.gameforge.com/game/allianceInfo.php?allianceId=500061" xlink:type="simple">[EXPO]</text:a> <text:a xlink:href="https://s149-en.ogame.gameforge.com/game/index.php?page=galaxy&amp;galaxy=1&amp;system=409&amp;position=10" xlink:type="simple">Renegade Vela (442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2084&amp;ajax=1" xlink:type="simple"> </text:a></text:p>
          </table:table-cell>
          <table:table-cell office:value-type="float" office:value="10.94" calcext:value-type="float">
            <text:p>10.94</text:p>
          </table:table-cell>
        </table:table-row>
        <table:table-row table:style-name="ro3">
          <table:table-cell office:value-type="float" office:value="346" calcext:value-type="float">
            <text:p>346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<text:a xlink:href="https://s149-en.ogame.gameforge.com/game/allianceInfo.php?allianceId=500150" xlink:type="simple">[TBF]</text:a> <text:a xlink:href="https://s149-en.ogame.gameforge.com/game/index.php?page=galaxy&amp;galaxy=1&amp;system=185&amp;position=11" xlink:type="simple">Chancellor Astral (-5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2296&amp;ajax=1" xlink:type="simple"> </text:a></text:p>
          </table:table-cell>
          <table:table-cell office:value-type="float" office:value="10.899" calcext:value-type="float">
            <text:p>10.9</text:p>
          </table:table-cell>
        </table:table-row>
        <table:table-row table:style-name="ro3">
          <table:table-cell office:value-type="float" office:value="347" calcext:value-type="float">
            <text:p>347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<text:a xlink:href="https://s149-en.ogame.gameforge.com/game/allianceInfo.php?allianceId=500001" xlink:type="simple">[ENL]</text:a> <text:a xlink:href="https://s149-en.ogame.gameforge.com/game/index.php?page=galaxy&amp;galaxy=1&amp;system=417&amp;position=12" xlink:type="simple">BlackBird (61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2126&amp;ajax=1" xlink:type="simple"> </text:a></text:p>
          </table:table-cell>
          <table:table-cell office:value-type="float" office:value="10.867" calcext:value-type="float">
            <text:p>10.87</text:p>
          </table:table-cell>
        </table:table-row>
        <table:table-row table:style-name="ro3">
          <table:table-cell office:value-type="float" office:value="348" calcext:value-type="float">
            <text:p>348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<text:a xlink:href="https://s149-en.ogame.gameforge.com/game/allianceInfo.php?allianceId=500154" xlink:type="simple">[Babini]</text:a> <text:a xlink:href="https://s149-en.ogame.gameforge.com/game/index.php?page=galaxy&amp;galaxy=1&amp;system=310&amp;position=6" xlink:type="simple">Hong 10 (3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1584&amp;ajax=1" xlink:type="simple"> </text:a></text:p>
          </table:table-cell>
          <table:table-cell office:value-type="float" office:value="10.854" calcext:value-type="float">
            <text:p>10.85</text:p>
          </table:table-cell>
        </table:table-row>
        <table:table-row table:style-name="ro3">
          <table:table-cell office:value-type="float" office:value="349" calcext:value-type="float">
            <text:p>349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s149-en.ogame.gameforge.com/game/allianceInfo.php?allianceId=500082" xlink:type="simple">[R D]</text:a> <text:a xlink:href="https://s149-en.ogame.gameforge.com/game/index.php?page=galaxy&amp;galaxy=1&amp;system=324&amp;position=6" xlink:type="simple">Mr Blonde (-92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1654&amp;ajax=1" xlink:type="simple"> </text:a></text:p>
          </table:table-cell>
          <table:table-cell office:value-type="float" office:value="10.848" calcext:value-type="float">
            <text:p>10.85</text:p>
          </table:table-cell>
        </table:table-row>
        <table:table-row table:style-name="ro4">
          <table:table-cell office:value-type="float" office:value="350" calcext:value-type="float">
            <text:p>350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<text:a xlink:href="https://s149-en.ogame.gameforge.com/game/index.php?page=galaxy&amp;galaxy=1&amp;system=454&amp;position=10" xlink:type="simple">Enki (-8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2314&amp;ajax=1" xlink:type="simple"> </text:a></text:p>
          </table:table-cell>
          <table:table-cell office:value-type="float" office:value="10.74" calcext:value-type="float">
            <text:p>10.74</text:p>
          </table:table-cell>
        </table:table-row>
        <table:table-row table:style-name="ro3">
          <table:table-cell office:value-type="float" office:value="351" calcext:value-type="float">
            <text:p>351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<text:a xlink:href="https://s149-en.ogame.gameforge.com/game/allianceInfo.php?allianceId=500005" xlink:type="simple">[O_S]</text:a> <text:a xlink:href="https://s149-en.ogame.gameforge.com/game/index.php?page=galaxy&amp;galaxy=1&amp;system=69&amp;position=10" xlink:type="simple">Gianni Morandi (-32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356&amp;ajax=1" xlink:type="simple"> </text:a></text:p>
          </table:table-cell>
          <table:table-cell office:value-type="float" office:value="10.729" calcext:value-type="float">
            <text:p>10.73</text:p>
          </table:table-cell>
        </table:table-row>
        <table:table-row table:style-name="ro3">
          <table:table-cell office:value-type="float" office:value="352" calcext:value-type="float">
            <text:p>352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<text:a xlink:href="https://s149-en.ogame.gameforge.com/game/allianceInfo.php?allianceId=500040" xlink:type="simple">[WCKD]</text:a> <text:a xlink:href="https://s149-en.ogame.gameforge.com/game/index.php?page=galaxy&amp;galaxy=1&amp;system=105&amp;position=8" xlink:type="simple">New Name (190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545&amp;ajax=1" xlink:type="simple"> </text:a></text:p>
          </table:table-cell>
          <table:table-cell office:value-type="float" office:value="10.693" calcext:value-type="float">
            <text:p>10.69</text:p>
          </table:table-cell>
        </table:table-row>
        <table:table-row table:style-name="ro4">
          <table:table-cell office:value-type="float" office:value="353" calcext:value-type="float">
            <text:p>353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<text:a xlink:href="https://s149-en.ogame.gameforge.com/game/index.php?page=galaxy&amp;galaxy=4&amp;system=251&amp;position=7" xlink:type="simple">Betelgeuse (-1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2309&amp;ajax=1" xlink:type="simple"> </text:a></text:p>
          </table:table-cell>
          <table:table-cell office:value-type="float" office:value="10.682" calcext:value-type="float">
            <text:p>10.68</text:p>
          </table:table-cell>
        </table:table-row>
        <table:table-row table:style-name="ro3">
          <table:table-cell office:value-type="float" office:value="354" calcext:value-type="float">
            <text:p>354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<text:a xlink:href="https://s149-en.ogame.gameforge.com/game/allianceInfo.php?allianceId=500009" xlink:type="simple">[B-P]</text:a> <text:a xlink:href="https://s149-en.ogame.gameforge.com/game/index.php?page=galaxy&amp;galaxy=1&amp;system=80&amp;position=10" xlink:type="simple">Sapien (38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417&amp;ajax=1" xlink:type="simple"> </text:a></text:p>
          </table:table-cell>
          <table:table-cell office:value-type="float" office:value="10.679" calcext:value-type="float">
            <text:p>10.68</text:p>
          </table:table-cell>
        </table:table-row>
        <table:table-row table:style-name="ro3">
          <table:table-cell office:value-type="float" office:value="355" calcext:value-type="float">
            <text:p>355</text:p>
          </table:table-cell>
          <table:table-cell office:value-type="float" office:value="-26" calcext:value-type="float">
            <text:p>-26</text:p>
          </table:table-cell>
          <table:table-cell office:value-type="string" calcext:value-type="string">
            <text:p><text:a xlink:href="https://s149-en.ogame.gameforge.com/game/index.php?page=alliance" xlink:type="simple">[V A]</text:a> <text:a xlink:href="https://s149-en.ogame.gameforge.com/game/index.php?page=galaxy&amp;galaxy=1&amp;system=92&amp;position=8" xlink:type="simple">Engineer Ultraviolet (24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477&amp;ajax=1" xlink:type="simple"> </text:a></text:p>
          </table:table-cell>
          <table:table-cell office:value-type="float" office:value="10.678" calcext:value-type="float">
            <text:p>10.68</text:p>
          </table:table-cell>
        </table:table-row>
        <table:table-row table:style-name="ro3">
          <table:table-cell office:value-type="float" office:value="356" calcext:value-type="float">
            <text:p>356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<text:a xlink:href="https://s149-en.ogame.gameforge.com/game/allianceInfo.php?allianceId=500001" xlink:type="simple">[ENL]</text:a> <text:a xlink:href="https://s149-en.ogame.gameforge.com/game/index.php?page=galaxy&amp;galaxy=1&amp;system=420&amp;position=8" xlink:type="simple">Daguy61 (4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2139&amp;ajax=1" xlink:type="simple"> </text:a></text:p>
          </table:table-cell>
          <table:table-cell office:value-type="float" office:value="10.644" calcext:value-type="float">
            <text:p>10.64</text:p>
          </table:table-cell>
        </table:table-row>
        <table:table-row table:style-name="ro3">
          <table:table-cell office:value-type="float" office:value="357" calcext:value-type="float">
            <text:p>35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a xlink:href="https://s149-en.ogame.gameforge.com/game/allianceInfo.php?allianceId=500092" xlink:type="simple">[T-D]</text:a> <text:a xlink:href="https://s149-en.ogame.gameforge.com/game/index.php?page=galaxy&amp;galaxy=1&amp;system=239&amp;position=4" xlink:type="simple">Canista (25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1221&amp;ajax=1" xlink:type="simple"> </text:a></text:p>
          </table:table-cell>
          <table:table-cell office:value-type="float" office:value="10.662" calcext:value-type="float">
            <text:p>10.66</text:p>
          </table:table-cell>
        </table:table-row>
        <table:table-row table:style-name="ro3">
          <table:table-cell office:value-type="float" office:value="358" calcext:value-type="float">
            <text:p>35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a xlink:href="https://s149-en.ogame.gameforge.com/game/allianceInfo.php?allianceId=500047" xlink:type="simple">[HELIX]</text:a> <text:a xlink:href="https://s149-en.ogame.gameforge.com/game/index.php?page=galaxy&amp;galaxy=1&amp;system=212&amp;position=6" xlink:type="simple">Red59X (7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1084&amp;ajax=1" xlink:type="simple"> </text:a></text:p>
          </table:table-cell>
          <table:table-cell office:value-type="float" office:value="10.928" calcext:value-type="float">
            <text:p>10.93</text:p>
          </table:table-cell>
        </table:table-row>
        <table:table-row table:style-name="ro4">
          <table:table-cell office:value-type="float" office:value="359" calcext:value-type="float">
            <text:p>359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<text:a xlink:href="https://s149-en.ogame.gameforge.com/game/index.php?page=galaxy&amp;galaxy=1&amp;system=185&amp;position=4" xlink:type="simple">amg (-10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947&amp;ajax=1" xlink:type="simple"> </text:a></text:p>
          </table:table-cell>
          <table:table-cell office:value-type="float" office:value="10.624" calcext:value-type="float">
            <text:p>10.62</text:p>
          </table:table-cell>
        </table:table-row>
        <table:table-row table:style-name="ro4">
          <table:table-cell office:value-type="float" office:value="360" calcext:value-type="float">
            <text:p>360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<text:a xlink:href="https://s149-en.ogame.gameforge.com/game/index.php?page=galaxy&amp;galaxy=1&amp;system=291&amp;position=4" xlink:type="simple">snake (-86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1486&amp;ajax=1" xlink:type="simple"> </text:a></text:p>
          </table:table-cell>
          <table:table-cell office:value-type="float" office:value="10.587" calcext:value-type="float">
            <text:p>10.59</text:p>
          </table:table-cell>
        </table:table-row>
        <table:table-row table:style-name="ro3">
          <table:table-cell office:value-type="float" office:value="361" calcext:value-type="float">
            <text:p>361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<text:a xlink:href="https://s149-en.ogame.gameforge.com/game/allianceInfo.php?allianceId=500008" xlink:type="simple">[S-A]</text:a> <text:a xlink:href="https://s149-en.ogame.gameforge.com/game/index.php?page=galaxy&amp;galaxy=1&amp;system=9&amp;position=10" xlink:type="simple">TheLoveGiver (5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052&amp;ajax=1" xlink:type="simple"> </text:a></text:p>
          </table:table-cell>
          <table:table-cell office:value-type="float" office:value="10.578" calcext:value-type="float">
            <text:p>10.58</text:p>
          </table:table-cell>
        </table:table-row>
        <table:table-row table:style-name="ro4">
          <table:table-cell office:value-type="float" office:value="362" calcext:value-type="float">
            <text:p>36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<text:a xlink:href="https://s149-en.ogame.gameforge.com/game/index.php?page=galaxy&amp;galaxy=1&amp;system=175&amp;position=6" xlink:type="simple">Walkover (11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898&amp;ajax=1" xlink:type="simple"> </text:a></text:p>
          </table:table-cell>
          <table:table-cell office:value-type="float" office:value="10.557" calcext:value-type="float">
            <text:p>10.56</text:p>
          </table:table-cell>
        </table:table-row>
        <table:table-row table:style-name="ro4">
          <table:table-cell office:value-type="float" office:value="363" calcext:value-type="float">
            <text:p>363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<text:a xlink:href="https://s149-en.ogame.gameforge.com/game/index.php?page=galaxy&amp;galaxy=1&amp;system=110&amp;position=12" xlink:type="simple">Engineer Saros (1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572&amp;ajax=1" xlink:type="simple"> </text:a></text:p>
          </table:table-cell>
          <table:table-cell office:value-type="float" office:value="10.523" calcext:value-type="float">
            <text:p>10.52</text:p>
          </table:table-cell>
        </table:table-row>
        <table:table-row table:style-name="ro3">
          <table:table-cell office:value-type="float" office:value="364" calcext:value-type="float">
            <text:p>364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<text:a xlink:href="https://s149-en.ogame.gameforge.com/game/allianceInfo.php?allianceId=500142" xlink:type="simple">[Trance]</text:a> <text:a xlink:href="https://s149-en.ogame.gameforge.com/game/index.php?page=galaxy&amp;galaxy=1&amp;system=357&amp;position=4" xlink:type="simple">m0rbiD (-124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1819&amp;ajax=1" xlink:type="simple"> </text:a></text:p>
          </table:table-cell>
          <table:table-cell office:value-type="float" office:value="10.516" calcext:value-type="float">
            <text:p>10.52</text:p>
          </table:table-cell>
        </table:table-row>
        <table:table-row table:style-name="ro3">
          <table:table-cell office:value-type="float" office:value="365" calcext:value-type="float">
            <text:p>365</text:p>
          </table:table-cell>
          <table:table-cell office:value-type="float" office:value="-19" calcext:value-type="float">
            <text:p>-19</text:p>
          </table:table-cell>
          <table:table-cell office:value-type="string" calcext:value-type="string">
            <text:p><text:a xlink:href="https://s149-en.ogame.gameforge.com/game/allianceInfo.php?allianceId=500039" xlink:type="simple">[Hungary]</text:a> <text:a xlink:href="https://s149-en.ogame.gameforge.com/game/index.php?page=galaxy&amp;galaxy=1&amp;system=449&amp;position=10" xlink:type="simple">Cannabis (48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2286&amp;ajax=1" xlink:type="simple"> </text:a></text:p>
          </table:table-cell>
          <table:table-cell office:value-type="float" office:value="10.325" calcext:value-type="float">
            <text:p>10.33</text:p>
          </table:table-cell>
        </table:table-row>
        <table:table-row table:style-name="ro3">
          <table:table-cell office:value-type="float" office:value="366" calcext:value-type="float">
            <text:p>366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<text:a xlink:href="https://s149-en.ogame.gameforge.com/game/allianceInfo.php?allianceId=500001" xlink:type="simple">[ENL]</text:a> <text:a xlink:href="https://s149-en.ogame.gameforge.com/game/index.php?page=galaxy&amp;galaxy=2&amp;system=104&amp;position=8" xlink:type="simple">Prisoner 762 (0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542&amp;ajax=1" xlink:type="simple"> </text:a></text:p>
          </table:table-cell>
          <table:table-cell office:value-type="float" office:value="10.314" calcext:value-type="float">
            <text:p>10.31</text:p>
          </table:table-cell>
        </table:table-row>
        <table:table-row table:style-name="ro4">
          <table:table-cell office:value-type="float" office:value="367" calcext:value-type="float">
            <text:p>36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a xlink:href="https://s149-en.ogame.gameforge.com/game/index.php?page=galaxy&amp;galaxy=1&amp;system=162&amp;position=10" xlink:type="simple">Zofo Beedlebrox (116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834&amp;ajax=1" xlink:type="simple"> </text:a></text:p>
          </table:table-cell>
          <table:table-cell office:value-type="float" office:value="10.29" calcext:value-type="float">
            <text:p>10.29</text:p>
          </table:table-cell>
        </table:table-row>
        <table:table-row table:style-name="ro3">
          <table:table-cell office:value-type="float" office:value="368" calcext:value-type="float">
            <text:p>368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<text:a xlink:href="https://s149-en.ogame.gameforge.com/game/allianceInfo.php?allianceId=500139" xlink:type="simple">[donkeys]</text:a> <text:a xlink:href="https://s149-en.ogame.gameforge.com/game/index.php?page=galaxy&amp;galaxy=1&amp;system=363&amp;position=8" xlink:type="simple">SlimJim (11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1851&amp;ajax=1" xlink:type="simple"> </text:a></text:p>
          </table:table-cell>
          <table:table-cell office:value-type="float" office:value="10.257" calcext:value-type="float">
            <text:p>10.26</text:p>
          </table:table-cell>
        </table:table-row>
        <table:table-row table:style-name="ro4">
          <table:table-cell office:value-type="float" office:value="369" calcext:value-type="float">
            <text:p>369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<text:a xlink:href="https://s149-en.ogame.gameforge.com/game/index.php?page=galaxy&amp;galaxy=1&amp;system=282&amp;position=6" xlink:type="simple">jojo (43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1441&amp;ajax=1" xlink:type="simple"> </text:a></text:p>
          </table:table-cell>
          <table:table-cell office:value-type="float" office:value="10.225" calcext:value-type="float">
            <text:p>10.23</text:p>
          </table:table-cell>
        </table:table-row>
        <table:table-row table:style-name="ro4">
          <table:table-cell office:value-type="float" office:value="370" calcext:value-type="float">
            <text:p>370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<text:a xlink:href="https://s149-en.ogame.gameforge.com/game/index.php?page=galaxy&amp;galaxy=1&amp;system=50&amp;position=8" xlink:type="simple">pbs (0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261&amp;ajax=1" xlink:type="simple"> </text:a></text:p>
          </table:table-cell>
          <table:table-cell office:value-type="float" office:value="10.217" calcext:value-type="float">
            <text:p>10.22</text:p>
          </table:table-cell>
        </table:table-row>
        <table:table-row table:style-name="ro4">
          <table:table-cell office:value-type="float" office:value="371" calcext:value-type="float">
            <text:p>371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<text:a xlink:href="https://s149-en.ogame.gameforge.com/game/index.php?page=galaxy&amp;galaxy=1&amp;system=109&amp;position=4" xlink:type="simple">big (0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563&amp;ajax=1" xlink:type="simple"> </text:a></text:p>
          </table:table-cell>
          <table:table-cell office:value-type="float" office:value="10.202" calcext:value-type="float">
            <text:p>10.2</text:p>
          </table:table-cell>
        </table:table-row>
        <table:table-row table:style-name="ro4">
          <table:table-cell office:value-type="float" office:value="372" calcext:value-type="float">
            <text:p>372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s149-en.ogame.gameforge.com/game/index.php?page=galaxy&amp;galaxy=1&amp;system=375&amp;position=7" xlink:type="simple">Binary (-309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1484&amp;ajax=1" xlink:type="simple"> </text:a></text:p>
          </table:table-cell>
          <table:table-cell office:value-type="float" office:value="10.168" calcext:value-type="float">
            <text:p>10.17</text:p>
          </table:table-cell>
        </table:table-row>
        <table:table-row table:style-name="ro3">
          <table:table-cell office:value-type="float" office:value="373" calcext:value-type="float">
            <text:p>373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<text:a xlink:href="https://s149-en.ogame.gameforge.com/game/allianceInfo.php?allianceId=500136" xlink:type="simple">[Galactic]</text:a> <text:a xlink:href="https://s149-en.ogame.gameforge.com/game/index.php?page=galaxy&amp;galaxy=1&amp;system=186&amp;position=6" xlink:type="simple">Spectre (0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953&amp;ajax=1" xlink:type="simple"> </text:a></text:p>
          </table:table-cell>
          <table:table-cell office:value-type="float" office:value="10.162" calcext:value-type="float">
            <text:p>10.16</text:p>
          </table:table-cell>
        </table:table-row>
        <table:table-row table:style-name="ro4">
          <table:table-cell office:value-type="float" office:value="374" calcext:value-type="float">
            <text:p>374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<text:a xlink:href="https://s149-en.ogame.gameforge.com/game/index.php?page=galaxy&amp;galaxy=1&amp;system=43&amp;position=10" xlink:type="simple">Procurator Solar (2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228&amp;ajax=1" xlink:type="simple"> </text:a></text:p>
          </table:table-cell>
          <table:table-cell office:value-type="float" office:value="10.149" calcext:value-type="float">
            <text:p>10.15</text:p>
          </table:table-cell>
        </table:table-row>
        <table:table-row table:style-name="ro4">
          <table:table-cell office:value-type="float" office:value="375" calcext:value-type="float">
            <text:p>375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<text:a xlink:href="https://s149-en.ogame.gameforge.com/game/index.php?page=galaxy&amp;galaxy=1&amp;system=44&amp;position=6" xlink:type="simple">Fate (48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129&amp;ajax=1" xlink:type="simple"> </text:a></text:p>
          </table:table-cell>
          <table:table-cell office:value-type="float" office:value="10.14" calcext:value-type="float">
            <text:p>10.14</text:p>
          </table:table-cell>
        </table:table-row>
        <table:table-row table:style-name="ro3">
          <table:table-cell office:value-type="float" office:value="376" calcext:value-type="float">
            <text:p>376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<text:a xlink:href="https://s149-en.ogame.gameforge.com/game/allianceInfo.php?allianceId=500107" xlink:type="simple">[MofS_BA]</text:a> <text:a xlink:href="https://s149-en.ogame.gameforge.com/game/index.php?page=galaxy&amp;galaxy=1&amp;system=279&amp;position=6" xlink:type="simple">Stalker (33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1426&amp;ajax=1" xlink:type="simple"> </text:a></text:p>
          </table:table-cell>
          <table:table-cell office:value-type="float" office:value="10.137" calcext:value-type="float">
            <text:p>10.14</text:p>
          </table:table-cell>
        </table:table-row>
        <table:table-row table:style-name="ro3">
          <table:table-cell office:value-type="float" office:value="377" calcext:value-type="float">
            <text:p>377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<text:a xlink:href="https://s149-en.ogame.gameforge.com/game/allianceInfo.php?allianceId=500061" xlink:type="simple">[EXPO]</text:a> <text:a xlink:href="https://s149-en.ogame.gameforge.com/game/index.php?page=galaxy&amp;galaxy=1&amp;system=298&amp;position=6" xlink:type="simple">Lord Alpha (-9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1522&amp;ajax=1" xlink:type="simple"> </text:a></text:p>
          </table:table-cell>
          <table:table-cell office:value-type="float" office:value="10.116" calcext:value-type="float">
            <text:p>10.12</text:p>
          </table:table-cell>
        </table:table-row>
        <table:table-row table:style-name="ro3">
          <table:table-cell office:value-type="float" office:value="378" calcext:value-type="float">
            <text:p>378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<text:a xlink:href="https://s149-en.ogame.gameforge.com/game/allianceInfo.php?allianceId=500001" xlink:type="simple">[ENL]</text:a> <text:a xlink:href="https://s149-en.ogame.gameforge.com/game/index.php?page=galaxy&amp;galaxy=1&amp;system=422&amp;position=8" xlink:type="simple">Locutus (-5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2149&amp;ajax=1" xlink:type="simple"> </text:a></text:p>
          </table:table-cell>
          <table:table-cell office:value-type="float" office:value="10.067" calcext:value-type="float">
            <text:p>10.07</text:p>
          </table:table-cell>
        </table:table-row>
        <table:table-row table:style-name="ro4">
          <table:table-cell office:value-type="float" office:value="379" calcext:value-type="float">
            <text:p>379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<text:a xlink:href="https://s149-en.ogame.gameforge.com/game/index.php?page=galaxy&amp;galaxy=1&amp;system=21&amp;position=6" xlink:type="simple">sgnn (0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118&amp;ajax=1" xlink:type="simple"> </text:a></text:p>
          </table:table-cell>
          <table:table-cell office:value-type="float" office:value="10.036" calcext:value-type="float">
            <text:p>10.04</text:p>
          </table:table-cell>
        </table:table-row>
        <table:table-row table:style-name="ro4">
          <table:table-cell office:value-type="float" office:value="380" calcext:value-type="float">
            <text:p>380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<text:a xlink:href="https://s149-en.ogame.gameforge.com/game/index.php?page=galaxy&amp;galaxy=1&amp;system=125&amp;position=10" xlink:type="simple">rhino (22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647&amp;ajax=1" xlink:type="simple"> </text:a></text:p>
          </table:table-cell>
          <table:table-cell office:value-type="float" office:value="10.014" calcext:value-type="float">
            <text:p>10.01</text:p>
          </table:table-cell>
        </table:table-row>
        <table:table-row table:style-name="ro4">
          <table:table-cell office:value-type="float" office:value="381" calcext:value-type="float">
            <text:p>381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<text:a xlink:href="https://s149-en.ogame.gameforge.com/game/index.php?page=galaxy&amp;galaxy=1&amp;system=313&amp;position=8" xlink:type="simple">m4dt3ch (-2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1600&amp;ajax=1" xlink:type="simple"> </text:a></text:p>
          </table:table-cell>
          <table:table-cell office:value-type="float" office:value="10.01" calcext:value-type="float">
            <text:p>10.01</text:p>
          </table:table-cell>
        </table:table-row>
        <table:table-row table:style-name="ro4">
          <table:table-cell office:value-type="float" office:value="382" calcext:value-type="float">
            <text:p>382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<text:a xlink:href="https://s149-en.ogame.gameforge.com/game/index.php?page=galaxy&amp;galaxy=1&amp;system=122&amp;position=6" xlink:type="simple">Emperor Oort (153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630&amp;ajax=1" xlink:type="simple"> </text:a></text:p>
          </table:table-cell>
          <table:table-cell office:value-type="float" office:value="9.973" calcext:value-type="float">
            <text:p>9.97</text:p>
          </table:table-cell>
        </table:table-row>
        <table:table-row table:style-name="ro4">
          <table:table-cell office:value-type="float" office:value="383" calcext:value-type="float">
            <text:p>383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<text:a xlink:href="https://s149-en.ogame.gameforge.com/game/index.php?page=galaxy&amp;galaxy=1&amp;system=310&amp;position=8" xlink:type="simple">Bhodan the Dealer (0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1585&amp;ajax=1" xlink:type="simple"> </text:a></text:p>
          </table:table-cell>
          <table:table-cell office:value-type="float" office:value="9.924" calcext:value-type="float">
            <text:p>9.92</text:p>
          </table:table-cell>
        </table:table-row>
        <table:table-row table:style-name="ro3">
          <table:table-cell office:value-type="float" office:value="384" calcext:value-type="float">
            <text:p>384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<text:a xlink:href="https://s149-en.ogame.gameforge.com/game/allianceInfo.php?allianceId=500001" xlink:type="simple">[ENL]</text:a> <text:a xlink:href="https://s149-en.ogame.gameforge.com/game/index.php?page=galaxy&amp;galaxy=1&amp;system=56&amp;position=12" xlink:type="simple">Kulu (-12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293&amp;ajax=1" xlink:type="simple"> </text:a></text:p>
          </table:table-cell>
          <table:table-cell office:value-type="float" office:value="9.912" calcext:value-type="float">
            <text:p>9.91</text:p>
          </table:table-cell>
        </table:table-row>
        <table:table-row table:style-name="ro4">
          <table:table-cell office:value-type="float" office:value="385" calcext:value-type="float">
            <text:p>385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<text:a xlink:href="https://s149-en.ogame.gameforge.com/game/index.php?page=galaxy&amp;galaxy=1&amp;system=99&amp;position=8" xlink:type="simple">coa (0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514&amp;ajax=1" xlink:type="simple"> </text:a></text:p>
          </table:table-cell>
          <table:table-cell office:value-type="float" office:value="9.903" calcext:value-type="float">
            <text:p>9.9</text:p>
          </table:table-cell>
        </table:table-row>
        <table:table-row table:style-name="ro4">
          <table:table-cell office:value-type="float" office:value="386" calcext:value-type="float">
            <text:p>386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<text:a xlink:href="https://s149-en.ogame.gameforge.com/game/index.php?page=galaxy&amp;galaxy=1&amp;system=125&amp;position=6" xlink:type="simple">Mr_5amour (16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645&amp;ajax=1" xlink:type="simple"> </text:a></text:p>
          </table:table-cell>
          <table:table-cell office:value-type="float" office:value="9.854" calcext:value-type="float">
            <text:p>9.85</text:p>
          </table:table-cell>
        </table:table-row>
        <table:table-row table:style-name="ro4">
          <table:table-cell office:value-type="float" office:value="387" calcext:value-type="float">
            <text:p>387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<text:a xlink:href="https://s149-en.ogame.gameforge.com/game/index.php?page=galaxy&amp;galaxy=1&amp;system=332&amp;position=4" xlink:type="simple">Czar Leto (8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1693&amp;ajax=1" xlink:type="simple"> </text:a></text:p>
          </table:table-cell>
          <table:table-cell office:value-type="float" office:value="9.851" calcext:value-type="float">
            <text:p>9.85</text:p>
          </table:table-cell>
        </table:table-row>
        <table:table-row table:style-name="ro3">
          <table:table-cell office:value-type="float" office:value="388" calcext:value-type="float">
            <text:p>388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<text:a xlink:href="https://s149-en.ogame.gameforge.com/game/allianceInfo.php?allianceId=500015" xlink:type="simple">[GF7]</text:a> <text:a xlink:href="https://s149-en.ogame.gameforge.com/game/index.php?page=galaxy&amp;galaxy=1&amp;system=247&amp;position=6" xlink:type="simple">watswat5 (24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1262&amp;ajax=1" xlink:type="simple"> </text:a></text:p>
          </table:table-cell>
          <table:table-cell office:value-type="float" office:value="9.74" calcext:value-type="float">
            <text:p>9.74</text:p>
          </table:table-cell>
        </table:table-row>
        <table:table-row table:style-name="ro4">
          <table:table-cell office:value-type="float" office:value="389" calcext:value-type="float">
            <text:p>389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<text:a xlink:href="https://s149-en.ogame.gameforge.com/game/index.php?page=galaxy&amp;galaxy=1&amp;system=387&amp;position=4" xlink:type="simple">Simdej (42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1970&amp;ajax=1" xlink:type="simple"> </text:a></text:p>
          </table:table-cell>
          <table:table-cell office:value-type="float" office:value="9.73" calcext:value-type="float">
            <text:p>9.73</text:p>
          </table:table-cell>
        </table:table-row>
        <table:table-row table:style-name="ro4">
          <table:table-cell office:value-type="float" office:value="390" calcext:value-type="float">
            <text:p>390</text:p>
          </table:table-cell>
          <table:table-cell office:value-type="float" office:value="-16" calcext:value-type="float">
            <text:p>-16</text:p>
          </table:table-cell>
          <table:table-cell office:value-type="string" calcext:value-type="string">
            <text:p><text:a xlink:href="https://s149-en.ogame.gameforge.com/game/index.php?page=galaxy&amp;galaxy=1&amp;system=470&amp;position=6" xlink:type="simple">Birdie (-28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2397&amp;ajax=1" xlink:type="simple"> </text:a></text:p>
          </table:table-cell>
          <table:table-cell office:value-type="float" office:value="9.72" calcext:value-type="float">
            <text:p>9.72</text:p>
          </table:table-cell>
        </table:table-row>
        <table:table-row table:style-name="ro3">
          <table:table-cell office:value-type="float" office:value="391" calcext:value-type="float">
            <text:p>391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<text:a xlink:href="https://s149-en.ogame.gameforge.com/game/allianceInfo.php?allianceId=500004" xlink:type="simple">[AFK]</text:a> <text:a xlink:href="https://s149-en.ogame.gameforge.com/game/index.php?page=galaxy&amp;galaxy=1&amp;system=10&amp;position=12" xlink:type="simple">SuRIM (63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058&amp;ajax=1" xlink:type="simple"> </text:a></text:p>
          </table:table-cell>
          <table:table-cell office:value-type="float" office:value="9.706" calcext:value-type="float">
            <text:p>9.71</text:p>
          </table:table-cell>
        </table:table-row>
        <table:table-row table:style-name="ro4">
          <table:table-cell office:value-type="float" office:value="392" calcext:value-type="float">
            <text:p>392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<text:a xlink:href="https://s149-en.ogame.gameforge.com/game/index.php?page=galaxy&amp;galaxy=3&amp;system=444&amp;position=8" xlink:type="simple">Override (5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2250&amp;ajax=1" xlink:type="simple"> </text:a></text:p>
          </table:table-cell>
          <table:table-cell office:value-type="float" office:value="9.695" calcext:value-type="float">
            <text:p>9.7</text:p>
          </table:table-cell>
        </table:table-row>
        <table:table-row table:style-name="ro3">
          <table:table-cell office:value-type="float" office:value="393" calcext:value-type="float">
            <text:p>393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<text:a xlink:href="https://s149-en.ogame.gameforge.com/game/allianceInfo.php?allianceId=500076" xlink:type="simple">[GVI]</text:a> <text:a xlink:href="https://s149-en.ogame.gameforge.com/game/index.php?page=galaxy&amp;galaxy=1&amp;system=294&amp;position=4" xlink:type="simple">Hawk (40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1501&amp;ajax=1" xlink:type="simple"> </text:a></text:p>
          </table:table-cell>
          <table:table-cell office:value-type="float" office:value="9.684" calcext:value-type="float">
            <text:p>9.68</text:p>
          </table:table-cell>
        </table:table-row>
        <table:table-row table:style-name="ro3">
          <table:table-cell office:value-type="float" office:value="394" calcext:value-type="float">
            <text:p>394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<text:a xlink:href="https://s149-en.ogame.gameforge.com/game/allianceInfo.php?allianceId=500039" xlink:type="simple">[Hungary]</text:a> <text:a xlink:href="https://s149-en.ogame.gameforge.com/game/index.php?page=galaxy&amp;galaxy=1&amp;system=445&amp;position=12" xlink:type="simple">XENA (-51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2267&amp;ajax=1" xlink:type="simple"> </text:a></text:p>
          </table:table-cell>
          <table:table-cell office:value-type="float" office:value="9.592" calcext:value-type="float">
            <text:p>9.59</text:p>
          </table:table-cell>
        </table:table-row>
        <table:table-row table:style-name="ro3">
          <table:table-cell office:value-type="float" office:value="395" calcext:value-type="float">
            <text:p>395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<text:a xlink:href="https://s149-en.ogame.gameforge.com/game/allianceInfo.php?allianceId=500027" xlink:type="simple">[NES]</text:a> <text:a xlink:href="https://s149-en.ogame.gameforge.com/game/index.php?page=galaxy&amp;galaxy=1&amp;system=124&amp;position=6" xlink:type="simple">Fulir (0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640&amp;ajax=1" xlink:type="simple"> </text:a></text:p>
          </table:table-cell>
          <table:table-cell office:value-type="float" office:value="9.588" calcext:value-type="float">
            <text:p>9.59</text:p>
          </table:table-cell>
        </table:table-row>
        <table:table-row table:style-name="ro3">
          <table:table-cell office:value-type="float" office:value="396" calcext:value-type="float">
            <text:p>396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<text:a xlink:href="https://s149-en.ogame.gameforge.com/game/allianceInfo.php?allianceId=500107" xlink:type="simple">[MofS_BA]</text:a> <text:a xlink:href="https://s149-en.ogame.gameforge.com/game/index.php?page=galaxy&amp;galaxy=1&amp;system=177&amp;position=10" xlink:type="simple">dzaHo (1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910&amp;ajax=1" xlink:type="simple"> </text:a></text:p>
          </table:table-cell>
          <table:table-cell office:value-type="float" office:value="9.654" calcext:value-type="float">
            <text:p>9.65</text:p>
          </table:table-cell>
        </table:table-row>
        <table:table-row table:style-name="ro4">
          <table:table-cell office:value-type="float" office:value="397" calcext:value-type="float">
            <text:p>397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<text:a xlink:href="https://s149-en.ogame.gameforge.com/game/index.php?page=galaxy&amp;galaxy=1&amp;system=97&amp;position=6" xlink:type="simple">JasonWazza (318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502&amp;ajax=1" xlink:type="simple"> </text:a></text:p>
          </table:table-cell>
          <table:table-cell office:value-type="float" office:value="9.535" calcext:value-type="float">
            <text:p>9.54</text:p>
          </table:table-cell>
        </table:table-row>
        <table:table-row table:style-name="ro3">
          <table:table-cell office:value-type="float" office:value="398" calcext:value-type="float">
            <text:p>398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<text:a xlink:href="https://s149-en.ogame.gameforge.com/game/allianceInfo.php?allianceId=500012" xlink:type="simple">[MNT]</text:a> <text:a xlink:href="https://s149-en.ogame.gameforge.com/game/index.php?page=galaxy&amp;galaxy=1&amp;system=72&amp;position=8" xlink:type="simple">Silvers_Rayleigh (18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374&amp;ajax=1" xlink:type="simple"> </text:a></text:p>
          </table:table-cell>
          <table:table-cell office:value-type="float" office:value="9.482" calcext:value-type="float">
            <text:p>9.48</text:p>
          </table:table-cell>
        </table:table-row>
        <table:table-row table:style-name="ro4">
          <table:table-cell office:value-type="float" office:value="399" calcext:value-type="float">
            <text:p>399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<text:a xlink:href="https://s149-en.ogame.gameforge.com/game/index.php?page=galaxy&amp;galaxy=1&amp;system=12&amp;position=4" xlink:type="simple">executive (8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0067&amp;ajax=1" xlink:type="simple"> </text:a></text:p>
          </table:table-cell>
          <table:table-cell office:value-type="float" office:value="9.465" calcext:value-type="float">
            <text:p>9.47</text:p>
          </table:table-cell>
        </table:table-row>
        <table:table-row table:style-name="ro3">
          <table:table-cell office:value-type="float" office:value="400" calcext:value-type="float">
            <text:p>400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<text:a xlink:href="https://s149-en.ogame.gameforge.com/game/allianceInfo.php?allianceId=500061" xlink:type="simple">[EXPO]</text:a> <text:a xlink:href="https://s149-en.ogame.gameforge.com/game/index.php?page=galaxy&amp;galaxy=1&amp;system=280&amp;position=12" xlink:type="simple">programmer (28)</text:a></text:p>
          </table:table-cell>
          <table:table-cell office:value-type="string" calcext:value-type="string">
            <text:p><text:a xlink:href="javascript:void(0)" xlink:type="simple"> </text:a> <text:a xlink:href="https://s149-en.ogame.gameforge.com/game/index.php?page=buddies&amp;action=7&amp;id=101434&amp;ajax=1" xlink:type="simple"> </text:a></text:p>
          </table:table-cell>
          <table:table-cell office:value-type="float" office:value="9.46" calcext:value-type="float">
            <text:p>9.46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CA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1">0000-00-00</text:date>, <text:time style:data-style-name="N2" text:time-value="22:45:55.66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M33S</meta:editing-duration>
    <meta:editing-cycles>3</meta:editing-cycles>
    <meta:generator>LibreOffice/5.2.5.1$Windows_x86 LibreOffice_project/0312e1a284a7d50ca85a365c316c7abbf20a4d22</meta:generator>
    <dc:date>2017-11-21T22:52:07.471000000</dc:date>
    <meta:document-statistic meta:table-count="3" meta:cell-count="1994" meta:object-count="391"/>
    <meta:user-defined meta:name="Info 1"/>
    <meta:user-defined meta:name="Info 2"/>
    <meta:user-defined meta:name="Info 3"/>
    <meta:user-defined meta:name="Info 4"/>
  </office:meta>
</office:document-meta>
</file>